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78000000533C743D59FE7083B1.png" manifest:media-type="image/png"/>
  <manifest:file-entry manifest:full-path="Pictures/100002010000000A0000000BEEDE7DB86CFCEFE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GothicDemi1" svg:font-family="FranklinGothicDemi"/>
    <style:font-face style:name="FranklinGothicDemi" svg:font-family="FranklinGothicDemi"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35cm" svg:stroke-color="#c9211e" draw:marker-start-width="0.252cm" draw:marker-end-width="0.252cm" draw:fill="solid" draw:textarea-horizontal-align="center" draw:textarea-vertical-align="middle" fo:padding-top="0.017cm" fo:padding-bottom="0.017cm" fo:padding-left="0.017cm" fo:padding-right="0.017cm"/>
    </style:style>
    <style:style style:name="gr2" style:family="graphic" style:parent-style-name="standard">
      <style:graphic-properties draw:stroke="solid" svg:stroke-width="0.011cm" svg:stroke-color="#050505" svg:stroke-opacity="30%" draw:stroke-linejoin="round" svg:stroke-linecap="round" draw:fill="none" fo:padding-top="0.005cm" fo:padding-bottom="0.005cm" fo:padding-left="0.005cm" fo:padding-right="0.005cm"/>
    </style:style>
    <style:style style:name="gr3" style:family="graphic" style:parent-style-name="standard">
      <style:graphic-properties draw:stroke="none" draw:fill="none" draw:textarea-horizontal-align="left" draw:textarea-vertical-align="top" draw:auto-grow-height="true" draw:auto-grow-width="true" fo:min-height="0.142cm" fo:min-width="0.19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42cm" fo:min-width="0.13cm" fo:padding-top="0cm" fo:padding-bottom="0cm" fo:padding-left="0cm" fo:padding-right="0cm"/>
    </style:style>
    <style:style style:name="gr5" style:family="graphic" style:parent-style-name="standard">
      <style:graphic-properties draw:stroke="solid" svg:stroke-width="0.011cm" svg:stroke-color="#030303" draw:stroke-linejoin="round" svg:stroke-linecap="round" draw:fill="none" fo:padding-top="0.005cm" fo:padding-bottom="0.005cm" fo:padding-left="0.005cm" fo:padding-right="0.005cm"/>
    </style:style>
    <style:style style:name="gr6" style:family="graphic" style:parent-style-name="standard">
      <style:graphic-properties draw:stroke="solid" svg:stroke-width="0.011cm" svg:stroke-color="#030303" svg:stroke-opacity="30%" draw:stroke-linejoin="round" svg:stroke-linecap="round" draw:fill="none" fo:padding-top="0.005cm" fo:padding-bottom="0.005cm" fo:padding-left="0.005cm" fo:padding-right="0.005cm"/>
    </style:style>
    <style:style style:name="gr7" style:family="graphic" style:parent-style-name="standard">
      <style:graphic-properties draw:stroke="solid" svg:stroke-width="0.011cm" svg:stroke-color="#030303" svg:stroke-opacity="50%" draw:stroke-linejoin="round" svg:stroke-linecap="round" draw:fill="none" fo:padding-top="0.005cm" fo:padding-bottom="0.005cm" fo:padding-left="0.005cm" fo:padding-right="0.005cm"/>
    </style:style>
    <style:style style:name="gr8" style:family="graphic" style:parent-style-name="standard">
      <style:graphic-properties draw:stroke="solid" svg:stroke-width="0.011cm" svg:stroke-color="#030303" draw:stroke-linejoin="round" svg:stroke-linecap="round" draw:fill="solid" draw:fill-color="#ffffff" draw:opacity="32%" fo:padding-top="0.005cm" fo:padding-bottom="0.005cm" fo:padding-left="0.005cm" fo:padding-right="0.005cm"/>
    </style:style>
    <style:style style:name="gr9" style:family="graphic" style:parent-style-name="standard">
      <style:graphic-properties draw:stroke="solid" svg:stroke-width="0.011cm" svg:stroke-color="#030303" svg:stroke-opacity="40%" draw:stroke-linejoin="round" svg:stroke-linecap="round" draw:fill="none" fo:padding-top="0.005cm" fo:padding-bottom="0.005cm" fo:padding-left="0.005cm" fo:padding-right="0.005cm"/>
    </style:style>
    <style:style style:name="gr10" style:family="graphic" style:parent-style-name="standard">
      <style:graphic-properties draw:stroke="solid" svg:stroke-width="0.011cm" svg:stroke-color="#050505" svg:stroke-opacity="32%" draw:stroke-linejoin="round" svg:stroke-linecap="round" draw:fill="none" fo:padding-top="0.005cm" fo:padding-bottom="0.005cm" fo:padding-left="0.005cm" fo:padding-right="0.005cm"/>
    </style:style>
    <style:style style:name="gr11" style:family="graphic" style:parent-style-name="standard">
      <style:graphic-properties draw:stroke="solid" svg:stroke-width="0.011cm" svg:stroke-color="#030303" svg:stroke-opacity="32%" draw:stroke-linejoin="round" svg:stroke-linecap="round" draw:fill="none" fo:padding-top="0.005cm" fo:padding-bottom="0.005cm" fo:padding-left="0.005cm" fo:padding-right="0.005cm"/>
    </style:style>
    <style:style style:name="gr12" style:family="graphic" style:parent-style-name="standard">
      <style:graphic-properties draw:stroke="solid" svg:stroke-width="0.011cm" svg:stroke-color="#030303" svg:stroke-opacity="100%" draw:stroke-linejoin="round" svg:stroke-linecap="round" draw:fill="none" fo:padding-top="0.005cm" fo:padding-bottom="0.005cm" fo:padding-left="0.005cm" fo:padding-right="0.005cm"/>
    </style:style>
    <style:style style:name="gr13" style:family="graphic" style:parent-style-name="standard">
      <style:graphic-properties draw:stroke="solid" svg:stroke-width="0.011cm" svg:stroke-color="#030303" svg:stroke-opacity="70%" draw:stroke-linejoin="round" svg:stroke-linecap="round" draw:fill="none" fo:padding-top="0.005cm" fo:padding-bottom="0.005cm" fo:padding-left="0.005cm" fo:padding-right="0.005cm"/>
    </style:style>
    <style:style style:name="gr14" style:family="graphic" style:parent-style-name="standard">
      <style:graphic-properties draw:stroke="solid" svg:stroke-width="0.011cm" svg:stroke-color="#030303" svg:stroke-opacity="80%" draw:stroke-linejoin="round" svg:stroke-linecap="round" draw:fill="none" fo:padding-top="0.005cm" fo:padding-bottom="0.005cm" fo:padding-left="0.005cm" fo:padding-right="0.005cm"/>
    </style:style>
    <style:style style:name="gr15" style:family="graphic" style:parent-style-name="standard">
      <style:graphic-properties draw:stroke="solid" svg:stroke-width="0.011cm" svg:stroke-color="#030303" svg:stroke-opacity="80%" draw:stroke-linejoin="round" svg:stroke-linecap="round" draw:fill="solid" draw:fill-color="#b2b2b2" fo:padding-top="0.005cm" fo:padding-bottom="0.005cm" fo:padding-left="0.005cm" fo:padding-right="0.005cm"/>
    </style:style>
    <style:style style:name="gr16" style:family="graphic" style:parent-style-name="standard">
      <style:graphic-properties draw:stroke="solid" svg:stroke-width="0.011cm" svg:stroke-color="#030303" svg:stroke-opacity="60%" draw:stroke-linejoin="round" svg:stroke-linecap="round" draw:fill="solid" draw:fill-color="#b2b2b2" fo:padding-top="0.005cm" fo:padding-bottom="0.005cm" fo:padding-left="0.005cm" fo:padding-right="0.005cm"/>
    </style:style>
    <style:style style:name="gr17" style:family="graphic" style:parent-style-name="standard">
      <style:graphic-properties draw:stroke="solid" svg:stroke-width="0.011cm" svg:stroke-color="#030303" svg:stroke-opacity="70%" draw:stroke-linejoin="round" svg:stroke-linecap="round" draw:fill="solid" draw:fill-color="#b2b2b2" draw:opacity="96%" fo:padding-top="0.005cm" fo:padding-bottom="0.005cm" fo:padding-left="0.005cm" fo:padding-right="0.005cm"/>
    </style:style>
    <style:style style:name="gr18" style:family="graphic" style:parent-style-name="standard">
      <style:graphic-properties draw:stroke="solid" svg:stroke-width="0.011cm" svg:stroke-color="#030303" svg:stroke-opacity="60%" draw:stroke-linejoin="round" svg:stroke-linecap="round" draw:fill="none" fo:padding-top="0.005cm" fo:padding-bottom="0.005cm" fo:padding-left="0.005cm" fo:padding-right="0.005cm"/>
    </style:style>
    <style:style style:name="gr19" style:family="graphic" style:parent-style-name="standard">
      <style:graphic-properties draw:stroke="solid" svg:stroke-width="0.011cm" svg:stroke-color="#030303" svg:stroke-opacity="50%" draw:stroke-linejoin="round" svg:stroke-linecap="round" draw:fill="none" draw:opacity="100%" fo:padding-top="0.005cm" fo:padding-bottom="0.005cm" fo:padding-left="0.005cm" fo:padding-right="0.005cm"/>
    </style:style>
    <style:style style:name="gr20" style:family="graphic" style:parent-style-name="standard">
      <style:graphic-properties draw:stroke="solid" svg:stroke-width="0.011cm" svg:stroke-color="#030303" svg:stroke-opacity="90%" draw:stroke-linejoin="round" svg:stroke-linecap="round" draw:fill="none" fo:padding-top="0.005cm" fo:padding-bottom="0.005cm" fo:padding-left="0.005cm" fo:padding-right="0.005cm"/>
    </style:style>
    <style:style style:name="gr21" style:family="graphic" style:parent-style-name="standard">
      <style:graphic-properties draw:stroke="solid" svg:stroke-width="0.011cm" svg:stroke-color="#050505" svg:stroke-opacity="40%" draw:stroke-linejoin="round" svg:stroke-linecap="round" draw:fill="none" fo:padding-top="0.005cm" fo:padding-bottom="0.005cm" fo:padding-left="0.005cm" fo:padding-right="0.005cm"/>
    </style:style>
    <style:style style:name="gr22" style:family="graphic" style:parent-style-name="standard">
      <style:graphic-properties draw:stroke="solid" svg:stroke-width="0.011cm" svg:stroke-color="#050505" svg:stroke-opacity="30%" draw:stroke-linejoin="round" svg:stroke-linecap="round" draw:fill="none" draw:opacity="29%" fo:padding-top="0.005cm" fo:padding-bottom="0.005cm" fo:padding-left="0.005cm" fo:padding-right="0.005cm"/>
    </style:style>
    <style:style style:name="gr23" style:family="graphic" style:parent-style-name="standard">
      <style:graphic-properties draw:stroke="solid" svg:stroke-width="0.011cm" svg:stroke-color="#050505" draw:stroke-linejoin="round" svg:stroke-linecap="round" draw:fill="none" fo:padding-top="0.005cm" fo:padding-bottom="0.005cm" fo:padding-left="0.005cm" fo:padding-right="0.005cm"/>
    </style:style>
    <style:style style:name="gr24" style:family="graphic" style:parent-style-name="standard">
      <style:graphic-properties draw:stroke="solid" svg:stroke-width="0.011cm" svg:stroke-color="#050505" svg:stroke-opacity="50%" draw:stroke-linejoin="round" svg:stroke-linecap="round" draw:fill="none" fo:padding-top="0.005cm" fo:padding-bottom="0.005cm" fo:padding-left="0.005cm" fo:padding-right="0.005cm"/>
    </style:style>
    <style:style style:name="gr25" style:family="graphic" style:parent-style-name="standard">
      <style:graphic-properties draw:stroke="solid" svg:stroke-width="0.011cm" svg:stroke-color="#050505" svg:stroke-opacity="30%" draw:stroke-linejoin="round" svg:stroke-linecap="round" draw:fill="none" draw:opacity="2%" fo:padding-top="0.005cm" fo:padding-bottom="0.005cm" fo:padding-left="0.005cm" fo:padding-right="0.005cm"/>
    </style:style>
    <style:style style:name="gr26" style:family="graphic" style:parent-style-name="standard">
      <style:graphic-properties draw:stroke="none" draw:fill="none" draw:textarea-horizontal-align="left" draw:textarea-vertical-align="top" draw:auto-grow-height="true" draw:auto-grow-width="true" fo:min-height="0.142cm" fo:min-width="0.105cm" fo:padding-top="0cm" fo:padding-bottom="0cm" fo:padding-left="0cm" fo:padding-right="0cm"/>
    </style:style>
    <style:style style:name="gr27" style:family="graphic" style:parent-style-name="standard">
      <style:graphic-properties draw:stroke="solid" svg:stroke-width="0.016cm" svg:stroke-color="#000000" svg:stroke-opacity="30%" draw:stroke-linejoin="round" svg:stroke-linecap="round" draw:fill="none" fo:padding-top="0.008cm" fo:padding-bottom="0.008cm" fo:padding-left="0.008cm" fo:padding-right="0.008cm"/>
    </style:style>
    <style:style style:name="gr28"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29" style:family="graphic" style:parent-style-name="standard">
      <style:graphic-properties draw:stroke="solid" svg:stroke-width="0.016cm" svg:stroke-color="#000000" draw:stroke-linejoin="round" svg:stroke-linecap="round" draw:fill="solid" draw:fill-color="#b2b2b2" fo:padding-top="0.008cm" fo:padding-bottom="0.008cm" fo:padding-left="0.008cm" fo:padding-right="0.008cm"/>
    </style:style>
    <style:style style:name="gr30" style:family="graphic" style:parent-style-name="standard">
      <style:graphic-properties draw:stroke="solid" svg:stroke-width="0.016cm" svg:stroke-color="#000000" svg:stroke-opacity="40%" draw:stroke-linejoin="round" svg:stroke-linecap="round" draw:fill="none" fo:padding-top="0.008cm" fo:padding-bottom="0.008cm" fo:padding-left="0.008cm" fo:padding-right="0.008cm"/>
    </style:style>
    <style:style style:name="gr31" style:family="graphic" style:parent-style-name="standard">
      <style:graphic-properties draw:stroke="solid" svg:stroke-width="0.016cm" svg:stroke-color="#000000" svg:stroke-opacity="50%" draw:stroke-linejoin="round" svg:stroke-linecap="round" draw:fill="none" fo:padding-top="0.008cm" fo:padding-bottom="0.008cm" fo:padding-left="0.008cm" fo:padding-right="0.008cm"/>
    </style:style>
    <style:style style:name="gr32" style:family="graphic" style:parent-style-name="standard">
      <style:graphic-properties draw:stroke="none" draw:fill="none" draw:textarea-horizontal-align="left" draw:textarea-vertical-align="top" draw:auto-grow-height="true" draw:auto-grow-width="true" fo:min-height="0.267cm" fo:min-width="0.252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296cm" fo:min-width="0.269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96cm" fo:min-width="0.243cm" fo:padding-top="0cm" fo:padding-bottom="0cm" fo:padding-left="0cm" fo:padding-right="0cm"/>
    </style:style>
    <style:style style:name="gr35"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36" style:family="graphic" style:parent-style-name="standard">
      <style:graphic-properties draw:stroke="solid" svg:stroke-width="0.011cm" svg:stroke-color="#000000" draw:stroke-linejoin="round" svg:stroke-linecap="round" draw:fill="solid" draw:fill-color="#999999" fo:padding-top="0.005cm" fo:padding-bottom="0.005cm" fo:padding-left="0.005cm" fo:padding-right="0.005cm"/>
    </style:style>
    <style:style style:name="gr37" style:family="graphic" style:parent-style-name="standard">
      <style:graphic-properties draw:stroke="solid" svg:stroke-width="0.016cm" svg:stroke-color="#000000" draw:marker-start-width="0.207cm" draw:marker-end-width="0.207cm" draw:stroke-linejoin="round" svg:stroke-linecap="round" draw:fill="solid" draw:fill-color="#ff0000" draw:opacity="50%" fo:padding-top="0.008cm" fo:padding-bottom="0.008cm" fo:padding-left="0.008cm" fo:padding-right="0.008cm"/>
    </style:style>
    <style:style style:name="gr38" style:family="graphic" style:parent-style-name="standard">
      <style:graphic-properties draw:stroke="solid" svg:stroke-width="0.011cm" svg:stroke-color="#000000" svg:stroke-opacity="30%" draw:stroke-linejoin="round" svg:stroke-linecap="round" draw:fill="none" fo:padding-top="0.005cm" fo:padding-bottom="0.005cm" fo:padding-left="0.005cm" fo:padding-right="0.005cm"/>
    </style:style>
    <style:style style:name="gr39" style:family="graphic" style:parent-style-name="standard">
      <style:graphic-properties draw:stroke="none" draw:fill="none" draw:textarea-horizontal-align="left" draw:textarea-vertical-align="top" draw:auto-grow-height="true" draw:auto-grow-width="true" fo:min-height="0.275cm" fo:min-width="0.208cm" fo:padding-top="0cm" fo:padding-bottom="0cm" fo:padding-left="0cm" fo:padding-right="0cm"/>
    </style:style>
    <style:style style:name="gr40" style:family="graphic" style:parent-style-name="standard">
      <style:graphic-properties draw:stroke="solid" svg:stroke-width="0.016cm" svg:stroke-color="#000000" draw:stroke-linejoin="round" svg:stroke-linecap="round" draw:fill="solid" draw:fill-color="#ffffff" fo:padding-top="0.008cm" fo:padding-bottom="0.008cm" fo:padding-left="0.008cm" fo:padding-right="0.008cm"/>
    </style:style>
    <style:style style:name="gr41" style:family="graphic" style:parent-style-name="standard">
      <style:graphic-properties draw:stroke="solid" svg:stroke-width="0.016cm" svg:stroke-color="#000000" draw:stroke-linejoin="round" svg:stroke-linecap="round" draw:fill="solid" draw:fill-color="#ff0000" draw:opacity="50%" fo:padding-top="0.008cm" fo:padding-bottom="0.008cm" fo:padding-left="0.008cm" fo:padding-right="0.008cm"/>
    </style:style>
    <style:style style:name="gr42" style:family="graphic" style:parent-style-name="standard">
      <style:graphic-properties draw:stroke="solid" svg:stroke-width="0.016cm" svg:stroke-color="#000000" draw:stroke-linejoin="round" svg:stroke-linecap="round" draw:fill="solid" draw:fill-color="#ffff6d" draw:opacity="67%" fo:padding-top="0.008cm" fo:padding-bottom="0.008cm" fo:padding-left="0.008cm" fo:padding-right="0.008cm"/>
    </style:style>
    <style:style style:name="gr43" style:family="graphic" style:parent-style-name="standard">
      <style:graphic-properties draw:stroke="none" draw:fill="none" draw:textarea-horizontal-align="left" draw:textarea-vertical-align="top" draw:auto-grow-height="true" draw:auto-grow-width="true" fo:min-height="0.296cm" fo:min-width="0.2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96cm" fo:min-width="0.27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96cm" fo:min-width="0.527cm" fo:padding-top="0cm" fo:padding-bottom="0cm" fo:padding-left="0cm" fo:padding-right="0cm"/>
    </style:style>
    <style:style style:name="gr46" style:family="graphic" style:parent-style-name="standard">
      <style:graphic-properties draw:stroke="solid" svg:stroke-width="0.016cm" svg:stroke-color="#000000" draw:stroke-linejoin="round" svg:stroke-linecap="round" draw:fill="solid" draw:fill-color="#eeeeee" fo:padding-top="0.008cm" fo:padding-bottom="0.008cm" fo:padding-left="0.008cm" fo:padding-right="0.008cm"/>
    </style:style>
    <style:style style:name="gr4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8" style:family="graphic" style:parent-style-name="standard">
      <style:graphic-properties draw:stroke="none" draw:fill="solid" draw:fill-color="#000000"/>
    </style:style>
    <style:style style:name="gr49" style:family="graphic" style:parent-style-name="standard">
      <style:graphic-properties draw:stroke="solid" svg:stroke-width="0.011cm" svg:stroke-color="#000000" draw:stroke-linejoin="round" svg:stroke-linecap="round" draw:fill="solid" draw:fill-color="#eeeeee" fo:padding-top="0.005cm" fo:padding-bottom="0.005cm" fo:padding-left="0.005cm" fo:padding-right="0.005cm"/>
    </style:style>
    <style:style style:name="gr50" style:family="graphic" style:parent-style-name="standard">
      <style:graphic-properties draw:stroke="none" draw:fill="solid" draw:fill-color="#eeeeee"/>
    </style:style>
    <style:style style:name="gr51" style:family="graphic" style:parent-style-name="standard">
      <style:graphic-properties draw:stroke="solid" svg:stroke-width="0.011cm" svg:stroke-color="#000000" draw:stroke-linejoin="round" svg:stroke-linecap="round" draw:fill="solid" draw:fill-color="#dddddd" fo:padding-top="0.005cm" fo:padding-bottom="0.005cm" fo:padding-left="0.005cm" fo:padding-right="0.005cm"/>
    </style:style>
    <style:style style:name="gr52"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53" style:family="graphic" style:parent-style-name="standard">
      <style:graphic-properties draw:stroke="solid" svg:stroke-width="0.033cm" svg:stroke-color="#ca1517" draw:stroke-linejoin="round" svg:stroke-linecap="round" draw:fill="solid" draw:fill-color="#ffffff" fo:padding-top="0.016cm" fo:padding-bottom="0.016cm" fo:padding-left="0.016cm" fo:padding-right="0.016cm"/>
    </style:style>
    <style:style style:name="gr54" style:family="graphic" style:parent-style-name="standard">
      <style:graphic-properties draw:stroke="none" draw:fill="none" draw:textarea-horizontal-align="left" draw:textarea-vertical-align="top" draw:auto-grow-height="true" draw:auto-grow-width="true" fo:min-height="0.382cm" fo:min-width="0.273cm" fo:padding-top="0cm" fo:padding-bottom="0cm" fo:padding-left="0cm" fo:padding-right="0cm"/>
    </style:style>
    <style:style style:name="gr55" style:family="graphic" style:parent-style-name="standard">
      <style:graphic-properties draw:stroke="solid" svg:stroke-width="0.035cm" svg:stroke-color="#ca1517" draw:marker-start-width="0.203cm" draw:marker-end-width="0.203cm" draw:stroke-linejoin="round" svg:stroke-linecap="round" draw:fill="none" fo:padding-top="0.017cm" fo:padding-bottom="0.017cm" fo:padding-left="0.017cm" fo:padding-right="0.017cm"/>
    </style:style>
    <style:style style:name="gr56" style:family="graphic" style:parent-style-name="standard">
      <style:graphic-properties draw:stroke="none" draw:fill="none" draw:textarea-horizontal-align="left" draw:textarea-vertical-align="top" draw:auto-grow-height="true" draw:auto-grow-width="true" fo:min-height="0.382cm" fo:min-width="0.315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false" fo:min-height="0.9cm" fo:min-width="0cm"/>
    </style:style>
    <style:style style:name="gr58" style:family="graphic" style:parent-style-name="standard">
      <style:graphic-properties draw:stroke="none" svg:stroke-color="#000000" draw:fill="none" draw:fill-color="#ffffff" draw:textarea-horizontal-align="left" draw:textarea-vertical-align="middle" draw:auto-grow-height="true" draw:auto-grow-width="true" fo:min-height="0.644cm" fo:min-width="1.591cm"/>
    </style:style>
    <style:style style:name="gr59"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60"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453cm" fo:min-width="0.112cm" fo:padding-top="0.017cm" fo:padding-bottom="0.017cm" fo:padding-left="0.017cm" fo:padding-right="0.017cm"/>
    </style:style>
    <style:style style:name="gr61"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571cm" fo:min-width="0.264cm" fo:padding-top="0.017cm" fo:padding-bottom="0.017cm" fo:padding-left="0.017cm" fo:padding-right="0.017cm"/>
    </style:style>
    <style:style style:name="gr62" style:family="graphic" style:parent-style-name="objectwithoutfill">
      <style:graphic-properties svg:stroke-width="0.053cm" svg:stroke-color="#c9211e" draw:marker-start="Circle" draw:marker-start-width="0.279cm" draw:marker-end="" draw:marker-end-width="0.279cm" draw:fill="solid" draw:textarea-horizontal-align="center" draw:textarea-vertical-align="middle" fo:padding-top="0.026cm" fo:padding-bottom="0.026cm" fo:padding-left="0.026cm" fo:padding-right="0.026cm"/>
    </style:style>
    <style:style style:name="gr63" style:family="graphic" style:parent-style-name="standard">
      <style:graphic-properties draw:stroke="none" draw:fill="none" draw:textarea-horizontal-align="left" draw:textarea-vertical-align="top" draw:auto-grow-height="true" draw:auto-grow-width="true" fo:min-height="0.382cm" fo:min-width="0.313cm" fo:padding-top="0cm" fo:padding-bottom="0cm" fo:padding-left="0cm" fo:padding-right="0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644cm" fo:min-width="1.691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684cm" fo:min-width="1.691cm"/>
    </style:style>
    <style:style style:name="gr66" style:family="graphic" style:parent-style-name="standard">
      <style:graphic-properties draw:stroke="none" draw:fill="none" draw:textarea-horizontal-align="left" draw:textarea-vertical-align="top" draw:auto-grow-height="true" draw:auto-grow-width="true" fo:min-height="0.381cm" fo:min-width="0.294cm" fo:padding-top="0cm" fo:padding-bottom="0cm" fo:padding-left="0cm" fo:padding-right="0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636cm" fo:min-width="1.26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389cm" fo:min-width="2.089cm"/>
    </style:style>
    <style:style style:name="gr69" style:family="graphic" style:parent-style-name="standard">
      <style:graphic-properties draw:stroke="none" draw:fill="none" draw:textarea-horizontal-align="left" draw:textarea-vertical-align="top" draw:auto-grow-height="true" draw:auto-grow-width="true" fo:min-height="0.382cm" fo:min-width="0.303cm" fo:padding-top="0cm" fo:padding-bottom="0cm" fo:padding-left="0cm" fo:padding-right="0cm"/>
    </style:style>
    <style:style style:name="gr70" style:family="graphic" style:parent-style-name="objectwithoutfill">
      <style:graphic-properties svg:stroke-width="0.053cm" svg:stroke-color="#c9211e" draw:marker-start="" draw:marker-start-width="0.279cm" draw:marker-end="Circle" draw:marker-end-width="0.279cm" draw:fill="solid" draw:textarea-horizontal-align="center" draw:textarea-vertical-align="middle" fo:padding-top="0.026cm" fo:padding-bottom="0.026cm" fo:padding-left="0.026cm" fo:padding-right="0.026cm"/>
    </style:style>
    <style:style style:name="gr71"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942cm" fo:min-width="5.134cm" fo:padding-top="0.014cm" fo:padding-bottom="0.014cm" fo:padding-left="0.014cm" fo:padding-right="0.014cm"/>
    </style:style>
    <style:style style:name="gr72"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067cm" fo:min-width="3.472cm" fo:padding-top="0.014cm" fo:padding-bottom="0.014cm" fo:padding-left="0.014cm" fo:padding-right="0.014cm"/>
    </style:style>
    <style:style style:name="gr73" style:family="graphic" style:parent-style-name="standard">
      <style:graphic-properties draw:stroke="none" draw:fill-color="#dee6ef" draw:textarea-horizontal-align="justify" draw:textarea-vertical-align="middle" draw:auto-grow-height="false" fo:min-height="2.416cm" fo:min-width="0.045cm"/>
    </style:style>
    <style:style style:name="gr74" style:family="graphic" style:parent-style-name="standard">
      <style:graphic-properties draw:stroke="none" draw:fill-color="#dee6ef" draw:textarea-horizontal-align="justify" draw:textarea-vertical-align="middle" draw:auto-grow-height="false" fo:min-height="0.1cm" fo:min-width="3.585cm"/>
    </style:style>
    <style:style style:name="gr75" style:family="graphic" style:parent-style-name="standard">
      <style:graphic-properties draw:stroke="none" draw:fill="none" draw:textarea-horizontal-align="left" draw:textarea-vertical-align="top" draw:auto-grow-height="true" draw:auto-grow-width="true" fo:min-height="0.382cm" fo:min-width="0.298cm" fo:padding-top="0cm" fo:padding-bottom="0cm" fo:padding-left="0cm" fo:padding-right="0cm"/>
    </style:style>
    <style:style style:name="gr76" style:family="graphic" style:parent-style-name="objectwithoutfill">
      <style:graphic-properties svg:stroke-width="0.035cm" svg:stroke-color="#c9211e" draw:marker-start="" draw:marker-start-width="0.252cm" draw:marker-end="Circle" draw:marker-end-width="0.252cm" draw:fill="solid" draw:textarea-horizontal-align="center" draw:textarea-vertical-align="middle" fo:padding-top="0.017cm" fo:padding-bottom="0.017cm" fo:padding-left="0.017cm" fo:padding-right="0.017cm"/>
    </style:style>
    <style:style style:name="gr77" style:family="graphic" style:parent-style-name="objectwithoutfill">
      <style:graphic-properties svg:stroke-width="0.035cm" svg:stroke-color="#c9211e" draw:marker-start="" draw:marker-start-width="0.252cm" draw:marker-end="" draw:marker-end-width="0.252cm" draw:fill="solid" draw:textarea-horizontal-align="center" draw:textarea-vertical-align="middle" fo:padding-top="0.017cm" fo:padding-bottom="0.017cm" fo:padding-left="0.017cm" fo:padding-right="0.017cm"/>
    </style:style>
    <style:style style:name="gr78" style:family="graphic" style:parent-style-name="standard">
      <style:graphic-properties draw:stroke="none" draw:fill="none" draw:textarea-horizontal-align="left" draw:textarea-vertical-align="top" draw:auto-grow-height="true" draw:auto-grow-width="true" fo:min-height="0.382cm" fo:min-width="0.362cm" fo:padding-top="0cm" fo:padding-bottom="0cm" fo:padding-left="0cm" fo:padding-right="0cm"/>
    </style:style>
    <style:style style:name="gr79" style:family="graphic" style:parent-style-name="standard">
      <style:graphic-properties draw:stroke="solid" svg:stroke-width="0.011cm" svg:stroke-color="#050505" svg:stroke-opacity="30%" draw:stroke-linejoin="round" svg:stroke-linecap="round" draw:fill="none" draw:opacity="18%" fo:padding-top="0.005cm" fo:padding-bottom="0.005cm" fo:padding-left="0.005cm" fo:padding-right="0.005cm"/>
    </style:style>
    <style:style style:name="gr80" style:family="graphic" style:parent-style-name="objectwithoutfill">
      <style:graphic-properties svg:stroke-width="0.011cm" svg:stroke-color="#666666" draw:marker-start-width="0.216cm" draw:marker-end-width="0.216cm" svg:stroke-opacity="30%" draw:fill="solid" draw:textarea-horizontal-align="center" draw:textarea-vertical-align="middle" fo:padding-top="0.005cm" fo:padding-bottom="0.005cm" fo:padding-left="0.005cm" fo:padding-right="0.005cm"/>
    </style:style>
    <style:style style:name="gr81"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4.172cm" fo:min-width="7.272cm" fo:padding-top="0.014cm" fo:padding-bottom="0.014cm" fo:padding-left="0.014cm" fo:padding-right="0.014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71cm" fo:min-width="2.161cm"/>
    </style:style>
    <style:style style:name="gr83" style:family="graphic" style:parent-style-name="standard">
      <style:graphic-properties draw:stroke="solid" svg:stroke-width="0.011cm" svg:stroke-color="#050505" svg:stroke-opacity="40%" draw:stroke-linejoin="round" svg:stroke-linecap="round" draw:fill="none" draw:opacity="18%" fo:padding-top="0.005cm" fo:padding-bottom="0.005cm" fo:padding-left="0.005cm" fo:padding-right="0.005cm"/>
    </style:style>
    <style:style style:name="gr84" style:family="graphic" style:parent-style-name="standard">
      <style:graphic-properties svg:stroke-width="0.028cm" svg:stroke-color="#666666" draw:marker-start-width="0.242cm" draw:marker-end-width="0.242cm" draw:fill-color="#dde8cb" draw:textarea-horizontal-align="justify" draw:textarea-vertical-align="middle" draw:auto-grow-height="false" fo:min-height="2.305cm" fo:min-width="10.918cm" fo:padding-top="0.014cm" fo:padding-bottom="0.014cm" fo:padding-left="0.014cm" fo:padding-right="0.014cm"/>
    </style:style>
    <style:style style:name="gr85" style:family="graphic" style:parent-style-name="standard">
      <style:graphic-properties draw:stroke="none" svg:stroke-color="#000000" draw:fill="none" draw:fill-color="#ffffff" draw:textarea-horizontal-align="left" draw:auto-grow-height="true" draw:auto-grow-width="false" fo:min-height="0.39cm" fo:min-width="0cm"/>
    </style:style>
    <style:style style:name="gr86" style:family="graphic" style:parent-style-name="standard">
      <style:graphic-properties draw:stroke="none" draw:fill="none" draw:textarea-horizontal-align="left" draw:textarea-vertical-align="top" draw:auto-grow-height="true" draw:auto-grow-width="true" fo:min-height="0.378cm" fo:min-width="0.315cm" fo:padding-top="0cm" fo:padding-bottom="0cm" fo:padding-left="0cm" fo:padding-right="0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71cm" fo:min-width="1.691cm"/>
    </style:style>
    <style:style style:name="gr88" style:family="graphic" style:parent-style-name="standard">
      <style:graphic-properties svg:stroke-width="0.028cm" svg:stroke-color="#666666" draw:marker-start-width="0.242cm" draw:marker-end-width="0.242cm" draw:fill-color="#f7d1d5" draw:textarea-horizontal-align="justify" draw:textarea-vertical-align="middle" draw:auto-grow-height="false" fo:min-height="2.305cm" fo:min-width="10.918cm" fo:padding-top="0.014cm" fo:padding-bottom="0.014cm" fo:padding-left="0.014cm" fo:padding-right="0.014cm"/>
    </style:style>
    <style:style style:name="gr89" style:family="graphic" style:parent-style-name="standard">
      <style:graphic-properties draw:stroke="none" draw:fill="none" draw:textarea-horizontal-align="left" draw:textarea-vertical-align="top" draw:auto-grow-height="true" draw:auto-grow-width="true" fo:min-height="0.326cm" fo:min-width="1.098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82cm" fo:min-width="0.253cm" fo:padding-top="0cm" fo:padding-bottom="0cm" fo:padding-left="0cm" fo:padding-right="0cm"/>
    </style:style>
    <style:style style:name="gr91"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1.101cm" fo:min-width="1.101cm" fo:padding-top="0.017cm" fo:padding-bottom="0.017cm" fo:padding-left="0.017cm" fo:padding-right="0.017cm"/>
    </style:style>
    <style:style style:name="gr92"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1.067cm" fo:min-width="1.067cm" fo:padding-top="0.017cm" fo:padding-bottom="0.017cm" fo:padding-left="0.017cm" fo:padding-right="0.017cm"/>
    </style:style>
    <style:style style:name="P1" style:family="paragraph">
      <loext:graphic-properties draw:fill="solid"/>
      <style:paragraph-properties fo:text-align="center"/>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3.5pt" style:font-size-asian="3.5pt" style:font-size-complex="3.5pt"/>
    </style:style>
    <style:style style:name="P5" style:family="paragraph">
      <loext:graphic-properties draw:fill="solid" draw:fill-color="#ffffff" draw:opacity="32%"/>
    </style:style>
    <style:style style:name="P6" style:family="paragraph">
      <loext:graphic-properties draw:fill="solid" draw:fill-color="#b2b2b2"/>
    </style:style>
    <style:style style:name="P7" style:family="paragraph">
      <loext:graphic-properties draw:fill="solid" draw:fill-color="#b2b2b2" draw:opacity="96%"/>
    </style:style>
    <style:style style:name="P8" style:family="paragraph">
      <loext:graphic-properties draw:fill="none" draw:opacity="100%"/>
    </style:style>
    <style:style style:name="P9" style:family="paragraph">
      <loext:graphic-properties draw:fill="none" draw:opacity="29%"/>
    </style:style>
    <style:style style:name="P10" style:family="paragraph">
      <loext:graphic-properties draw:fill="none" draw:opacity="2%"/>
    </style:style>
    <style:style style:name="P11" style:family="paragraph">
      <loext:graphic-properties draw:fill="none"/>
      <style:paragraph-properties fo:text-align="start" style:writing-mode="lr-tb"/>
      <style:text-properties fo:font-size="6.69999980926514pt" style:font-size-asian="6.59999990463257pt" style:font-size-complex="6.59999990463257pt"/>
    </style:style>
    <style:style style:name="P12" style:family="paragraph">
      <loext:graphic-properties draw:fill="none"/>
      <style:paragraph-properties fo:text-align="start" style:writing-mode="lr-tb"/>
      <style:text-properties fo:font-size="7.40000009536743pt" style:font-size-asian="7.30000019073486pt" style:font-size-complex="7.30000019073486pt"/>
    </style:style>
    <style:style style:name="P13" style:family="paragraph">
      <loext:graphic-properties draw:fill="solid" draw:fill-color="#999999"/>
    </style:style>
    <style:style style:name="P14" style:family="paragraph">
      <loext:graphic-properties draw:fill="solid" draw:fill-color="#ff0000" draw:opacity="50%"/>
    </style:style>
    <style:style style:name="P15" style:family="paragraph">
      <loext:graphic-properties draw:fill="none"/>
      <style:paragraph-properties fo:text-align="start" style:writing-mode="lr-tb"/>
      <style:text-properties fo:font-size="7pt" style:font-size-asian="6.90000009536743pt" style:font-size-complex="6.90000009536743pt"/>
    </style:style>
    <style:style style:name="P16" style:family="paragraph">
      <loext:graphic-properties draw:fill="solid" draw:fill-color="#ffffff"/>
    </style:style>
    <style:style style:name="P17" style:family="paragraph">
      <loext:graphic-properties draw:fill="solid" draw:fill-color="#ffff6d" draw:opacity="67%"/>
    </style:style>
    <style:style style:name="P18" style:family="paragraph">
      <loext:graphic-properties draw:fill="solid" draw:fill-color="#eeeeee"/>
    </style:style>
    <style:style style:name="P19" style:family="paragraph">
      <loext:graphic-properties draw:fill="solid" draw:fill-color="#000000"/>
    </style:style>
    <style:style style:name="P20" style:family="paragraph">
      <loext:graphic-properties draw:fill="solid" draw:fill-color="#dddddd"/>
    </style:style>
    <style:style style:name="P21" style:family="paragraph">
      <loext:graphic-properties draw:fill="solid" draw:fill-color="#eeeeee"/>
      <style:text-properties fo:font-size="24.2999992370605pt"/>
    </style:style>
    <style:style style:name="P22" style:family="paragraph">
      <loext:graphic-properties draw:fill="none"/>
      <style:paragraph-properties fo:text-align="start" style:writing-mode="lr-tb"/>
      <style:text-properties fo:font-size="9.60000038146973pt" style:font-size-asian="9.5pt" style:font-size-complex="9.5pt"/>
    </style:style>
    <style:style style:name="P23" style:family="paragraph">
      <style:paragraph-properties fo:text-align="end"/>
    </style:style>
    <style:style style:name="P24" style:family="paragraph">
      <loext:graphic-properties draw:fill="none" draw:fill-color="#ffffff"/>
      <style:paragraph-properties fo:text-align="end"/>
      <style:text-properties style:font-name="Bahnschrift SemiBold1" fo:font-size="20pt" fo:font-weight="bold" style:font-size-asian="12pt" style:font-weight-asian="bold" style:font-size-complex="12pt" style:font-weight-complex="bold"/>
    </style:style>
    <style:style style:name="P25" style:family="paragraph">
      <style:paragraph-properties fo:text-align="center"/>
    </style:style>
    <style:style style:name="P26" style:family="paragraph">
      <loext:graphic-properties draw:fill="none" draw:fill-color="#ffffff"/>
      <style:paragraph-properties fo:text-align="center"/>
      <style:text-properties style:font-name="Bahnschrift" fo:font-size="12.1000003814697pt" fo:font-weight="bold" style:font-size-asian="12pt" style:font-weight-asian="bold" style:font-size-complex="12pt" style:font-weight-complex="bold"/>
    </style:style>
    <style:style style:name="P27" style:family="paragraph">
      <loext:graphic-properties draw:fill="none" draw:fill-color="#ffffff"/>
      <style:text-properties style:font-name="Bahnschrift SemiBold1" fo:font-size="12.1000003814697pt" fo:font-weight="bold" style:font-size-asian="12pt" style:font-weight-asian="bold" style:font-size-complex="12pt" style:font-weight-complex="bold"/>
    </style:style>
    <style:style style:name="P28" style:family="paragraph">
      <loext:graphic-properties draw:fill-color="#ffffff"/>
      <style:paragraph-properties fo:text-align="center"/>
    </style:style>
    <style:style style:name="P29" style:family="paragraph">
      <loext:graphic-properties draw:fill="none" draw:fill-color="#ffffff"/>
      <style:paragraph-properties fo:text-align="center"/>
      <style:text-properties style:font-name="Bahnschrift" fo:font-size="8.10000038146973pt" fo:font-weight="bold" style:font-size-asian="8pt" style:font-weight-asian="bold" style:font-size-complex="8pt" style:font-weight-complex="bold"/>
    </style:style>
    <style:style style:name="P30" style:family="paragraph">
      <loext:graphic-properties draw:fill="none"/>
      <style:paragraph-properties fo:text-align="start" style:writing-mode="lr-tb"/>
      <style:text-properties fo:font-size="9.5pt" style:font-size-asian="9.5pt" style:font-size-complex="9.5pt"/>
    </style:style>
    <style:style style:name="P31" style:family="paragraph">
      <loext:graphic-properties draw:fill="none" draw:fill-color="#ffffff"/>
      <style:paragraph-properties fo:text-align="center"/>
      <style:text-properties style:font-name="Bahnschrift" fo:font-size="8pt" fo:font-weight="bold" style:font-size-asian="8pt" style:font-weight-asian="bold" style:font-size-complex="8pt" style:font-weight-complex="bold"/>
    </style:style>
    <style:style style:name="P32" style:family="paragraph">
      <loext:graphic-properties draw:fill-color="#dee6ef"/>
      <style:paragraph-properties fo:margin-left="0cm" fo:margin-right="0cm" fo:text-align="center" fo:text-indent="0cm"/>
    </style:style>
    <style:style style:name="P33" style:family="paragraph">
      <loext:graphic-properties draw:fill-color="#dee6ef"/>
      <style:paragraph-properties fo:text-align="center"/>
    </style:style>
    <style:style style:name="P34" style:family="paragraph">
      <loext:graphic-properties draw:fill="none" draw:opacity="18%"/>
    </style:style>
    <style:style style:name="P35" style:family="paragraph">
      <style:paragraph-properties fo:text-align="start"/>
    </style:style>
    <style:style style:name="P36" style:family="paragraph">
      <loext:graphic-properties draw:fill="none" draw:fill-color="#ffffff"/>
      <style:paragraph-properties fo:text-align="start"/>
      <style:text-properties style:font-name="Bahnschrift" fo:font-size="13.1000003814697pt" fo:font-weight="bold" style:font-size-asian="13pt" style:font-weight-asian="bold" style:font-size-complex="13pt" style:font-weight-complex="bold"/>
    </style:style>
    <style:style style:name="P37" style:family="paragraph">
      <loext:graphic-properties draw:fill-color="#dde8cb"/>
      <style:paragraph-properties fo:text-align="center"/>
    </style:style>
    <style:style style:name="P38" style:family="paragraph">
      <loext:graphic-properties draw:fill="none" draw:fill-color="#ffffff"/>
      <style:text-properties style:font-name="Bahnschrift SemiBold1" fo:font-size="11pt" fo:font-weight="bold" style:font-size-asian="12pt" style:font-weight-asian="bold" style:font-size-complex="12pt" style:font-weight-complex="bold"/>
    </style:style>
    <style:style style:name="P39" style:family="paragraph">
      <loext:graphic-properties draw:fill="none"/>
      <style:text-properties fo:font-size="9.5pt" style:font-size-asian="9.5pt" style:font-size-complex="9.5pt"/>
    </style:style>
    <style:style style:name="P40" style:family="paragraph">
      <loext:graphic-properties draw:fill="none" draw:fill-color="#ffffff"/>
      <style:paragraph-properties fo:text-align="center"/>
      <style:text-properties style:font-name="Bahnschrift" fo:font-size="13.1000003814697pt" fo:font-weight="bold" style:font-size-asian="13pt" style:font-weight-asian="bold" style:font-size-complex="13pt" style:font-weight-complex="bold"/>
    </style:style>
    <style:style style:name="P41" style:family="paragraph">
      <loext:graphic-properties draw:fill-color="#f7d1d5"/>
      <style:paragraph-properties fo:text-align="center"/>
    </style:style>
    <style:style style:name="P42" style:family="paragraph">
      <loext:graphic-properties draw:fill="none"/>
      <style:paragraph-properties fo:text-align="start" style:writing-mode="lr-tb"/>
      <style:text-properties style:font-name="Liberation Serif" fo:font-size="8.10000038146973pt" style:font-size-asian="8pt" style:font-size-complex="8pt"/>
    </style:style>
    <style:style style:name="P43" style:family="paragraph">
      <loext:graphic-properties draw:fill-color="#b2b2b2"/>
      <style:paragraph-properties fo:text-align="center"/>
    </style:style>
    <style:style style:name="T1" style:family="text">
      <style:text-properties fo:color="#000000" style:text-outline="true" style:font-name="FranklinGothicDemi1" fo:font-size="3.5pt" style:font-size-asian="3.5pt" style:font-name-complex="FranklinGothicDemi1" style:font-size-complex="3.5pt" style:text-scale="87%"/>
    </style:style>
    <style:style style:name="T2" style:family="text">
      <style:text-properties fo:color="#000000" style:text-outline="true" style:font-name="FranklinGothicDemi1" fo:font-size="6.59999990463257pt" style:font-size-asian="6.59999990463257pt" style:font-name-complex="FranklinGothicDemi1" style:font-size-complex="6.59999990463257pt" style:text-scale="87%"/>
    </style:style>
    <style:style style:name="T3" style:family="text">
      <style:text-properties fo:color="#000000" style:text-outline="true" style:font-name="FranklinGothicDemi1" fo:font-size="7.30000019073486pt" style:font-size-asian="7.30000019073486pt" style:font-name-complex="FranklinGothicDemi1" style:font-size-complex="7.30000019073486pt" style:text-scale="87%"/>
    </style:style>
    <style:style style:name="T4" style:family="text">
      <style:text-properties fo:color="#000000" style:text-outline="true" style:font-name="FranklinGothicDemi1" fo:font-size="6.90000009536743pt" style:font-size-asian="6.90000009536743pt" style:font-name-complex="FranklinGothicDemi1" style:font-size-complex="6.90000009536743pt" style:text-scale="87%"/>
    </style:style>
    <style:style style:name="T5" style:family="text">
      <style:text-properties fo:color="#000000" style:text-outline="true" style:font-name="FranklinGothicDemi1" fo:font-size="7.30000019073486pt" style:font-size-asian="7.30000019073486pt" style:font-name-complex="FranklinGothicDemi1" style:font-size-complex="7.30000019073486pt" style:text-scale="76%"/>
    </style:style>
    <style:style style:name="T6" style:family="text">
      <style:text-properties fo:color="#ca1517" style:font-name="FranklinGothicDemi1" fo:font-size="9.5pt" style:font-size-asian="9.5pt" style:font-name-complex="FranklinGothicDemi1" style:font-size-complex="9.5pt" style:text-scale="76%"/>
    </style:style>
    <style:style style:name="T7" style:family="text">
      <style:text-properties style:font-name="Bahnschrift" fo:font-size="20pt" fo:font-weight="bold" style:font-size-asian="26pt" style:font-weight-asian="bold" style:font-size-complex="26pt" style:font-weight-complex="bold"/>
    </style:style>
    <style:style style:name="T8" style:family="text">
      <style:text-properties style:font-name="Bahnschrift" fo:font-size="9pt" fo:font-weight="bold" style:font-size-asian="9pt" style:font-weight-asian="bold" style:font-size-complex="9pt" style:font-weight-complex="bold"/>
    </style:style>
    <style:style style:name="T9" style:family="text">
      <style:text-properties style:font-name="Bahnschrift" fo:font-size="12pt" fo:font-weight="bold" style:font-size-asian="26pt" style:font-weight-asian="bold" style:font-size-complex="26pt" style:font-weight-complex="bold"/>
    </style:style>
    <style:style style:name="T10" style:family="text">
      <style:text-properties style:font-name="Bahnschrift" fo:font-size="6pt" fo:font-weight="bold" style:font-size-asian="6pt" style:font-weight-asian="bold" style:font-size-complex="6pt" style:font-weight-complex="bold"/>
    </style:style>
    <style:style style:name="T11" style:family="text">
      <style:text-properties style:font-name="Bahnschrift" fo:font-size="8pt" fo:font-weight="bold" style:font-size-asian="8pt" style:font-weight-asian="bold" style:font-size-complex="8pt" style:font-weight-complex="bold"/>
    </style:style>
    <style:style style:name="T12" style:family="text">
      <style:text-properties style:font-name="Bahnschrift" fo:font-size="10pt" fo:font-weight="bold" style:font-size-asian="10pt" style:font-weight-asian="bold" style:font-size-complex="10pt" style:font-weight-complex="bold"/>
    </style:style>
    <style:style style:name="T13" style:family="text">
      <style:text-properties style:font-name="Bahnschrift" fo:font-size="11pt" fo:font-weight="bold" style:font-size-asian="26pt" style:font-weight-asian="bold" style:font-size-complex="26pt" style:font-weight-complex="bold"/>
    </style:style>
    <style:style style:name="T14" style:family="text">
      <style:text-properties fo:color="#ca1517" style:font-name="FranklinGothicDemi1" fo:font-size="8pt" style:font-size-asian="8pt" style:font-name-complex="FranklinGothicDemi1" style:font-size-complex="8pt" style:text-scale="7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8.357cm" svg:y1="11.373cm" svg:x2="14.578cm" svg:y2="10.767cm">
          <text:p/>
        </draw:line>
        <draw:path draw:style-name="gr2" draw:text-style-name="P2" draw:layer="layout" svg:width="0.687cm" svg:height="0.201cm" svg:x="9.016cm" svg:y="18.493cm" svg:viewBox="0 0 688 202" svg:d="M12 202c-8-13-12-27-12-41 0-88 154-161 344-161s344 73 344 161c0 11-2 22-7 33">
          <text:p/>
        </draw:path>
        <draw:path draw:style-name="gr2" draw:text-style-name="P2" draw:layer="layout" svg:width="0.057cm" svg:height="0.092cm" svg:x="9.663cm" svg:y="18.686cm" svg:viewBox="0 0 58 93" svg:d="M0 42c16-13 27-27 34-42 16 17 24 35 24 57 0 13-3 25-10 36">
          <text:p/>
        </draw:path>
        <draw:path draw:style-name="gr2" draw:text-style-name="P2" draw:layer="layout" svg:width="0.707cm" svg:height="0.198cm" svg:x="9.012cm" svg:y="18.925cm" svg:viewBox="0 0 708 199" svg:d="M698 1c7 12 10 24 10 37 0 89-159 161-354 161-196 0-354-72-354-161 0-13 4-26 10-38">
          <text:p/>
        </draw:path>
        <draw:path draw:style-name="gr2" draw:text-style-name="P2" draw:layer="layout" svg:width="0.707cm" svg:height="0.196cm" svg:x="9.012cm" svg:y="18.851cm" svg:viewBox="0 0 708 197" svg:d="M699 0c6 12 9 25 9 37 0 88-159 160-354 160-196 0-354-72-354-160 0-12 3-25 9-37 36 72 177 125 345 125 167 0 308-53 345-125z">
          <text:p/>
        </draw:path>
        <draw:path draw:style-name="gr2" draw:text-style-name="P2" draw:layer="layout" svg:width="0.039cm" svg:height="0.073cm" svg:x="9.681cm" svg:y="18.778cm" svg:viewBox="0 0 40 74" svg:d="M0 36c13-11 23-23 29-36 7 12 11 24 11 37s-4 25-10 37">
          <text:p/>
        </draw:path>
        <draw:polygon draw:style-name="gr2" draw:text-style-name="P2" draw:layer="layout" svg:width="0cm" svg:height="0cm" svg:x="9.663cm" svg:y="18.728cm" svg:viewBox="0 0 0 0" draw:points="0,0">
          <text:p/>
        </draw:polygon>
        <draw:path draw:style-name="gr2" draw:text-style-name="P2" draw:layer="layout" svg:width="0.064cm" svg:height="0.038cm" svg:x="9.599cm" svg:y="18.728cm" svg:viewBox="0 0 65 39" svg:d="M0 39c26-11 48-24 65-39">
          <text:p/>
        </draw:path>
        <draw:path draw:style-name="gr2" draw:text-style-name="P2" draw:layer="layout" svg:width="0.029cm" svg:height="0.036cm" svg:x="9.681cm" svg:y="18.778cm" svg:viewBox="0 0 30 37" svg:d="M30 0c-6 13-16 25-30 37">
          <text:p/>
        </draw:path>
        <draw:path draw:style-name="gr2" draw:text-style-name="P2" draw:layer="layout" svg:width="0.629cm" svg:height="0.087cm" svg:x="9.051cm" svg:y="18.814cm" svg:viewBox="0 0 630 88" svg:d="M0 0c59 53 178 88 316 88 136 0 256-35 314-88">
          <text:p/>
        </draw:path>
        <draw:path draw:style-name="gr2" draw:text-style-name="P2" draw:layer="layout" svg:width="0.689cm" svg:height="0.124cm" svg:x="9.021cm" svg:y="18.851cm" svg:viewBox="0 0 690 125" svg:d="M690 0c-36 71-177 125-345 125s-309-54-345-125">
          <text:p/>
        </draw:path>
        <draw:polygon draw:style-name="gr2" draw:text-style-name="P2" draw:layer="layout" svg:width="0.001cm" svg:height="0cm" svg:x="9.597cm" svg:y="18.767cm" svg:viewBox="0 0 2 0" draw:points="2,0 0,0">
          <text:p/>
        </draw:polygon>
        <draw:path draw:style-name="gr2" draw:text-style-name="P2" draw:layer="layout" svg:width="0.472cm" svg:height="0.045cm" svg:x="9.127cm" svg:y="18.767cm" svg:viewBox="0 0 473 46" svg:d="M0 3c62 28 143 43 234 43 93 0 177-16 239-46">
          <text:p/>
        </draw:path>
        <draw:path draw:style-name="gr2" draw:text-style-name="P2" draw:layer="layout" svg:width="0.629cm" svg:height="0.087cm" svg:x="9.051cm" svg:y="18.814cm" svg:viewBox="0 0 630 88" svg:d="M630 0c-58 53-178 88-314 88-138 0-257-35-316-88">
          <text:p/>
        </draw:path>
        <draw:path draw:style-name="gr2" draw:text-style-name="P2"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2" draw:text-style-name="P2" draw:layer="layout" svg:width="0.571cm" svg:height="0.436cm" svg:x="9.778cm" svg:y="19.859cm" svg:viewBox="0 0 572 437" draw:points="0,106 207,0 479,165 489,249 552,263 572,291 538,301 496,336 489,249 496,336 272,437 165,305 479,165">
          <text:p/>
        </draw:polyline>
        <draw:polyline draw:style-name="gr2" draw:text-style-name="P2" draw:layer="layout" svg:width="0.772cm" svg:height="0.45cm" svg:x="11.397cm" svg:y="19.657cm" svg:viewBox="0 0 773 451" draw:points="369,0 71,125 66,212 24,223 0,246 11,271 71,302 66,212 71,302 343,436 369,451 394,444 773,259 616,179 372,293 369,451 372,293 71,125">
          <text:p/>
        </draw:polyline>
        <draw:frame draw:style-name="gr3" draw:text-style-name="P4" draw:layer="layout" svg:width="0.194cm" svg:height="0.142cm" draw:transform="rotate (-2.66407057024414) translate (10.459cm 22.497cm)">
          <draw:text-box>
            <text:p text:style-name="P3"><text:span text:style-name="T1">100</text:span></text:p>
          </draw:text-box>
        </draw:frame>
        <draw:frame draw:style-name="gr4" draw:text-style-name="P4" draw:layer="layout" svg:width="0.13cm" svg:height="0.142cm" draw:transform="rotate (-2.66075444466535) translate (10.036cm 22.224cm)">
          <draw:text-box>
            <text:p text:style-name="P3"><text:span text:style-name="T1">50</text:span></text:p>
          </draw:text-box>
        </draw:frame>
        <draw:path draw:style-name="gr5" draw:text-style-name="P2"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6" draw:text-style-name="P2" draw:layer="layout" svg:width="0.079cm" svg:height="0.261cm" svg:x="13.152cm" svg:y="19.878cm" svg:viewBox="0 0 80 262" svg:d="M63 262c-21-5-63-15-63-15l69-41v-26l-66-24 2-104c0 0 46 23 68 35l7-55c0 0-51-22-76-32">
          <text:p/>
        </draw:path>
        <draw:path draw:style-name="gr7" draw:text-style-name="P2"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7" draw:text-style-name="P2"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7" draw:text-style-name="P2"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7" draw:text-style-name="P2" draw:layer="layout" svg:width="0.088cm" svg:height="0.151cm" svg:x="15.508cm" svg:y="17.656cm" svg:viewBox="0 0 89 152" draw:points="89,0 0,108 2,152">
          <text:p/>
        </draw:polyline>
        <draw:path draw:style-name="gr5" draw:text-style-name="P2"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8" draw:text-style-name="P5" draw:layer="layout" svg:width="0.127cm" svg:height="0.178cm" svg:x="11.555cm" svg:y="17.937cm" svg:viewBox="0 0 128 179" svg:d="M24 3c28-13 68 14 89 61 24 48 19 97-9 111-27 13-67-14-89-62-24-47-18-97 9-110z">
          <text:p/>
        </draw:path>
        <draw:path draw:style-name="gr6" draw:text-style-name="P2" draw:layer="layout" svg:width="4.203cm" svg:height="2.626cm" svg:x="11.404cm" svg:y="22.488cm" svg:viewBox="0 0 4204 2627" svg:d="M4204 0c-1403 875-2804 1751-4204 2627">
          <text:p/>
        </draw:path>
        <draw:path draw:style-name="gr5" draw:text-style-name="P2" draw:layer="layout" svg:width="0.059cm" svg:height="0.022cm" svg:x="13.826cm" svg:y="20.977cm" svg:viewBox="0 0 60 23" svg:d="M0 23c20-7 39-15 60-23">
          <text:p/>
        </draw:path>
        <draw:path draw:style-name="gr9" draw:text-style-name="P2"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10" draw:text-style-name="P2"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11" draw:text-style-name="P2" draw:layer="layout" svg:width="5.5cm" svg:height="3.56cm" svg:x="6.132cm" svg:y="19.921cm" svg:viewBox="0 0 5501 3561" svg:d="M0 0c1834 1187 3668 2373 5501 3561">
          <text:p/>
        </draw:path>
        <draw:path draw:style-name="gr12" draw:text-style-name="P2"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11" draw:text-style-name="P2"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11" draw:text-style-name="P2"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11" draw:text-style-name="P2" draw:layer="layout" svg:width="0.029cm" svg:height="0.047cm" svg:x="13.696cm" svg:y="21.515cm" svg:viewBox="0 0 30 48" draw:points="0,48 30,0">
          <text:p/>
        </draw:polygon>
        <draw:path draw:style-name="gr11" draw:text-style-name="P2"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6" draw:text-style-name="P2" draw:layer="layout" svg:width="1.346cm" svg:height="0.758cm" svg:x="11.608cm" svg:y="20.661cm" svg:viewBox="0 0 1347 759" svg:d="M172 0c-58 36-172 109-172 109l1136 650 211-128-211 128c0 0-188-244-293-339-102-93-239-184-339-234-80-42-188-62-259-74-58-11-134-5-174-5-24 0-55 1-71 2">
          <text:p/>
        </draw:path>
        <draw:path draw:style-name="gr11" draw:text-style-name="P2" draw:layer="layout" svg:width="0.394cm" svg:height="0.382cm" svg:x="12.508cm" svg:y="20.971cm" svg:viewBox="0 0 395 383" svg:d="M395 308l-17-23-98 51-232-258 86-44-20-34-19 5c-98 67-145 35-17 152l141 162c65 98 57 68 140 17z">
          <text:p/>
        </draw:path>
        <draw:path draw:style-name="gr11" draw:text-style-name="P2" draw:layer="layout" svg:width="0.396cm" svg:height="0.372cm" svg:x="14.545cm" svg:y="20.41cm" svg:viewBox="0 0 397 373" svg:d="M397 308l-24-32-91 60-232-258 85-45-20-33-20 5c-96 66-145 28-21 152l146 162c53 85 72 52 141 17z">
          <text:p/>
        </draw:path>
        <draw:path draw:style-name="gr11" draw:text-style-name="P2" draw:layer="layout" svg:width="0.402cm" svg:height="0.379cm" svg:x="13.637cm" svg:y="20.634cm" svg:viewBox="0 0 403 380" svg:d="M0 72l26 24 99-53 228 252-90 50 19 35 19-4c97-68 157-47 31-162l-137-148c-86-95-75-73-159-22z">
          <text:p/>
        </draw:path>
        <draw:path draw:style-name="gr11" draw:text-style-name="P2" draw:layer="layout" svg:width="0.393cm" svg:height="0.366cm" svg:x="14.625cm" svg:y="20.103cm" svg:viewBox="0 0 394 367" svg:d="M0 59l37 30 84-49 232 242-91 51 19 34 19-5c98-67 135-45 32-161l-138-149c-77-80-93-50-143-26z">
          <text:p/>
        </draw:path>
        <draw:path draw:style-name="gr13" draw:text-style-name="P2"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3" draw:text-style-name="P2"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3" draw:text-style-name="P2" draw:layer="layout" svg:width="0.142cm" svg:height="0.065cm" svg:x="14.018cm" svg:y="18.48cm" svg:viewBox="0 0 143 66" svg:d="M0 66c49-23 96-45 143-66">
          <text:p/>
        </draw:path>
        <draw:path draw:style-name="gr13" draw:text-style-name="P2" draw:layer="layout" svg:width="0.111cm" svg:height="0.023cm" svg:x="13.933cm" svg:y="18.61cm" svg:viewBox="0 0 112 24" svg:d="M0 24c37-8 74-16 112-24">
          <text:p/>
        </draw:path>
        <draw:path draw:style-name="gr14" draw:text-style-name="P2" draw:layer="layout" svg:width="0.15cm" svg:height="0.065cm" svg:x="14.104cm" svg:y="17.713cm" svg:viewBox="0 0 151 66" svg:d="M0 66c52-23 101-44 151-66">
          <text:p/>
        </draw:path>
        <draw:polyline draw:style-name="gr13" draw:text-style-name="P2" draw:layer="layout" svg:width="0.067cm" svg:height="0.06cm" svg:x="13.926cm" svg:y="18.594cm" svg:viewBox="0 0 68 61" draw:points="68,16 52,0 0,41 21,61">
          <text:p/>
        </draw:polyline>
        <draw:path draw:style-name="gr7" draw:text-style-name="P2" draw:layer="layout" svg:width="0.632cm" svg:height="0.6cm" svg:x="15.387cm" svg:y="17.665cm" svg:viewBox="0 0 633 601" svg:d="M41 69c86-106 280-87 432 40 152 128 204 318 118 424s-279 86-432-41c-151-128-204-318-118-423z">
          <text:p/>
        </draw:path>
        <draw:path draw:style-name="gr7" draw:text-style-name="P2" draw:layer="layout" svg:width="0.359cm" svg:height="0.298cm" svg:x="15.514cm" svg:y="17.808cm" svg:viewBox="0 0 360 299" svg:d="M360 299c-30-3-90-10-125-21-31-9-59-25-85-44-29-20-66-52-88-78-19-24-32-52-42-78-10-24-17-61-20-78">
          <text:p/>
        </draw:path>
        <draw:path draw:style-name="gr15" draw:text-style-name="P6" draw:layer="layout" svg:width="0.44cm" svg:height="0.434cm" svg:x="15.557cm" svg:y="17.637cm" svg:viewBox="0 0 441 435" svg:d="M30 37c61-68 196-39 302 61 105 100 141 235 80 301-61 67-196 39-302-61-105-100-141-234-80-301z">
          <text:p/>
        </draw:path>
        <draw:path draw:style-name="gr16" draw:text-style-name="P6" draw:layer="layout" svg:width="0.35cm" svg:height="0.5cm" svg:x="14.605cm" svg:y="17.733cm" svg:viewBox="0 0 351 501" svg:d="M295 8c71 37 76 176 11 309-66 133-177 212-250 175-70-35-75-173-10-307 67-133 178-212 249-177z">
          <text:p/>
        </draw:path>
        <draw:path draw:style-name="gr17" draw:text-style-name="P7" draw:layer="layout" svg:width="0.386cm" svg:height="0.489cm" svg:x="13.605cm" svg:y="18.21cm" svg:viewBox="0 0 387 490" svg:d="M339 15c71 45 62 186-18 313-81 127-204 193-273 148-71-46-62-186 18-315 80-126 204-193 273-146z">
          <text:p/>
        </draw:path>
        <draw:path draw:style-name="gr15" draw:text-style-name="P6" draw:layer="layout" svg:width="0.399cm" svg:height="0.516cm" svg:x="11.364cm" svg:y="18.749cm" svg:viewBox="0 0 400 517" svg:d="M75 14c87-46 212 27 281 162 69 137 55 282-31 328-86 45-212-28-281-163s-55-282 31-327z">
          <text:p/>
        </draw:path>
        <draw:path draw:style-name="gr7" draw:text-style-name="P2"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11" draw:text-style-name="P2" draw:layer="layout" svg:x1="15.966cm" svg:y1="18.039cm" svg:x2="15.84cm" svg:y2="18.129cm">
          <text:p/>
        </draw:line>
        <draw:path draw:style-name="gr7" draw:text-style-name="P2" draw:layer="layout" svg:width="0.341cm" svg:height="0.325cm" svg:x="15.498cm" svg:y="17.805cm" svg:viewBox="0 0 342 326" svg:d="M12 0c-4 13-11 38-12 59-1 20 0 43 7 63 6 22 16 49 32 68 26 29 90 85 123 107 25 16 54 22 82 26 30 5 76 2 98 0">
          <text:p/>
        </draw:path>
        <draw:path draw:style-name="gr18" draw:text-style-name="P2"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18" draw:text-style-name="P2"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18" draw:text-style-name="P2" draw:layer="layout" svg:width="0.838cm" svg:height="0.81cm" svg:x="14.909cm" svg:y="17.446cm" svg:viewBox="0 0 839 811" svg:d="M0 0c21 28 62 84 93 125 37 49 87 112 131 168 45 58 104 132 142 179 28 33 57 66 86 98 31 33 64 71 99 102s68 67 109 88c48 23 136 41 179 51">
          <text:p/>
        </draw:path>
        <draw:path draw:style-name="gr18" draw:text-style-name="P2"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18" draw:text-style-name="P2"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7" draw:text-style-name="P2"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3" draw:text-style-name="P2" draw:layer="layout" svg:width="0.157cm" svg:height="0.078cm" svg:x="12.614cm" svg:y="20.032cm" svg:viewBox="0 0 158 79" svg:d="M91 36c0 0 80-42 65-35-16 8-109 54-156 78z">
          <text:p/>
        </draw:path>
        <draw:path draw:style-name="gr18" draw:text-style-name="P2" draw:layer="layout" svg:width="0.01cm" svg:height="0.741cm" svg:x="12.173cm" svg:y="19.922cm" svg:viewBox="0 0 11 742" svg:d="M11 0c-3 248-8 494-11 742">
          <text:p/>
        </draw:path>
        <draw:path draw:style-name="gr11" draw:text-style-name="P2" draw:layer="layout" svg:width="0.392cm" svg:height="0.433cm" svg:x="13.635cm" svg:y="20.757cm" svg:viewBox="0 0 393 434" svg:d="M0 0c27 22 82 67 116 105 37 37 70 89 98 122 23 26 58 48 72 73 12 24-9 59 7 78 17 22 72 44 100 56">
          <text:p/>
        </draw:path>
        <draw:path draw:style-name="gr11" draw:text-style-name="P2" draw:layer="layout" svg:width="0.771cm" svg:height="0.534cm" svg:x="13.928cm" svg:y="20.516cm" svg:viewBox="0 0 772 535" svg:d="M0 535c184-100 554-300 554-300 0 0 205 99 217 105 12 7-105-38-144-69-37-31-59-79-90-117-32-40-80-96-99-122-8-10-17-24-21-32">
          <text:p/>
        </draw:path>
        <draw:path draw:style-name="gr11" draw:text-style-name="P2"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12" draw:text-style-name="P2" draw:layer="layout" svg:x1="11.247cm" svg:y1="18.106cm" svg:x2="10.972cm" svg:y2="17.971cm">
          <text:p/>
        </draw:line>
        <draw:polygon draw:style-name="gr12" draw:text-style-name="P2" draw:layer="layout" svg:width="0.27cm" svg:height="0.152cm" svg:x="10.966cm" svg:y="17.92cm" svg:viewBox="0 0 271 153" draw:points="271,153 0,18 0,0 268,128">
          <text:p/>
        </draw:polygon>
        <draw:polyline draw:style-name="gr12" draw:text-style-name="P2" draw:layer="layout" svg:width="0.276cm" svg:height="0.13cm" svg:x="10.976cm" svg:y="17.998cm" svg:viewBox="0 0 277 131" draw:points="273,111 277,131 0,0">
          <text:p/>
        </draw:polyline>
        <draw:polygon draw:style-name="gr12" draw:text-style-name="P2" draw:layer="layout" svg:width="0.268cm" svg:height="0.152cm" svg:x="10.985cm" svg:y="18.021cm" svg:viewBox="0 0 269 153" draw:points="269,153 4,19 0,0 269,129">
          <text:p/>
        </draw:polygon>
        <draw:polyline draw:style-name="gr14" draw:text-style-name="P2" draw:layer="layout" svg:width="0.278cm" svg:height="0.16cm" svg:x="10.957cm" svg:y="17.862cm" svg:viewBox="0 0 279 161" draw:points="279,161 4,27 0,0 277,134">
          <text:p/>
        </draw:polyline>
        <draw:polygon draw:style-name="gr12" draw:text-style-name="P2" draw:layer="layout" svg:width="0.277cm" svg:height="0.16cm" svg:x="10.959cm" svg:y="17.808cm" svg:viewBox="0 0 278 161" draw:points="278,161 0,27 5,0 278,134">
          <text:p/>
        </draw:polygon>
        <draw:polygon draw:style-name="gr12" draw:text-style-name="P2" draw:layer="layout" svg:width="0.273cm" svg:height="0.169cm" svg:x="10.964cm" svg:y="17.742cm" svg:viewBox="0 0 274 170" draw:points="274,170 0,31 15,0 272,133">
          <text:p/>
        </draw:polygon>
        <draw:polygon draw:style-name="gr12" draw:text-style-name="P2" draw:layer="layout" svg:width="0.259cm" svg:height="0.168cm" svg:x="10.983cm" svg:y="17.677cm" svg:viewBox="0 0 260 169" draw:points="260,169 0,29 7,0 260,135">
          <text:p/>
        </draw:polygon>
        <draw:polygon draw:style-name="gr19" draw:text-style-name="P8" draw:layer="layout" svg:width="0.027cm" svg:height="0.297cm" svg:x="11.268cm" svg:y="17.823cm" svg:viewBox="0 0 28 298" draw:points="0,2 2,298 28,298 25,0">
          <text:p/>
        </draw:polygon>
        <draw:polyline draw:style-name="gr7" draw:text-style-name="P2" draw:layer="layout" svg:width="0.143cm" svg:height="0.302cm" svg:x="11.292cm" svg:y="17.823cm" svg:viewBox="0 0 144 303" draw:points="0,0 25,4 31,303 68,300 67,4 25,4 84,4 88,294 112,293 112,3 84,4 112,3 144,4">
          <text:p/>
        </draw:polyline>
        <draw:path draw:style-name="gr14" draw:text-style-name="P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18" draw:text-style-name="P2"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7" draw:text-style-name="P2" draw:layer="layout" svg:width="0.105cm" svg:height="0.724cm" svg:x="13.327cm" svg:y="18.508cm" svg:viewBox="0 0 106 725" svg:d="M0 725c14-77 42-233 50-280l26-15 6-14-11-6 3-17 18-3 1-25-17-1-1-18 23-12 2-24h-21l3-25 23-1 1-28-21-3 2-24 15-4-2-25-16-1-2-28 20-6-10-31-18 5-9-28 19-14-5-30-23-3v-31c0 0-24-22-35-33">
          <text:p/>
        </draw:path>
        <draw:line draw:style-name="gr20" draw:text-style-name="P2" draw:layer="layout" svg:x1="13.144cm" svg:y1="19.006cm" svg:x2="13.419cm" svg:y2="18.871cm">
          <text:p/>
        </draw:line>
        <draw:polygon draw:style-name="gr20" draw:text-style-name="P2" draw:layer="layout" svg:width="0.27cm" svg:height="0.153cm" svg:x="13.154cm" svg:y="18.82cm" svg:viewBox="0 0 271 154" draw:points="0,154 271,19 271,0 3,129">
          <text:p/>
        </draw:polygon>
        <draw:polyline draw:style-name="gr20" draw:text-style-name="P2" draw:layer="layout" svg:width="0.276cm" svg:height="0.13cm" svg:x="13.138cm" svg:y="18.898cm" svg:viewBox="0 0 277 131" draw:points="4,111 0,131 277,0">
          <text:p/>
        </draw:polyline>
        <draw:polygon draw:style-name="gr20" draw:text-style-name="P2" draw:layer="layout" svg:width="0.268cm" svg:height="0.152cm" svg:x="13.136cm" svg:y="18.921cm" svg:viewBox="0 0 269 153" draw:points="0,153 267,19 269,0 0,129">
          <text:p/>
        </draw:polygon>
        <draw:polyline draw:style-name="gr20" draw:text-style-name="P2" draw:layer="layout" svg:width="0.278cm" svg:height="0.16cm" svg:x="13.155cm" svg:y="18.763cm" svg:viewBox="0 0 279 161" draw:points="0,161 275,28 279,0 2,134">
          <text:p/>
        </draw:polyline>
        <draw:polygon draw:style-name="gr20" draw:text-style-name="P2" draw:layer="layout" svg:width="0.277cm" svg:height="0.16cm" svg:x="13.154cm" svg:y="18.708cm" svg:viewBox="0 0 278 161" draw:points="0,161 278,26 273,0 0,134">
          <text:p/>
        </draw:polygon>
        <draw:polygon draw:style-name="gr20" draw:text-style-name="P2" draw:layer="layout" svg:width="0.273cm" svg:height="0.169cm" svg:x="13.153cm" svg:y="18.642cm" svg:viewBox="0 0 274 170" draw:points="0,170 274,31 260,0 2,133">
          <text:p/>
        </draw:polygon>
        <draw:polygon draw:style-name="gr20" draw:text-style-name="P2" draw:layer="layout" svg:width="0.259cm" svg:height="0.168cm" svg:x="13.148cm" svg:y="18.577cm" svg:viewBox="0 0 260 169" draw:points="0,169 260,29 253,0 0,135">
          <text:p/>
        </draw:polygon>
        <draw:polygon draw:style-name="gr20" draw:text-style-name="P2" draw:layer="layout" svg:width="0.027cm" svg:height="0.297cm" svg:x="13.096cm" svg:y="18.723cm" svg:viewBox="0 0 28 298" draw:points="28,2 26,298 0,298 3,0">
          <text:p/>
        </draw:polygon>
        <draw:polyline draw:style-name="gr14" draw:text-style-name="P2" draw:layer="layout" svg:width="0.143cm" svg:height="0.302cm" svg:x="12.955cm" svg:y="18.723cm" svg:viewBox="0 0 144 303" draw:points="144,0 118,4 113,303 77,301 78,4 118,4 78,4 61,4 57,294 33,293 32,3 61,4 32,3 0,4">
          <text:p/>
        </draw:polyline>
        <draw:path draw:style-name="gr11" draw:text-style-name="P2" draw:layer="layout" svg:width="0.132cm" svg:height="0.011cm" svg:x="11.271cm" svg:y="18.113cm" svg:viewBox="0 0 133 12" svg:d="M133 0c-14 3-42 10-62 11-22 2-54 0-71-1">
          <text:p/>
        </draw:path>
        <draw:path draw:style-name="gr7" draw:text-style-name="P2" draw:layer="layout" svg:width="0.346cm" svg:height="0.518cm" svg:x="14.562cm" svg:y="17.704cm" svg:viewBox="0 0 347 519" svg:d="M97 519c-28-18-82-55-82-55-14-16-13-41-14-63-2-26 0-69 5-101 5-31 13-64 27-93 13-29 32-56 52-82 19-26 44-54 65-71 18-16 42-26 60-35 17-7 40-14 51-19 0 0 57 27 86 41">
          <text:p/>
        </draw:path>
        <draw:path draw:style-name="gr7" draw:text-style-name="P2"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7" draw:text-style-name="P2" draw:layer="layout" svg:width="0.355cm" svg:height="0.526cm" svg:x="13.564cm" svg:y="18.167cm" svg:viewBox="0 0 356 527" svg:d="M100 527c-29-19-85-56-85-56-14-16-13-42-14-64-2-27 0-69 5-101 6-32 14-65 27-94 14-30 34-57 54-85 20-26 46-54 67-72 18-16 43-26 62-35 17-8 42-14 53-20 0 0 58 28 87 42">
          <text:p/>
        </draw:path>
        <draw:path draw:style-name="gr7" draw:text-style-name="P2"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7" draw:text-style-name="P2"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12" draw:text-style-name="P2" draw:layer="layout" svg:width="0.162cm" svg:height="0.287cm" svg:x="11.545cm" svg:y="17.88cm" svg:viewBox="0 0 163 288" draw:points="0,195 7,213 138,288 160,262 163,98 152,73 4,0">
          <text:p/>
        </draw:polygon>
        <draw:polyline draw:style-name="gr20" draw:text-style-name="P2" draw:layer="layout" svg:width="0.184cm" svg:height="0.313cm" svg:x="11.551cm" svg:y="17.852cm" svg:viewBox="0 0 185 314" draw:points="0,26 33,0 185,87 183,300 176,310 135,314">
          <text:p/>
        </draw:polyline>
        <draw:polygon draw:style-name="gr14" draw:text-style-name="P2" draw:layer="layout" svg:width="0.251cm" svg:height="0.394cm" svg:x="11.549cm" svg:y="17.795cm" svg:viewBox="0 0 252 395" draw:points="0,0 233,115 252,156 247,395 252,156 233,115">
          <text:p/>
        </draw:polygon>
        <draw:polyline draw:style-name="gr14" draw:text-style-name="P2" draw:layer="layout" svg:width="0.374cm" svg:height="0.607cm" svg:x="11.548cm" svg:y="17.664cm" svg:viewBox="0 0 375 608" draw:points="0,217 1,130 2,59 34,26 296,164 339,235 326,561 262,600 78,467 262,600 281,608 363,557 375,225 332,134 77,0 34,26">
          <text:p/>
        </draw:polyline>
        <draw:polyline draw:style-name="gr14" draw:text-style-name="P2" draw:layer="layout" svg:width="0.296cm" svg:height="0.471cm" svg:x="11.546cm" svg:y="17.759cm" svg:viewBox="0 0 297 472" draw:points="0,32 45,0 270,115 297,167 294,455 283,472 213,460">
          <text:p/>
        </draw:polyline>
        <draw:polyline draw:style-name="gr11" draw:text-style-name="P2" draw:layer="layout" svg:width="0.119cm" svg:height="0.055cm" svg:x="11.675cm" svg:y="18.163cm" svg:viewBox="0 0 120 56" draw:points="120,25 85,56 0,0">
          <text:p/>
        </draw:polyline>
        <draw:path draw:style-name="gr14" draw:text-style-name="P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14" draw:text-style-name="P2" draw:layer="layout" svg:width="0.501cm" svg:height="0.745cm" svg:x="11.549cm" svg:y="17.58cm" svg:viewBox="0 0 502 746" draw:points="0,143 2,68 53,15 373,189 437,289 424,668 339,735 83,555 339,735 354,746 489,648 502,285 424,159 117,0 53,15">
          <text:p/>
        </draw:polyline>
        <draw:path draw:style-name="gr11" draw:text-style-name="P2" draw:layer="layout" svg:width="0.323cm" svg:height="0.134cm" svg:x="11.273cm" svg:y="18.108cm" svg:viewBox="0 0 324 135" svg:d="M324 56c-21 21-63 64-105 75-43 11-114-1-149-9-26-6-56-30-70-42 0 0 73 16 106 15 35 0 73-4 102-20 29-15 57-55 70-75">
          <text:p/>
        </draw:path>
        <draw:polyline draw:style-name="gr11" draw:text-style-name="P2"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7" draw:text-style-name="P2"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18" draw:text-style-name="P2"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11" draw:text-style-name="P2"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11" draw:text-style-name="P2"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2" draw:text-style-name="P2" draw:layer="layout" svg:width="0.104cm" svg:height="0.065cm" svg:x="8.95cm" svg:y="21.116cm" svg:viewBox="0 0 105 66" svg:d="M44 4c29-9 56-3 61 13 4 17-15 37-44 45-30 8-56 2-60-13-4-16 14-37 43-45z">
          <text:p/>
        </draw:path>
        <draw:path draw:style-name="gr2" draw:text-style-name="P2" draw:layer="layout" svg:width="0.103cm" svg:height="0.064cm" svg:x="9.199cm" svg:y="21.272cm" svg:viewBox="0 0 104 65" svg:d="M44 5c29-10 55-3 60 13 4 15-15 35-44 44-27 8-55 2-59-14-5-16 16-35 43-43z">
          <text:p/>
        </draw:path>
        <draw:polyline draw:style-name="gr2" draw:text-style-name="P2"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6" draw:text-style-name="P2" draw:layer="layout" svg:width="0.08cm" svg:height="0.12cm" svg:x="12.032cm" svg:y="20.313cm" svg:viewBox="0 0 81 121" svg:d="M81 121l-56-28-25-21c0 0 1-48 2-72">
          <text:p/>
        </draw:path>
        <draw:line draw:style-name="gr6" draw:text-style-name="P2" draw:layer="layout" svg:x1="12.117cm" svg:y1="20.443cm" svg:x2="11.741cm" svg:y2="20.633cm">
          <text:p/>
        </draw:line>
        <draw:polygon draw:style-name="gr5" draw:text-style-name="P2" draw:layer="layout" svg:width="0.22cm" svg:height="0.149cm" svg:x="11.189cm" svg:y="18.94cm" svg:viewBox="0 0 221 150" draw:points="0,22 221,150 199,91 28,0">
          <text:p/>
        </draw:polygon>
        <draw:polyline draw:style-name="gr5" draw:text-style-name="P2" draw:layer="layout" svg:width="0.162cm" svg:height="0.14cm" svg:x="11.217cm" svg:y="18.855cm" svg:viewBox="0 0 163 141" draw:points="0,86 24,64 163,141 151,100 47,30 24,64 47,30 75,0 149,53">
          <text:p/>
        </draw:polyline>
        <draw:path draw:style-name="gr5" draw:text-style-name="P2" draw:layer="layout" svg:width="0.088cm" svg:height="0.036cm" svg:x="11.299cm" svg:y="18.814cm" svg:viewBox="0 0 89 37" svg:d="M89 0c-12 1-39 4-53 10-14 5-29 19-36 27">
          <text:p/>
        </draw:path>
        <draw:path draw:style-name="gr5" draw:text-style-name="P2" draw:layer="layout" svg:width="0.232cm" svg:height="0.219cm" svg:x="11.193cm" svg:y="18.739cm" svg:viewBox="0 0 233 220" svg:d="M0 220c1-15 4-45 14-65s29-44 48-62c19-17 40-33 64-40 23-8 61 0 79-4 11-3 23-13 26-21 4-8 3-24-6-27-13-3-50 0-71 4-21 5-43 10-59 26-17 17-41 60-53 83">
          <text:p/>
        </draw:path>
        <draw:path draw:style-name="gr5" draw:text-style-name="P2" draw:layer="layout" svg:width="0.176cm" svg:height="0.132cm" svg:x="11.245cm" svg:y="18.692cm" svg:viewBox="0 0 177 133" svg:d="M177 0c-14 1-42 4-62 10s-42 14-59 28c-16 16-32 47-42 63-6 10-11 24-14 32">
          <text:p/>
        </draw:path>
        <draw:path draw:style-name="gr5" draw:text-style-name="P2"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 draw:text-style-name="P2" draw:layer="layout" svg:width="0.037cm" svg:height="0.237cm" svg:x="11.488cm" svg:y="19.213cm" svg:viewBox="0 0 38 238" svg:d="M17 0c-3 14-10 43-12 64-2 19-8 39-3 58 5 20 25 46 31 60 3 8 6 17 4 26s-11 23-16 30">
          <text:p/>
        </draw:path>
        <draw:polyline draw:style-name="gr2" draw:text-style-name="P2" draw:layer="layout" svg:width="0.593cm" svg:height="0.295cm" svg:x="10.861cm" svg:y="19.33cm" svg:viewBox="0 0 594 296" draw:points="594,153 300,296 0,134 303,0">
          <text:p/>
        </draw:polyline>
        <draw:polyline draw:style-name="gr2" draw:text-style-name="P2" draw:layer="layout" svg:width="0.696cm" svg:height="0.326cm" svg:x="10.787cm" svg:y="19.472cm" svg:viewBox="0 0 697 327" draw:points="75,0 61,162 0,136 11,97 68,84 61,162 367,327 370,156 367,327 697,179 692,25">
          <text:p/>
        </draw:polyline>
        <draw:polyline draw:style-name="gr2" draw:text-style-name="P2" draw:layer="layout" svg:width="0.077cm" svg:height="0.154cm" svg:x="11.478cm" svg:y="19.497cm" svg:viewBox="0 0 78 155" draw:points="0,0 5,155 78,115 67,84 2,54">
          <text:p/>
        </draw:polyline>
        <draw:path draw:style-name="gr21" draw:text-style-name="P2" draw:layer="layout" svg:width="0.103cm" svg:height="0.143cm" svg:x="13.629cm" svg:y="20.537cm" svg:viewBox="0 0 104 144" svg:d="M7 144c8 1 32-22 46-32 14-9 33-18 41-25 5-4 13-13 9-18-14-14-76-63-92-69-11-4-8 25-4 34 3 9 16 16 24 22 7 6 23 9 22 16-1 6-20 15-29 22-7 5-19 7-22 16-3 8-4 34 5 34z">
          <text:p/>
        </draw:path>
        <draw:path draw:style-name="gr21" draw:text-style-name="P2" draw:layer="layout" svg:width="0.102cm" svg:height="0.143cm" svg:x="14.621cm" svg:y="20.009cm" svg:viewBox="0 0 103 144" svg:d="M6 144c8 1 32-22 46-31 15-9 33-18 41-26 5-4 14-13 9-18-14-14-76-64-92-69-9-4-6 25-4 34 3 9 17 16 24 22s24 9 22 15c-1 7-20 16-28 23-8 6-19 8-21 17-3 8-5 33 3 33z">
          <text:p/>
        </draw:path>
        <draw:polygon draw:style-name="gr2" draw:text-style-name="P2" draw:layer="layout" svg:width="0.614cm" svg:height="0.313cm" svg:x="10.878cm" svg:y="19.907cm" svg:viewBox="0 0 615 314" draw:points="315,0 615,161 300,314 0,153">
          <text:p/>
        </draw:polygon>
        <draw:polyline draw:style-name="gr2" draw:text-style-name="P2" draw:layer="layout" svg:width="0.767cm" svg:height="0.326cm" svg:x="10.803cm" svg:y="20.067cm" svg:viewBox="0 0 768 327" draw:points="74,0 61,162 0,136 11,97 67,84 61,162 366,327 368,157 366,327 696,179 691,5 696,179 768,139 757,109 693,79">
          <text:p/>
        </draw:polyline>
        <draw:polygon draw:style-name="gr22" draw:text-style-name="P9" draw:layer="layout" svg:width="0.614cm" svg:height="0.313cm" svg:x="10.264cm" svg:y="19.575cm" svg:viewBox="0 0 615 314" draw:points="316,0 615,161 300,314 0,153">
          <text:p/>
        </draw:polygon>
        <draw:polyline draw:style-name="gr2" draw:text-style-name="P2" draw:layer="layout" svg:width="0.768cm" svg:height="0.326cm" svg:x="10.19cm" svg:y="19.735cm" svg:viewBox="0 0 769 327" draw:points="75,0 61,162 0,136 11,97 67,84 61,162 367,327 370,156 367,327 697,179 691,5 697,179 769,139 758,108 694,78">
          <text:p/>
        </draw:polyline>
        <draw:polygon draw:style-name="gr2" draw:text-style-name="P2" draw:layer="layout" svg:width="0.619cm" svg:height="0.316cm" svg:x="10.254cm" svg:y="20.192cm" svg:viewBox="0 0 620 317" draw:points="318,0 620,163 302,317 0,154">
          <text:p/>
        </draw:polygon>
        <draw:polyline draw:style-name="gr2" draw:text-style-name="P2" draw:layer="layout" svg:width="0.773cm" svg:height="0.33cm" svg:x="10.179cm" svg:y="20.354cm" svg:viewBox="0 0 774 331" draw:points="75,0 61,164 0,138 11,99 68,85 61,164 368,331 371,158 368,331 702,181 696,5 702,181 774,140 763,110 698,79">
          <text:p/>
        </draw:polyline>
        <draw:polygon draw:style-name="gr23" draw:text-style-name="P2" draw:layer="layout" svg:width="0.112cm" svg:height="0.076cm" svg:x="9.595cm" svg:y="21.833cm" svg:viewBox="0 0 113 77" draw:points="101,0 0,52 12,77 113,24">
          <text:p/>
        </draw:polygon>
        <draw:polygon draw:style-name="gr23" draw:text-style-name="P2" draw:layer="layout" svg:width="0.113cm" svg:height="0.077cm" svg:x="9.802cm" svg:y="21.956cm" svg:viewBox="0 0 114 78" draw:points="102,0 0,53 14,78 114,26">
          <text:p/>
        </draw:polygon>
        <draw:polygon draw:style-name="gr23" draw:text-style-name="P2" draw:layer="layout" svg:width="0.113cm" svg:height="0.076cm" svg:x="10.002cm" svg:y="22.092cm" svg:viewBox="0 0 114 77" draw:points="101,0 0,53 12,77 114,24">
          <text:p/>
        </draw:polygon>
        <draw:polygon draw:style-name="gr23" draw:text-style-name="P2" draw:layer="layout" svg:width="0.112cm" svg:height="0.077cm" svg:x="10.213cm" svg:y="22.223cm" svg:viewBox="0 0 113 78" draw:points="101,0 0,52 12,78 113,25">
          <text:p/>
        </draw:polygon>
        <draw:polygon draw:style-name="gr23" draw:text-style-name="P2" draw:layer="layout" svg:width="0.117cm" svg:height="0.079cm" svg:x="10.425cm" svg:y="22.356cm" svg:viewBox="0 0 118 80" draw:points="106,0 0,55 12,80 118,24">
          <text:p/>
        </draw:polygon>
        <draw:polygon draw:style-name="gr23" draw:text-style-name="P2" draw:layer="layout" svg:width="0.082cm" svg:height="0.06cm" svg:x="10.35cm" svg:y="22.29cm" svg:viewBox="0 0 83 61" draw:points="70,0 0,35 12,61 83,24">
          <text:p/>
        </draw:polygon>
        <draw:polygon draw:style-name="gr23" draw:text-style-name="P2" draw:layer="layout" svg:width="0.082cm" svg:height="0.061cm" svg:x="10.141cm" svg:y="22.157cm" svg:viewBox="0 0 83 62" draw:points="71,0 0,36 13,62 83,26">
          <text:p/>
        </draw:polygon>
        <draw:polygon draw:style-name="gr23" draw:text-style-name="P2" draw:layer="layout" svg:width="0.082cm" svg:height="0.06cm" svg:x="9.934cm" svg:y="22.026cm" svg:viewBox="0 0 83 61" draw:points="69,0 0,36 12,61 83,25">
          <text:p/>
        </draw:polygon>
        <draw:polygon draw:style-name="gr23" draw:text-style-name="P2" draw:layer="layout" svg:width="0.082cm" svg:height="0.06cm" svg:x="9.729cm" svg:y="21.899cm" svg:viewBox="0 0 83 61" draw:points="71,0 0,36 13,61 83,25">
          <text:p/>
        </draw:polygon>
        <draw:path draw:style-name="gr2" draw:text-style-name="P2"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2" draw:text-style-name="P2" draw:layer="layout" svg:width="0.056cm" svg:height="0.14cm" svg:x="9.109cm" svg:y="21.027cm" svg:viewBox="0 0 57 141" draw:points="57,141 0,0">
          <text:p/>
        </draw:polygon>
        <draw:path draw:style-name="gr2" draw:text-style-name="P2" draw:layer="layout" svg:width="0.092cm" svg:height="0.181cm" svg:x="9.309cm" svg:y="21.089cm" svg:viewBox="0 0 93 182" svg:d="M11 182c20-12 61-35 75-49 9-10 7-27 7-41s3-31-7-40c-15-14-75-68-84-47-9 20 17 117 30 164">
          <text:p/>
        </draw:path>
        <draw:path draw:style-name="gr2" draw:text-style-name="P2" draw:layer="layout" svg:width="0.19cm" svg:height="0.04cm" svg:x="9.789cm" svg:y="19.126cm" svg:viewBox="0 0 191 41" svg:d="M0 15c15 7 44 23 68 26 23 2 56-3 76-11 18-5 37-22 47-30">
          <text:p/>
        </draw:path>
        <draw:path draw:style-name="gr2" draw:text-style-name="P2"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2" draw:text-style-name="P2" draw:layer="layout" svg:width="0.189cm" svg:height="0.04cm" svg:x="10.381cm" svg:y="18.875cm" svg:viewBox="0 0 190 41" svg:d="M0 15c14 7 43 22 67 26 24 2 57-4 77-11 18-5 37-22 46-30">
          <text:p/>
        </draw:path>
        <draw:path draw:style-name="gr2" draw:text-style-name="P2" draw:layer="layout" svg:width="0.243cm" svg:height="0.496cm" svg:x="10.814cm" svg:y="18.528cm" svg:viewBox="0 0 244 497" svg:d="M140 357c-19-4-57-12-80-10-20 2-45 13-54 25s-6 34 1 46c7 13 23 22 37 29 24 13 108 50 108 50 2 0-22-304-30-382-3-27 0-61 10-80 10-18 30-30 52-33 18-2 41-4 60 6">
          <text:p/>
        </draw:path>
        <draw:path draw:style-name="gr2" draw:text-style-name="P2"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24" draw:text-style-name="P2" draw:layer="layout" svg:width="0.051cm" svg:height="0.169cm" svg:x="11.107cm" svg:y="18.821cm" svg:viewBox="0 0 52 170" svg:d="M2 0c-1 57-1 107-2 144 0 0 28 14 52 26">
          <text:p/>
        </draw:path>
        <draw:path draw:style-name="gr2" draw:text-style-name="P2" draw:layer="layout" svg:width="0.217cm" svg:height="0.127cm" svg:x="10.956cm" svg:y="18.965cm" svg:viewBox="0 0 218 128" svg:d="M218 104c-13 9-31 23-46 24-24 2-49-10-71-19-28-12-97-46-101-50-3-4 59 22 78 25 13 2 29 2 39-6 12-8 25-31 31-44 5-10 4-26 4-34">
          <text:p/>
        </draw:path>
        <draw:path draw:style-name="gr2" draw:text-style-name="P2" draw:layer="layout" svg:width="0.137cm" svg:height="0.021cm" svg:x="10.937cm" svg:y="18.646cm" svg:viewBox="0 0 138 22" svg:d="M0 0c11 6 33 20 51 21 22 2 56-2 77-10 4-1 6-3 10-6">
          <text:p/>
        </draw:path>
        <draw:path draw:style-name="gr25" draw:text-style-name="P10"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2" draw:text-style-name="P2" draw:layer="layout" svg:width="0.484cm" svg:height="0.197cm" svg:x="9.447cm" svg:y="18.297cm" svg:viewBox="0 0 485 198" svg:d="M0 198c170-69 342-139 485-198">
          <text:p/>
        </draw:path>
        <draw:path draw:style-name="gr2" draw:text-style-name="P2" draw:layer="layout" svg:width="0.434cm" svg:height="0.207cm" svg:x="10.618cm" svg:y="18.273cm" svg:viewBox="0 0 435 208" svg:d="M0 0c154 74 319 153 435 208">
          <text:p/>
        </draw:path>
        <draw:path draw:style-name="gr2" draw:text-style-name="P2" draw:layer="layout" svg:width="0.196cm" svg:height="0.024cm" svg:x="9.05cm" svg:y="20.732cm" svg:viewBox="0 0 197 25" svg:d="M197 0c-16 7-50 20-75 23-25 4-57 1-77-2-16-2-35-10-45-14">
          <text:p/>
        </draw:path>
        <draw:polyline draw:style-name="gr2" draw:text-style-name="P2"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2" draw:text-style-name="P2"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2" draw:text-style-name="P2"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2" draw:text-style-name="P2" draw:layer="layout" svg:width="0.101cm" svg:height="0.177cm" svg:x="9.681cm" svg:y="18.996cm" svg:viewBox="0 0 102 178" svg:d="M102 0c-1 22-3 65-13 90-9 22-32 41-47 55-13 13-32 26-42 33">
          <text:p/>
        </draw:path>
        <draw:path draw:style-name="gr2" draw:text-style-name="P2" draw:layer="layout" svg:width="0.68cm" svg:height="0.199cm" svg:x="9.934cm" svg:y="18.122cm" svg:viewBox="0 0 681 200" svg:d="M12 200c-8-12-12-26-12-40 0-88 153-160 341-160s340 72 340 160c0 11-3 22-7 32">
          <text:p/>
        </draw:path>
        <draw:path draw:style-name="gr2" draw:text-style-name="P2" draw:layer="layout" svg:width="0.056cm" svg:height="0.092cm" svg:x="10.574cm" svg:y="18.313cm" svg:viewBox="0 0 57 93" svg:d="M0 42c15-13 28-27 35-42 14 17 22 35 22 57 0 12-3 25-9 36">
          <text:p/>
        </draw:path>
        <draw:path draw:style-name="gr2" draw:text-style-name="P2" draw:layer="layout" svg:width="0.051cm" svg:height="0.084cm" svg:x="9.93cm" svg:y="18.321cm" svg:viewBox="0 0 52 85" svg:d="M10 85c-6-11-10-24-10-37 0-16 6-33 16-48 8 14 19 28 36 40">
          <text:p/>
        </draw:path>
        <draw:path draw:style-name="gr2" draw:text-style-name="P2" draw:layer="layout" svg:width="0.699cm" svg:height="0.197cm" svg:x="9.93cm" svg:y="18.55cm" svg:viewBox="0 0 700 198" svg:d="M691 1c6 12 9 26 9 38 0 88-156 159-350 159-193 0-350-71-350-159 0-13 4-26 11-39">
          <text:p/>
        </draw:path>
        <draw:path draw:style-name="gr2" draw:text-style-name="P2" draw:layer="layout" svg:width="0.699cm" svg:height="0.194cm" svg:x="9.93cm" svg:y="18.477cm" svg:viewBox="0 0 700 195" svg:d="M691 0c6 12 9 23 9 36 0 88-156 159-350 159-193 0-350-71-350-159 0-13 3-24 10-36 35 71 174 124 340 124 167 0 305-53 341-124z">
          <text:p/>
        </draw:path>
        <draw:path draw:style-name="gr2" draw:text-style-name="P2" draw:layer="layout" svg:width="0.039cm" svg:height="0.072cm" svg:x="9.93cm" svg:y="18.405cm" svg:viewBox="0 0 40 73" svg:d="M10 73c-7-11-10-23-10-36 0-12 4-26 10-37 7 13 16 25 30 36">
          <text:p/>
        </draw:path>
        <draw:path draw:style-name="gr2" draw:text-style-name="P2" draw:layer="layout" svg:width="0.03cm" svg:height="0.035cm" svg:x="10.591cm" svg:y="18.405cm" svg:viewBox="0 0 31 36" svg:d="M31 0c-7 12-18 25-31 36">
          <text:p/>
        </draw:path>
        <draw:path draw:style-name="gr2" draw:text-style-name="P2" draw:layer="layout" svg:width="0.029cm" svg:height="0.035cm" svg:x="9.94cm" svg:y="18.405cm" svg:viewBox="0 0 30 36" svg:d="M30 36c-10-9-18-18-26-29-1-2-3-5-4-7">
          <text:p/>
        </draw:path>
        <draw:path draw:style-name="gr2" draw:text-style-name="P2" draw:layer="layout" svg:width="0.063cm" svg:height="0.036cm" svg:x="9.981cm" svg:y="18.361cm" svg:viewBox="0 0 64 37" svg:d="M0 0c17 14 38 26 64 37">
          <text:p/>
        </draw:path>
        <draw:path draw:style-name="gr2" draw:text-style-name="P2" draw:layer="layout" svg:width="0.467cm" svg:height="0.045cm" svg:x="10.044cm" svg:y="18.394cm" svg:viewBox="0 0 468 46" svg:d="M0 4c61 26 141 42 232 42s175-17 236-46">
          <text:p/>
        </draw:path>
        <draw:path draw:style-name="gr2" draw:text-style-name="P2" draw:layer="layout" svg:width="0.622cm" svg:height="0.087cm" svg:x="9.969cm" svg:y="18.44cm" svg:viewBox="0 0 623 88" svg:d="M623 0c-58 52-176 88-312 88-135 0-253-36-311-88">
          <text:p/>
        </draw:path>
        <draw:line draw:style-name="gr2" draw:text-style-name="P2" draw:layer="layout" svg:x1="9.935cm" svg:y1="18.282cm" svg:x2="9.928cm" svg:y2="18.608cm">
          <text:p/>
        </draw:line>
        <draw:polyline draw:style-name="gr2" draw:text-style-name="P2"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2" draw:text-style-name="P2"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2" draw:text-style-name="P2" draw:layer="layout" svg:width="0.199cm" svg:height="0.145cm" svg:x="10.547cm" svg:y="18.666cm" svg:viewBox="0 0 200 146" svg:d="M0 146c33-11 67-18 83-30 10-9 45-31 76-59 24-23 34-46 41-57">
          <text:p/>
        </draw:path>
        <draw:path draw:style-name="gr2" draw:text-style-name="P2"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2" draw:text-style-name="P2" draw:layer="layout" svg:width="0.512cm" svg:height="0.271cm" svg:x="9.888cm" svg:y="18.549cm" svg:viewBox="0 0 513 272" svg:d="M513 256c-65 11-146 18-205 16-52-2-109-17-151-33-37-12-77-36-102-56-20-16-41-41-50-64-8-20-4-49-1-66 3-15 16-29 23-38 4-6 10-12 14-15">
          <text:p/>
        </draw:path>
        <draw:path draw:style-name="gr2" draw:text-style-name="P2" draw:layer="layout" svg:width="0.165cm" svg:height="0.178cm" svg:x="9.891cm" svg:y="18.655cm" svg:viewBox="0 0 166 179" svg:d="M0 0c1 23 2 69 17 93 17 23 52 35 76 49 24 15 56 30 73 37">
          <text:p/>
        </draw:path>
        <draw:path draw:style-name="gr2" draw:text-style-name="P2" draw:layer="layout" svg:width="0.099cm" svg:height="0.175cm" svg:x="10.592cm" svg:y="18.621cm" svg:viewBox="0 0 100 176" svg:d="M100 0c-1 22-3 65-12 89-9 22-32 40-47 55-12 13-32 26-41 32">
          <text:p/>
        </draw:path>
        <draw:frame draw:style-name="gr26" draw:text-style-name="P4" draw:layer="layout" svg:width="0.105cm" svg:height="0.142cm" draw:transform="rotate (-2.66511776779534) translate (9.621cm 21.972cm)">
          <draw:text-box>
            <text:p text:style-name="P3"><text:span text:style-name="T1">0</text:span></text:p>
          </draw:text-box>
        </draw:frame>
        <draw:path draw:style-name="gr27" draw:text-style-name="P2"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28" draw:text-style-name="P2" draw:layer="layout" svg:width="1.443cm" svg:height="1.382cm" svg:x="7.867cm" svg:y="11.125cm" svg:viewBox="0 0 1444 1383" svg:d="M137 1383c49-27 148-82 109-118-106-95-275-309-242-657 33-340 457-608 697-608 499 0 716 385 739 659 32 374-147 447-232 606-18 34 38 74 66 93">
          <text:p/>
        </draw:path>
        <draw:path draw:style-name="gr28" draw:text-style-name="P2" draw:layer="layout" svg:width="1.236cm" svg:height="1.264cm" svg:x="7.97cm" svg:y="11.21cm" svg:viewBox="0 0 1237 1265" svg:d="M619 0c341 0 618 284 618 632 0 350-277 633-618 633-342 0-619-283-619-633 0-348 277-632 619-632z">
          <text:p/>
        </draw:path>
        <draw:path draw:style-name="gr29" draw:text-style-name="P6" draw:layer="layout" svg:width="1.011cm" svg:height="1.015cm" svg:x="8.061cm" svg:y="11.199cm" svg:viewBox="0 0 1012 1016" svg:d="M505 0c281 0 507 228 507 508s-226 508-507 508c-278 0-505-228-505-508s227-508 505-508z">
          <text:p/>
        </draw:path>
        <draw:path draw:style-name="gr28" draw:text-style-name="P2" draw:layer="layout" svg:width="1.427cm" svg:height="1.365cm" svg:x="9.592cm" svg:y="11.134cm" svg:viewBox="0 0 1428 1366" svg:d="M136 1366c47-27 145-83 106-118-104-94-271-305-238-649 32-335 451-599 689-599 492 0 708 379 731 649 31 369-146 442-231 599-18 33 38 74 66 93">
          <text:p/>
        </draw:path>
        <draw:path draw:style-name="gr28" draw:text-style-name="P2" draw:layer="layout" svg:width="1.236cm" svg:height="1.264cm" svg:x="9.679cm" svg:y="11.201cm" svg:viewBox="0 0 1237 1265" svg:d="M618 0c341 0 619 285 619 633 0 349-278 632-619 632s-618-283-618-632c0-348 277-633 618-633z">
          <text:p/>
        </draw:path>
        <draw:path draw:style-name="gr28" draw:text-style-name="P2" draw:layer="layout" svg:width="0.751cm" svg:height="0.754cm" svg:x="11.474cm" svg:y="11.753cm" svg:viewBox="0 0 752 755" svg:d="M376 0c208 0 376 170 376 378s-168 377-376 377-376-169-376-377 168-378 376-378z">
          <text:p/>
        </draw:path>
        <draw:path draw:style-name="gr28" draw:text-style-name="P2" draw:layer="layout" svg:width="0.765cm" svg:height="0.773cm" svg:x="12.561cm" svg:y="11.744cm" svg:viewBox="0 0 766 774" svg:d="M384 0c211 0 382 173 382 386 0 214-171 388-382 388-213 0-384-174-384-388 0-213 171-386 384-386z">
          <text:p/>
        </draw:path>
        <draw:path draw:style-name="gr28" draw:text-style-name="P2" draw:layer="layout" svg:width="0.765cm" svg:height="0.768cm" svg:x="13.649cm" svg:y="11.753cm" svg:viewBox="0 0 766 769" svg:d="M382 0c211 0 384 172 384 385 0 212-173 384-384 384s-382-172-382-384c0-213 171-385 382-385z">
          <text:p/>
        </draw:path>
        <draw:path draw:style-name="gr29" draw:text-style-name="P6" draw:layer="layout" svg:width="1.003cm" svg:height="0.99cm" svg:x="9.794cm" svg:y="11.216cm" svg:viewBox="0 0 1004 991" svg:d="M502 0c277 0 502 222 502 495 0 274-225 496-502 496s-502-222-502-496c0-273 225-495 502-495z">
          <text:p/>
        </draw:path>
        <draw:path draw:style-name="gr28" draw:text-style-name="P2" draw:layer="layout" svg:width="0.639cm" svg:height="0.623cm" svg:x="12.627cm" svg:y="11.817cm" svg:viewBox="0 0 640 624" svg:d="M319 0c177 0 321 139 321 312s-144 312-321 312c-176 0-319-139-319-312s143-312 319-312z">
          <text:p/>
        </draw:path>
        <draw:path draw:style-name="gr29" draw:text-style-name="P6" draw:layer="layout" svg:width="0.543cm" svg:height="0.506cm" svg:x="12.686cm" svg:y="11.75cm" svg:viewBox="0 0 544 507" svg:d="M272 0c151 0 272 114 272 255 0 139-121 252-272 252s-272-113-272-252c0-141 121-255 272-255z">
          <text:p/>
        </draw:path>
        <draw:path draw:style-name="gr28" draw:text-style-name="P2" draw:layer="layout" svg:width="0.638cm" svg:height="0.623cm" svg:x="11.531cm" svg:y="11.823cm" svg:viewBox="0 0 639 624" svg:d="M319 0c178 0 320 139 320 312s-142 312-320 312c-176 0-319-139-319-312s143-312 319-312z">
          <text:p/>
        </draw:path>
        <draw:path draw:style-name="gr29" draw:text-style-name="P6" draw:layer="layout" svg:width="0.543cm" svg:height="0.506cm" svg:x="11.59cm" svg:y="11.756cm" svg:viewBox="0 0 544 507" svg:d="M272 0c151 0 272 114 272 255 0 139-121 252-272 252s-272-113-272-252c0-141 121-255 272-255z">
          <text:p/>
        </draw:path>
        <draw:path draw:style-name="gr28" draw:text-style-name="P2" draw:layer="layout" svg:width="0.638cm" svg:height="0.623cm" svg:x="13.714cm" svg:y="11.813cm" svg:viewBox="0 0 639 624" svg:d="M320 0c176 0 319 139 319 311 0 174-143 313-319 313-177 0-320-139-320-313 0-172 143-311 320-311z">
          <text:p/>
        </draw:path>
        <draw:path draw:style-name="gr29" draw:text-style-name="P6" draw:layer="layout" svg:width="0.544cm" svg:height="0.506cm" svg:x="13.772cm" svg:y="11.746cm" svg:viewBox="0 0 545 507" svg:d="M273 0c150 0 272 114 272 254 0 139-122 253-272 253-151 0-273-114-273-253 0-140 122-254 273-254z">
          <text:p/>
        </draw:path>
        <draw:path draw:style-name="gr30" draw:text-style-name="P2" draw:layer="layout" svg:width="7.696cm" svg:height="1.24cm" svg:x="7.386cm" svg:y="13.099cm" svg:viewBox="0 0 7697 1241" svg:d="M184 458h-6l-178-458 7697 6-202 450c0 3 0 6 0 10v376c0 220-175 399-393 399h-6525c-217 0-393-179-393-399v-376c0-3 0-5 0-8zM184 458l7300 24z">
          <text:p/>
        </draw:path>
        <draw:path draw:style-name="gr28" draw:text-style-name="P2" draw:layer="layout" svg:width="3.525cm" svg:height="1.361cm" svg:x="7.739cm" svg:y="9.643cm" svg:viewBox="0 0 3526 1362" svg:d="M0 1344c1173 6 3520 18 3520 18l6-1349-3478-13">
          <text:p/>
        </draw:path>
        <draw:line draw:style-name="gr28" draw:text-style-name="P2" draw:layer="layout" svg:x1="11.264cm" svg:y1="12.791cm" svg:x2="11.264cm" svg:y2="10.998cm">
          <text:p/>
        </draw:line>
        <draw:line draw:style-name="gr28" draw:text-style-name="P2" draw:layer="layout" svg:x1="14.696cm" svg:y1="11.649cm" svg:x2="11.27cm" svg:y2="11.636cm">
          <text:p/>
        </draw:line>
        <draw:line draw:style-name="gr28" draw:text-style-name="P2" draw:layer="layout" svg:x1="11.27cm" svg:y1="9.661cm" svg:x2="14.654cm" svg:y2="9.668cm">
          <text:p/>
        </draw:line>
        <draw:line draw:style-name="gr28" draw:text-style-name="P2" draw:layer="layout" svg:x1="12.958cm" svg:y1="9.667cm" svg:x2="12.977cm" svg:y2="11.642cm">
          <text:p/>
        </draw:line>
        <draw:line draw:style-name="gr31" draw:text-style-name="P2" draw:layer="layout" svg:x1="7.81cm" svg:y1="8.464cm" svg:x2="12.32cm" svg:y2="8.483cm">
          <text:p/>
        </draw:line>
        <draw:line draw:style-name="gr31" draw:text-style-name="P2" draw:layer="layout" svg:x1="10.151cm" svg:y1="7.634cm" svg:x2="10.144cm" svg:y2="9.152cm">
          <text:p/>
        </draw:line>
        <draw:line draw:style-name="gr28" draw:text-style-name="P2" draw:layer="layout" svg:x1="12.313cm" svg:y1="7.17cm" svg:x2="12.321cm" svg:y2="9.669cm">
          <text:p/>
        </draw:line>
        <draw:line draw:style-name="gr28" draw:text-style-name="P2" draw:layer="layout" svg:x1="13.539cm" svg:y1="7.176cm" svg:x2="13.576cm" svg:y2="9.656cm">
          <text:p/>
        </draw:line>
        <draw:polyline draw:style-name="gr30" draw:text-style-name="P2" draw:layer="layout" svg:width="1.919cm" svg:height="10.264cm" svg:x="13.183cm" svg:y="2.826cm" svg:viewBox="0 0 1920 10265" draw:points="1920,10265 1713,3565 1743,3514 1748,2919 1686,2835 1598,21 0,0">
          <text:p/>
        </draw:polyline>
        <draw:frame draw:style-name="gr32" draw:text-style-name="P11" draw:layer="layout" svg:width="0.252cm" svg:height="0.267cm" svg:x="11.618cm" svg:y="9.33cm">
          <draw:text-box>
            <text:p text:style-name="P3"><text:span text:style-name="T2">B8</text:span></text:p>
          </draw:text-box>
        </draw:frame>
        <draw:frame draw:style-name="gr33" draw:text-style-name="P12" draw:layer="layout" svg:width="0.269cm" svg:height="0.296cm" svg:x="8.459cm" svg:y="12.52cm">
          <draw:text-box>
            <text:p text:style-name="P3"><text:span text:style-name="T3">A1</text:span></text:p>
          </draw:text-box>
        </draw:frame>
        <draw:frame draw:style-name="gr34" draw:text-style-name="P12" draw:layer="layout" svg:width="0.243cm" svg:height="0.296cm" svg:x="8.406cm" svg:y="10.657cm">
          <draw:text-box>
            <text:p text:style-name="P3"><text:span text:style-name="T3">T4</text:span></text:p>
          </draw:text-box>
        </draw:frame>
        <draw:frame draw:style-name="gr34" draw:text-style-name="P12" draw:layer="layout" svg:width="0.243cm" svg:height="0.296cm" svg:x="9.489cm" svg:y="10.673cm">
          <draw:text-box>
            <text:p text:style-name="P3"><text:span text:style-name="T3">T5</text:span></text:p>
          </draw:text-box>
        </draw:frame>
        <draw:frame draw:style-name="gr34" draw:text-style-name="P12" draw:layer="layout" svg:width="0.243cm" svg:height="0.296cm" svg:x="10.574cm" svg:y="10.673cm">
          <draw:text-box>
            <text:p text:style-name="P3"><text:span text:style-name="T3">T6</text:span></text:p>
          </draw:text-box>
        </draw:frame>
        <draw:frame draw:style-name="gr34" draw:text-style-name="P12" draw:layer="layout" svg:width="0.243cm" svg:height="0.296cm" svg:x="12.855cm" svg:y="9.308cm">
          <draw:text-box>
            <text:p text:style-name="P3"><text:span text:style-name="T3">T1</text:span></text:p>
          </draw:text-box>
        </draw:frame>
        <draw:frame draw:style-name="gr34" draw:text-style-name="P12" draw:layer="layout" svg:width="0.243cm" svg:height="0.296cm" svg:x="13.907cm" svg:y="9.324cm">
          <draw:text-box>
            <text:p text:style-name="P3"><text:span text:style-name="T3">T3</text:span></text:p>
          </draw:text-box>
        </draw:frame>
        <draw:path draw:style-name="gr35" draw:text-style-name="P2" draw:layer="layout" svg:width="0.783cm" svg:height="0.758cm" svg:x="11.327cm" svg:y="8.589cm" svg:viewBox="0 0 784 759" svg:d="M784 121c0-67-54-121-120-121h-545c-65 0-119 54-119 121v517c0 66 54 121 119 121h545c66 0 120-55 120-121z">
          <text:p/>
        </draw:path>
        <draw:path draw:style-name="gr36" draw:text-style-name="P13" draw:layer="layout" svg:width="0.586cm" svg:height="0.584cm" svg:x="11.435cm" svg:y="8.642cm" svg:viewBox="0 0 587 585" svg:d="M587 40c0-22-18-40-40-40h-506c-23 0-41 18-41 40v505c0 22 18 40 41 40h506c22 0 40-18 40-40z">
          <text:p/>
        </draw:path>
        <draw:frame draw:style-name="gr34" draw:text-style-name="P12" draw:layer="layout" svg:width="0.243cm" svg:height="0.296cm" svg:x="13.892cm" svg:y="8.144cm">
          <draw:text-box>
            <text:p text:style-name="P3"><text:span text:style-name="T3">T2</text:span></text:p>
          </draw:text-box>
        </draw:frame>
        <draw:polygon draw:style-name="gr37" draw:text-style-name="P14" draw:layer="layout" svg:width="0.679cm" svg:height="1.68cm" svg:x="12.643cm" svg:y="7.462cm" svg:viewBox="0 0 680 1681" draw:points="0,69 52,5 114,5 172,84 312,110 457,79 530,0 608,21 680,1629 643,1681 5,1655">
          <text:p/>
        </draw:polygon>
        <draw:polygon draw:style-name="gr35" draw:text-style-name="P2" draw:layer="layout" svg:width="0.021cm" svg:height="0.39cm" svg:x="12.695cm" svg:y="7.467cm" svg:viewBox="0 0 22 391" draw:points="22,391 0,0">
          <text:p/>
        </draw:polygon>
        <draw:polygon draw:style-name="gr35" draw:text-style-name="P2" draw:layer="layout" svg:width="0cm" svg:height="1.027cm" svg:x="12.715cm" svg:y="7.857cm" svg:viewBox="0 0 1 1028" draw:points="0,1028 1,0">
          <text:p/>
        </draw:polygon>
        <draw:polygon draw:style-name="gr38" draw:text-style-name="P2" draw:layer="layout" svg:width="7.366cm" svg:height="0.017cm" svg:x="7.558cm" svg:y="6.865cm" svg:viewBox="0 0 7367 18" draw:points="0,0 7367,18">
          <text:p/>
        </draw:polygon>
        <draw:polyline draw:style-name="gr35" draw:text-style-name="P2" draw:layer="layout" svg:width="0.627cm" svg:height="1.249cm" svg:x="12.653cm" svg:y="7.862cm" svg:viewBox="0 0 628 1250" draw:points="0,1250 58,1186 140,1188 628,1197 621,1048 61,1023 621,1048 587,5 58,0 61,1023">
          <text:p/>
        </draw:polyline>
        <draw:path draw:style-name="gr35" draw:text-style-name="P2" draw:layer="layout" svg:width="0.783cm" svg:height="0.759cm" svg:x="10.264cm" svg:y="8.583cm" svg:viewBox="0 0 784 760" svg:d="M784 121c0-66-54-121-120-121h-545c-65 0-119 55-119 121v518c0 66 54 121 119 121h545c66 0 120-55 120-121z">
          <text:p/>
        </draw:path>
        <draw:path draw:style-name="gr36" draw:text-style-name="P13" draw:layer="layout" svg:width="0.586cm" svg:height="0.584cm" svg:x="10.373cm" svg:y="8.637cm" svg:viewBox="0 0 587 585" svg:d="M587 40c0-22-19-40-41-40h-505c-23 0-41 18-41 40v505c0 22 18 40 41 40h505c22 0 41-18 41-40z">
          <text:p/>
        </draw:path>
        <draw:frame draw:style-name="gr32" draw:text-style-name="P11" draw:layer="layout" svg:width="0.252cm" svg:height="0.267cm" svg:x="10.555cm" svg:y="9.325cm">
          <draw:text-box>
            <text:p text:style-name="P3"><text:span text:style-name="T2">B7</text:span></text:p>
          </draw:text-box>
        </draw:frame>
        <draw:path draw:style-name="gr35" draw:text-style-name="P2" draw:layer="layout" svg:width="0.783cm" svg:height="0.759cm" svg:x="9.206cm" svg:y="8.578cm" svg:viewBox="0 0 784 760" svg:d="M784 121c0-66-55-121-121-121h-544c-66 0-119 55-119 121v518c0 66 53 121 119 121h544c66 0 121-55 121-121z">
          <text:p/>
        </draw:path>
        <draw:path draw:style-name="gr36" draw:text-style-name="P13" draw:layer="layout" svg:width="0.586cm" svg:height="0.585cm" svg:x="9.315cm" svg:y="8.631cm" svg:viewBox="0 0 587 586" svg:d="M587 41c0-23-18-41-40-41h-506c-23 0-41 18-41 41v504c0 23 18 41 41 41h506c22 0 40-18 40-41z">
          <text:p/>
        </draw:path>
        <draw:frame draw:style-name="gr32" draw:text-style-name="P11" draw:layer="layout" svg:width="0.252cm" svg:height="0.267cm" svg:x="9.497cm" svg:y="9.319cm">
          <draw:text-box>
            <text:p text:style-name="P3"><text:span text:style-name="T2">B6</text:span></text:p>
          </draw:text-box>
        </draw:frame>
        <draw:path draw:style-name="gr35" draw:text-style-name="P2" draw:layer="layout" svg:width="0.783cm" svg:height="0.759cm" svg:x="8.148cm" svg:y="8.583cm" svg:viewBox="0 0 784 760" svg:d="M784 121c0-66-54-121-120-121h-545c-65 0-119 55-119 121v518c0 66 54 121 119 121h545c66 0 120-55 120-121z">
          <text:p/>
        </draw:path>
        <draw:path draw:style-name="gr36" draw:text-style-name="P13" draw:layer="layout" svg:width="0.586cm" svg:height="0.584cm" svg:x="8.258cm" svg:y="8.637cm" svg:viewBox="0 0 587 585" svg:d="M587 40c0-22-18-40-41-40h-506c-22 0-40 18-40 40v505c0 22 18 40 40 40h506c23 0 41-18 41-40z">
          <text:p/>
        </draw:path>
        <draw:frame draw:style-name="gr32" draw:text-style-name="P11" draw:layer="layout" svg:width="0.252cm" svg:height="0.267cm" svg:x="8.44cm" svg:y="9.325cm">
          <draw:text-box>
            <text:p text:style-name="P3"><text:span text:style-name="T2">B5</text:span></text:p>
          </draw:text-box>
        </draw:frame>
        <draw:path draw:style-name="gr35" draw:text-style-name="P2" draw:layer="layout" svg:width="0.783cm" svg:height="0.758cm" svg:x="11.327cm" svg:y="7.431cm" svg:viewBox="0 0 784 759" svg:d="M784 121c0-66-54-121-120-121h-545c-65 0-119 55-119 121v516c0 67 54 122 119 122h545c66 0 120-55 120-122z">
          <text:p/>
        </draw:path>
        <draw:path draw:style-name="gr36" draw:text-style-name="P13" draw:layer="layout" svg:width="0.586cm" svg:height="0.585cm" svg:x="11.435cm" svg:y="7.483cm" svg:viewBox="0 0 587 586" svg:d="M587 40c0-22-18-40-40-40h-506c-23 0-41 18-41 40v505c0 22 18 41 41 41h506c22 0 40-19 40-41z">
          <text:p/>
        </draw:path>
        <draw:frame draw:style-name="gr32" draw:text-style-name="P11" draw:layer="layout" svg:width="0.252cm" svg:height="0.267cm" svg:x="11.618cm" svg:y="8.171cm">
          <draw:text-box>
            <text:p text:style-name="P3"><text:span text:style-name="T2">B4</text:span></text:p>
          </draw:text-box>
        </draw:frame>
        <draw:path draw:style-name="gr35" draw:text-style-name="P2" draw:layer="layout" svg:width="0.784cm" svg:height="0.759cm" svg:x="10.273cm" svg:y="7.419cm" svg:viewBox="0 0 785 760" svg:d="M785 121c0-66-54-121-120-121h-545c-66 0-120 55-120 121v517c0 66 54 122 120 122h545c66 0 120-56 120-122z">
          <text:p/>
        </draw:path>
        <draw:path draw:style-name="gr36" draw:text-style-name="P13" draw:layer="layout" svg:width="0.586cm" svg:height="0.585cm" svg:x="10.383cm" svg:y="7.472cm" svg:viewBox="0 0 587 586" svg:d="M587 41c0-22-18-41-41-41h-505c-23 0-41 19-41 41v505c0 22 18 40 41 40h505c23 0 41-18 41-40z">
          <text:p/>
        </draw:path>
        <draw:frame draw:style-name="gr32" draw:text-style-name="P11" draw:layer="layout" svg:width="0.252cm" svg:height="0.267cm" svg:x="10.565cm" svg:y="8.16cm">
          <draw:text-box>
            <text:p text:style-name="P3"><text:span text:style-name="T2">B3</text:span></text:p>
          </draw:text-box>
        </draw:frame>
        <draw:path draw:style-name="gr35" draw:text-style-name="P2" draw:layer="layout" svg:width="0.783cm" svg:height="0.758cm" svg:x="9.221cm" svg:y="7.431cm" svg:viewBox="0 0 784 759" svg:d="M784 121c0-66-53-121-121-121h-544c-65 0-119 55-119 121v516c0 67 54 122 119 122h544c68 0 121-55 121-122z">
          <text:p/>
        </draw:path>
        <draw:path draw:style-name="gr36" draw:text-style-name="P13" draw:layer="layout" svg:width="0.586cm" svg:height="0.585cm" svg:x="9.331cm" svg:y="7.483cm" svg:viewBox="0 0 587 586" svg:d="M587 40c0-22-18-40-41-40h-506c-22 0-40 18-40 40v505c0 22 18 41 40 41h506c23 0 41-19 41-41z">
          <text:p/>
        </draw:path>
        <draw:frame draw:style-name="gr32" draw:text-style-name="P11" draw:layer="layout" svg:width="0.252cm" svg:height="0.267cm" svg:x="9.513cm" svg:y="8.171cm">
          <draw:text-box>
            <text:p text:style-name="P3"><text:span text:style-name="T2">B2</text:span></text:p>
          </draw:text-box>
        </draw:frame>
        <draw:path draw:style-name="gr35" draw:text-style-name="P2" draw:layer="layout" svg:width="0.783cm" svg:height="0.758cm" svg:x="8.164cm" svg:y="7.425cm" svg:viewBox="0 0 784 759" svg:d="M784 121c0-67-54-121-120-121h-545c-65 0-119 54-119 121v516c0 66 54 122 119 122h545c66 0 120-56 120-122z">
          <text:p/>
        </draw:path>
        <draw:path draw:style-name="gr36" draw:text-style-name="P13" draw:layer="layout" svg:width="0.586cm" svg:height="0.584cm" svg:x="8.273cm" svg:y="7.478cm" svg:viewBox="0 0 587 585" svg:d="M587 40c0-22-18-40-40-40h-506c-23 0-41 18-41 40v505c0 22 18 40 41 40h506c22 0 40-18 40-40z">
          <text:p/>
        </draw:path>
        <draw:frame draw:style-name="gr32" draw:text-style-name="P11" draw:layer="layout" svg:width="0.252cm" svg:height="0.267cm" svg:x="8.456cm" svg:y="8.166cm">
          <draw:text-box>
            <text:p text:style-name="P3"><text:span text:style-name="T2">B1</text:span></text:p>
          </draw:text-box>
        </draw:frame>
        <draw:frame draw:style-name="gr39" draw:text-style-name="P15" draw:layer="layout" svg:width="0.208cm" svg:height="0.275cm" svg:x="13.122cm" svg:y="9.743cm">
          <draw:text-box>
            <text:p text:style-name="P3"><text:span text:style-name="T4">1</text:span></text:p>
          </draw:text-box>
        </draw:frame>
        <draw:frame draw:style-name="gr39" draw:text-style-name="P15" draw:layer="layout" svg:width="0.208cm" svg:height="0.275cm" svg:x="13.396cm" svg:y="9.74cm">
          <draw:text-box>
            <text:p text:style-name="P3"><text:span text:style-name="T4">2</text:span></text:p>
          </draw:text-box>
        </draw:frame>
        <draw:frame draw:style-name="gr39" draw:text-style-name="P15" draw:layer="layout" svg:width="0.208cm" svg:height="0.275cm" svg:x="13.738cm" svg:y="9.735cm">
          <draw:text-box>
            <text:p text:style-name="P3"><text:span text:style-name="T4">3</text:span></text:p>
          </draw:text-box>
        </draw:frame>
        <draw:frame draw:style-name="gr39" draw:text-style-name="P15" draw:layer="layout" svg:width="0.208cm" svg:height="0.275cm" svg:x="14.083cm" svg:y="9.743cm">
          <draw:text-box>
            <text:p text:style-name="P3"><text:span text:style-name="T4">4</text:span></text:p>
          </draw:text-box>
        </draw:frame>
        <draw:polygon draw:style-name="gr40" draw:text-style-name="P16" draw:layer="layout" svg:width="0.04cm" svg:height="0.142cm" svg:x="13.431cm" svg:y="10.015cm" svg:viewBox="0 0 41 143" draw:points="0,143 41,143 41,0 0,0">
          <text:p/>
        </draw:polygon>
        <draw:polygon draw:style-name="gr40" draw:text-style-name="P16" draw:layer="layout" svg:width="0.04cm" svg:height="0.143cm" svg:x="14.124cm" svg:y="10.017cm" svg:viewBox="0 0 41 144" draw:points="0,144 41,144 41,0 0,0">
          <text:p/>
        </draw:polygon>
        <draw:polygon draw:style-name="gr40" draw:text-style-name="P16" draw:layer="layout" svg:width="0.035cm" svg:height="0.089cm" svg:x="13.781cm" svg:y="10.012cm" svg:viewBox="0 0 36 90" draw:points="0,90 36,90 36,0 0,0">
          <text:p/>
        </draw:polygon>
        <draw:path draw:style-name="gr41" draw:text-style-name="P14" draw:layer="layout" svg:width="1.34cm" svg:height="1.328cm" svg:x="11.41cm" svg:y="9.78cm" svg:viewBox="0 0 1341 1329" svg:d="M670 0c370 0 671 298 671 664 0 368-301 665-671 665s-670-297-670-665c0-366 300-664 670-664z">
          <text:p/>
        </draw:path>
        <draw:path draw:style-name="gr28" draw:text-style-name="P2" draw:layer="layout" svg:width="0.522cm" svg:height="0.493cm" svg:x="11.812cm" svg:y="10.273cm" svg:viewBox="0 0 523 494" svg:d="M263 0c144 0 260 111 260 247 0 137-116 247-260 247-145 0-263-110-263-247 0-136 118-247 263-247z">
          <text:p/>
        </draw:path>
        <draw:path draw:style-name="gr42" draw:text-style-name="P17" draw:layer="layout" svg:width="0.518cm" svg:height="0.522cm" svg:x="11.816cm" svg:y="10.193cm" svg:viewBox="0 0 519 523" svg:d="M261 0c143 0 258 117 258 262 0 143-115 261-258 261-144 0-261-118-261-261 0-145 117-262 261-262z">
          <text:p/>
        </draw:path>
        <draw:polygon draw:style-name="gr40" draw:text-style-name="P16" draw:layer="layout" svg:width="0.04cm" svg:height="0.324cm" svg:x="14.41cm" svg:y="10.025cm" svg:viewBox="0 0 41 325" draw:points="0,325 41,325 41,0 0,0">
          <text:p/>
        </draw:polygon>
        <draw:polygon draw:style-name="gr40" draw:text-style-name="P16" draw:layer="layout" svg:width="0.04cm" svg:height="0.323cm" svg:x="13.165cm" svg:y="10.015cm" svg:viewBox="0 0 41 324" draw:points="0,324 41,324 41,0 0,0">
          <text:p/>
        </draw:polygon>
        <draw:frame draw:style-name="gr39" draw:text-style-name="P15" draw:layer="layout" svg:width="0.208cm" svg:height="0.275cm" svg:x="14.368cm" svg:y="9.745cm">
          <draw:text-box>
            <text:p text:style-name="P3"><text:span text:style-name="T4">5</text:span></text:p>
          </draw:text-box>
        </draw:frame>
        <draw:frame draw:style-name="gr33" draw:text-style-name="P12" draw:layer="layout" svg:width="0.269cm" svg:height="0.296cm" svg:x="10.184cm" svg:y="12.523cm">
          <draw:text-box>
            <text:p text:style-name="P3"><text:span text:style-name="T3">A2</text:span></text:p>
          </draw:text-box>
        </draw:frame>
        <draw:frame draw:style-name="gr43" draw:text-style-name="P12" draw:layer="layout" svg:width="0.26cm" svg:height="0.296cm" svg:x="11.742cm" svg:y="12.52cm">
          <draw:text-box>
            <text:p text:style-name="P3"><text:span text:style-name="T3">E1</text:span></text:p>
          </draw:text-box>
        </draw:frame>
        <draw:frame draw:style-name="gr44" draw:text-style-name="P12" draw:layer="layout" svg:width="0.277cm" svg:height="0.296cm" svg:x="11.941cm" svg:y="11.298cm">
          <draw:text-box>
            <text:p text:style-name="P3"><text:span text:style-name="T3">B9</text:span></text:p>
          </draw:text-box>
        </draw:frame>
        <draw:frame draw:style-name="gr45" draw:text-style-name="P12" draw:layer="layout" svg:width="0.527cm" svg:height="0.296cm" svg:x="13.571cm" svg:y="11.3cm">
          <draw:text-box>
            <text:p text:style-name="P3"><text:span text:style-name="T5">MODE</text:span></text:p>
          </draw:text-box>
        </draw:frame>
        <draw:frame draw:style-name="gr43" draw:text-style-name="P12" draw:layer="layout" svg:width="0.26cm" svg:height="0.296cm" svg:x="13.929cm" svg:y="12.531cm">
          <draw:text-box>
            <text:p text:style-name="P3"><text:span text:style-name="T3">E3</text:span></text:p>
          </draw:text-box>
        </draw:frame>
        <draw:line draw:style-name="gr35" draw:text-style-name="P2" draw:layer="layout" svg:x1="12.716cm" svg:y1="8.884cm" svg:x2="12.716cm" svg:y2="9.047cm">
          <text:p/>
        </draw:line>
        <draw:line draw:style-name="gr35" draw:text-style-name="P2" draw:layer="layout" svg:x1="13.286cm" svg:y1="9.047cm" svg:x2="13.292cm" svg:y2="9.117cm">
          <text:p/>
        </draw:line>
        <draw:path draw:style-name="gr28" draw:text-style-name="P2" draw:layer="layout" svg:width="1.065cm" svg:height="1.05cm" svg:x="13.289cm" svg:y="10.18cm" svg:viewBox="0 0 1066 1051" svg:d="M534 0c293 0 532 235 532 526 0 289-239 525-532 525-294 0-534-236-534-525 0-291 240-526 534-526z">
          <text:p/>
        </draw:path>
        <draw:path draw:style-name="gr28" draw:text-style-name="P2" draw:layer="layout" svg:width="0.825cm" svg:height="0.852cm" svg:x="13.4cm" svg:y="10.247cm" svg:viewBox="0 0 826 853" svg:d="M414 0c227 0 412 191 412 425 0 236-185 428-412 428-229 0-414-192-414-428 0-234 185-425 414-425z">
          <text:p/>
        </draw:path>
        <draw:path draw:style-name="gr46" draw:text-style-name="P18" draw:layer="layout" svg:width="1.388cm" svg:height="0.824cm" svg:x="13.191cm" svg:y="10.181cm" svg:viewBox="0 0 1389 825" svg:d="M1378 604c25-46 8-105-39-130l-800-470-159-4c-52 6-147 24-204 55l-105 40-69 75c-25 47 197 34 243 60l140 171 773 412c47 26 105 8 130-38z">
          <text:p/>
        </draw:path>
        <draw:polyline draw:style-name="gr28" draw:text-style-name="P2" draw:layer="layout" svg:width="1.377cm" svg:height="0.818cm" svg:x="13.191cm" svg:y="10.382cm" svg:viewBox="0 0 1378 819" draw:points="1378,403 1363,541 1197,802 1135,819 372,402 0,0">
          <text:p/>
        </draw:polyline>
        <draw:frame draw:style-name="gr47" draw:text-style-name="P2" draw:layer="layout" svg:width="1.002cm" svg:height="0.708cm" svg:x="13.307cm" svg:y="10.402cm">
          <draw:image xlink:href="Pictures/1000020100000078000000533C743D59FE7083B1.png" xlink:type="simple" xlink:show="embed" xlink:actuate="onLoad" loext:mime-type="image/png">
            <text:p/>
          </draw:image>
        </draw:frame>
        <draw:path draw:style-name="gr48" draw:text-style-name="P19" draw:layer="layout" svg:width="0.126cm" svg:height="0.127cm" svg:x="8.717cm" svg:y="10.029cm" svg:viewBox="0 0 127 128" svg:d="M64 128c34 0 63-28 63-63 0-37-29-65-63-65-35 0-64 28-64 65 0 35 29 63 64 63z">
          <text:p/>
        </draw:path>
        <draw:path draw:style-name="gr48" draw:text-style-name="P19" draw:layer="layout" svg:width="0.126cm" svg:height="0.128cm" svg:x="8.704cm" svg:y="10.511cm" svg:viewBox="0 0 127 129" svg:d="M64 129c34 0 63-28 63-64s-29-65-63-65c-36 0-64 29-64 65s28 64 64 64z">
          <text:p/>
        </draw:path>
        <draw:polygon draw:style-name="gr48" draw:text-style-name="P19" draw:layer="layout" svg:width="0.112cm" svg:height="0.068cm" svg:x="8.719cm" svg:y="10.295cm" svg:viewBox="0 0 113 69" draw:points="0,69 113,69 113,0 0,0">
          <text:p/>
        </draw:polygon>
        <draw:path draw:style-name="gr48" draw:text-style-name="P19" draw:layer="layout" svg:width="0.126cm" svg:height="0.127cm" svg:x="9.795cm" svg:y="10.03cm" svg:viewBox="0 0 127 128" svg:d="M64 128c35 0 63-28 63-63 0-37-28-65-63-65s-64 28-64 65c0 35 29 63 64 63z">
          <text:p/>
        </draw:path>
        <draw:path draw:style-name="gr48" draw:text-style-name="P19" draw:layer="layout" svg:width="0.126cm" svg:height="0.128cm" svg:x="9.782cm" svg:y="10.512cm" svg:viewBox="0 0 127 129" svg:d="M64 129c35 0 63-28 63-64s-28-65-63-65-64 29-64 65 29 64 64 64z">
          <text:p/>
        </draw:path>
        <draw:polygon draw:style-name="gr48" draw:text-style-name="P19" draw:layer="layout" svg:width="0.113cm" svg:height="0.068cm" svg:x="9.797cm" svg:y="10.296cm" svg:viewBox="0 0 114 69" draw:points="0,69 114,69 114,0 0,0">
          <text:p/>
        </draw:polygon>
        <draw:path draw:style-name="gr48" draw:text-style-name="P19" draw:layer="layout" svg:width="0.126cm" svg:height="0.127cm" svg:x="10.874cm" svg:y="10.032cm" svg:viewBox="0 0 127 128" svg:d="M63 128c34 0 64-28 64-63 0-37-30-65-64-65-35 0-63 28-63 65 0 35 28 63 63 63z">
          <text:p/>
        </draw:path>
        <draw:path draw:style-name="gr48" draw:text-style-name="P19" draw:layer="layout" svg:width="0.126cm" svg:height="0.127cm" svg:x="14.191cm" svg:y="8.612cm" svg:viewBox="0 0 127 128" svg:d="M64 128c35 0 63-28 63-64s-28-64-63-64-64 28-64 64 29 64 64 64z">
          <text:p/>
        </draw:path>
        <draw:path draw:style-name="gr48" draw:text-style-name="P19" draw:layer="layout" svg:width="0.126cm" svg:height="0.127cm" svg:x="14.199cm" svg:y="9.079cm" svg:viewBox="0 0 127 128" svg:d="M64 128c34 0 63-29 63-64 0-36-29-64-63-64-36 0-64 28-64 64 0 35 28 64 64 64z">
          <text:p/>
        </draw:path>
        <draw:path draw:style-name="gr48" draw:text-style-name="P19" draw:layer="layout" svg:width="0.126cm" svg:height="0.128cm" svg:x="14.169cm" svg:y="7.515cm" svg:viewBox="0 0 127 129" svg:d="M63 129c35 0 64-29 64-64 0-36-29-65-64-65s-63 29-63 65c0 35 28 64 63 64z">
          <text:p/>
        </draw:path>
        <draw:path draw:style-name="gr48" draw:text-style-name="P19" draw:layer="layout" svg:width="0.125cm" svg:height="0.128cm" svg:x="14.178cm" svg:y="7.983cm" svg:viewBox="0 0 126 129" svg:d="M63 129c35 0 63-29 63-64 0-37-28-65-63-65s-63 28-63 65c0 35 28 64 63 64z">
          <text:p/>
        </draw:path>
        <draw:path draw:style-name="gr48" draw:text-style-name="P19" draw:layer="layout" svg:width="0.126cm" svg:height="0.127cm" svg:x="10.861cm" svg:y="10.515cm" svg:viewBox="0 0 127 128" svg:d="M64 128c34 0 63-28 63-64s-29-64-63-64c-35 0-64 28-64 64s29 64 64 64z">
          <text:p/>
        </draw:path>
        <draw:polygon draw:style-name="gr48" draw:text-style-name="P19" draw:layer="layout" svg:width="0.112cm" svg:height="0.069cm" svg:x="10.876cm" svg:y="10.298cm" svg:viewBox="0 0 113 70" draw:points="0,70 113,70 113,0 0,0">
          <text:p/>
        </draw:polygon>
        <draw:path draw:style-name="gr35" draw:text-style-name="P2" draw:layer="layout" svg:width="0.287cm" svg:height="0.24cm" svg:x="8.382cm" svg:y="10.461cm" svg:viewBox="0 0 288 241" svg:d="M0 0c35 41 89 68 149 68 55 0 106-23 139-58l-4 125c-3 63-95 106-145 106-59 0-136-28-138-115z">
          <text:p/>
        </draw:path>
        <draw:path draw:style-name="gr35" draw:text-style-name="P2" draw:layer="layout" svg:width="0.295cm" svg:height="0.272cm" svg:x="8.383cm" svg:y="9.975cm" svg:viewBox="0 0 296 273" svg:d="M0 273c1-62 2-119 4-166 2-62 96-107 150-107 61 0 140 38 142 98 1 32 0 97-2 172-33-40-86-66-146-66s-114 27-148 69z">
          <text:p/>
        </draw:path>
        <draw:path draw:style-name="gr35" draw:text-style-name="P2" draw:layer="layout" svg:width="0.294cm" svg:height="0.35cm" svg:x="8.382cm" svg:y="10.179cm" svg:viewBox="0 0 295 351" svg:d="M1 68c34-42 88-68 148-68s113 25 146 65l-2 92-5 136c-33 35-83 58-139 58-60 0-114-27-149-68v-116z">
          <text:p/>
        </draw:path>
        <draw:path draw:style-name="gr49" draw:text-style-name="P18" draw:layer="layout" svg:width="0.282cm" svg:height="0.235cm" svg:x="8.391cm" svg:y="10.057cm" svg:viewBox="0 0 283 236" svg:d="M142 0c78 0 141 53 141 118 0 66-63 118-141 118-79 0-142-52-142-118 0-65 63-118 142-118z">
          <text:p/>
        </draw:path>
        <draw:line draw:style-name="gr35" draw:text-style-name="P2" draw:layer="layout" svg:x1="8.675cm" svg:y1="10.175cm" svg:x2="8.609cm" svg:y2="10.508cm">
          <text:p/>
        </draw:line>
        <draw:line draw:style-name="gr35" draw:text-style-name="P2" draw:layer="layout" svg:x1="8.391cm" svg:y1="10.175cm" svg:x2="8.446cm" svg:y2="10.504cm">
          <text:p/>
        </draw:line>
        <draw:path draw:style-name="gr35" draw:text-style-name="P2" draw:layer="layout" svg:width="0.287cm" svg:height="0.24cm" svg:x="9.457cm" svg:y="10.458cm" svg:viewBox="0 0 288 241" svg:d="M0 0c35 41 89 68 149 68 56 0 106-23 139-58l-4 125c-3 63-95 106-144 106-60 0-138-28-139-115z">
          <text:p/>
        </draw:path>
        <draw:path draw:style-name="gr35" draw:text-style-name="P2" draw:layer="layout" svg:width="0.295cm" svg:height="0.272cm" svg:x="9.458cm" svg:y="9.973cm" svg:viewBox="0 0 296 273" svg:d="M0 273c0-62 1-119 3-166 4-62 98-107 151-107 60 0 140 38 142 98 0 32-1 97-2 173-34-41-87-67-146-67s-113 27-148 69z">
          <text:p/>
        </draw:path>
        <draw:path draw:style-name="gr35" draw:text-style-name="P2" draw:layer="layout" svg:width="0.294cm" svg:height="0.35cm" svg:x="9.457cm" svg:y="10.177cm" svg:viewBox="0 0 295 351" svg:d="M1 68c34-42 88-68 147-68s112 25 147 66l-3 91-4 136c-34 35-84 58-140 58-60 0-114-27-148-68v-116z">
          <text:p/>
        </draw:path>
        <draw:path draw:style-name="gr50" draw:text-style-name="P18" draw:layer="layout" svg:width="0.282cm" svg:height="0.235cm" svg:x="9.465cm" svg:y="10.055cm" svg:viewBox="0 0 283 236" svg:d="M142 0c79 0 141 53 141 118 0 66-62 118-141 118-78 0-142-52-142-118 0-65 64-118 142-118z">
          <text:p/>
        </draw:path>
        <draw:path draw:style-name="gr35" draw:text-style-name="P2" draw:layer="layout" svg:width="0.282cm" svg:height="0.235cm" svg:x="9.465cm" svg:y="10.055cm" svg:viewBox="0 0 283 236" svg:d="M142 0c79 0 141 53 141 118 0 66-62 118-141 118-78 0-142-52-142-118 0-65 64-118 142-118z">
          <text:p/>
        </draw:path>
        <draw:line draw:style-name="gr35" draw:text-style-name="P2" draw:layer="layout" svg:x1="9.749cm" svg:y1="10.173cm" svg:x2="9.684cm" svg:y2="10.506cm">
          <text:p/>
        </draw:line>
        <draw:line draw:style-name="gr35" draw:text-style-name="P2" draw:layer="layout" svg:x1="9.465cm" svg:y1="10.173cm" svg:x2="9.521cm" svg:y2="10.502cm">
          <text:p/>
        </draw:line>
        <draw:path draw:style-name="gr35" draw:text-style-name="P2" draw:layer="layout" svg:width="0.286cm" svg:height="0.241cm" svg:x="10.538cm" svg:y="10.466cm" svg:viewBox="0 0 287 242" svg:d="M0 0c34 42 89 69 149 69 55 0 105-23 138-58l-4 125c-3 63-94 106-144 106-59 0-137-29-139-115z">
          <text:p/>
        </draw:path>
        <draw:path draw:style-name="gr35" draw:text-style-name="P2" draw:layer="layout" svg:width="0.295cm" svg:height="0.272cm" svg:x="10.538cm" svg:y="9.981cm" svg:viewBox="0 0 296 273" svg:d="M0 273c1-61 2-119 4-166 2-62 96-107 151-107 60 0 139 37 141 98 1 32 0 97-2 172-33-40-86-66-145-66-61 0-115 27-149 69z">
          <text:p/>
        </draw:path>
        <draw:path draw:style-name="gr35" draw:text-style-name="P2" draw:layer="layout" svg:width="0.294cm" svg:height="0.35cm" svg:x="10.537cm" svg:y="10.185cm" svg:viewBox="0 0 295 351" svg:d="M1 68c34-42 88-68 149-68 59 0 112 25 145 65l-2 91-5 137c-33 35-83 58-138 58-61 0-115-27-149-69l-1-115z">
          <text:p/>
        </draw:path>
        <draw:path draw:style-name="gr49" draw:text-style-name="P18" draw:layer="layout" svg:width="0.282cm" svg:height="0.236cm" svg:x="10.546cm" svg:y="10.062cm" svg:viewBox="0 0 283 237" svg:d="M141 0c79 0 142 54 142 119s-63 118-142 118c-78 0-141-53-141-118s63-119 141-119z">
          <text:p/>
        </draw:path>
        <draw:line draw:style-name="gr35" draw:text-style-name="P2" draw:layer="layout" svg:x1="10.83cm" svg:y1="10.181cm" svg:x2="10.764cm" svg:y2="10.514cm">
          <text:p/>
        </draw:line>
        <draw:line draw:style-name="gr35" draw:text-style-name="P2" draw:layer="layout" svg:x1="10.546cm" svg:y1="10.181cm" svg:x2="10.601cm" svg:y2="10.51cm">
          <text:p/>
        </draw:line>
        <draw:path draw:style-name="gr35" draw:text-style-name="P2" draw:layer="layout" svg:width="0.287cm" svg:height="0.241cm" svg:x="13.838cm" svg:y="7.938cm" svg:viewBox="0 0 288 242" svg:d="M0 0c34 41 88 70 148 70 56 0 107-24 140-59l-4 125c-3 63-96 106-146 106-59 0-136-29-137-114z">
          <text:p/>
        </draw:path>
        <draw:path draw:style-name="gr35" draw:text-style-name="P2" draw:layer="layout" svg:width="0.296cm" svg:height="0.272cm" svg:x="13.838cm" svg:y="7.453cm" svg:viewBox="0 0 297 273" svg:d="M0 273c1-61 2-118 4-166 3-62 98-107 151-107 60 0 140 38 142 99 0 32-1 97-3 171-33-40-86-65-145-65-60 0-114 26-149 68z">
          <text:p/>
        </draw:path>
        <draw:path draw:style-name="gr35" draw:text-style-name="P2" draw:layer="layout" svg:width="0.294cm" svg:height="0.35cm" svg:x="13.837cm" svg:y="7.657cm" svg:viewBox="0 0 295 351" svg:d="M1 68c36-42 89-68 149-68 59 0 112 25 145 65l-2 91-4 136c-33 35-83 59-139 59-61 0-114-29-149-70l-1-115z">
          <text:p/>
        </draw:path>
        <draw:path draw:style-name="gr51" draw:text-style-name="P20" draw:layer="layout" svg:width="0.282cm" svg:height="0.235cm" svg:x="13.845cm" svg:y="7.535cm" svg:viewBox="0 0 283 236" svg:d="M141 0c78 0 142 55 142 119 0 65-64 117-142 117-77 0-141-52-141-117 0-64 64-119 141-119z">
          <text:p/>
        </draw:path>
        <draw:line draw:style-name="gr35" draw:text-style-name="P2" draw:layer="layout" svg:x1="14.129cm" svg:y1="7.653cm" svg:x2="14.064cm" svg:y2="7.985cm">
          <text:p/>
        </draw:line>
        <draw:line draw:style-name="gr35" draw:text-style-name="P2" draw:layer="layout" svg:x1="13.845cm" svg:y1="7.653cm" svg:x2="13.901cm" svg:y2="7.981cm">
          <text:p/>
        </draw:line>
        <draw:path draw:style-name="gr35" draw:text-style-name="P2" draw:layer="layout" svg:width="0.287cm" svg:height="0.24cm" svg:x="13.855cm" svg:y="9.022cm" svg:viewBox="0 0 288 241" svg:d="M0 0c34 41 88 68 148 68 57 0 107-23 140-58l-4 125c-4 63-96 106-146 106-59 0-136-28-138-115z">
          <text:p/>
        </draw:path>
        <draw:path draw:style-name="gr35" draw:text-style-name="P2" draw:layer="layout" svg:width="0.296cm" svg:height="0.272cm" svg:x="13.855cm" svg:y="8.536cm" svg:viewBox="0 0 297 273" svg:d="M0 273c1-61 2-118 4-165 3-62 97-108 151-108 60 0 139 38 142 99 0 32-1 97-3 171-33-40-86-65-145-65-60 0-114 26-149 68z">
          <text:p/>
        </draw:path>
        <draw:path draw:style-name="gr35" draw:text-style-name="P2" draw:layer="layout" svg:width="0.294cm" svg:height="0.35cm" svg:x="13.854cm" svg:y="8.74cm" svg:viewBox="0 0 295 351" svg:d="M1 68c35-42 88-68 148-68 59 0 112 25 146 65l-2 92-4 135c-34 36-84 59-140 59-60 0-114-27-148-69l-1-115z">
          <text:p/>
        </draw:path>
        <draw:path draw:style-name="gr49" draw:text-style-name="P18" draw:layer="layout" svg:width="0.282cm" svg:height="0.235cm" svg:x="13.863cm" svg:y="8.619cm" svg:viewBox="0 0 283 236" svg:d="M141 0c78 0 142 53 142 117 0 67-64 119-142 119-77 0-141-52-141-119 0-64 64-117 141-117z">
          <text:p/>
        </draw:path>
        <draw:line draw:style-name="gr35" draw:text-style-name="P2" draw:layer="layout" svg:x1="14.147cm" svg:y1="8.736cm" svg:x2="14.082cm" svg:y2="9.069cm">
          <text:p/>
        </draw:line>
        <draw:line draw:style-name="gr35" draw:text-style-name="P2" draw:layer="layout" svg:x1="13.863cm" svg:y1="8.736cm" svg:x2="13.919cm" svg:y2="9.065cm">
          <text:p/>
        </draw:line>
        <draw:line draw:style-name="gr28" draw:text-style-name="P2" draw:layer="layout" svg:x1="14.376cm" svg:y1="11.014cm" svg:x2="14.334cm" svg:y2="11.201cm">
          <text:p/>
        </draw:line>
        <draw:line draw:style-name="gr28" draw:text-style-name="P2" draw:layer="layout" svg:x1="14.446cm" svg:y1="10.998cm" svg:x2="14.404cm" svg:y2="11.188cm">
          <text:p/>
        </draw:line>
        <draw:polygon draw:style-name="gr28" draw:text-style-name="P2" draw:layer="layout" svg:width="0.294cm" svg:height="0.086cm" svg:x="13.281cm" svg:y="10.246cm" svg:viewBox="0 0 295 87" draw:points="295,38 140,0 9,31 0,68 130,48 275,87">
          <text:p/>
        </draw:polygon>
        <draw:path draw:style-name="gr52" draw:text-style-name="P21" draw:layer="layout" svg:width="1.916cm" svg:height="0.898cm" svg:x="1.362cm" svg:y="7.439cm" svg:viewBox="0 0 1917 899" svg:d="M1917 134c0-73-59-134-133-134h-1651c-72 0-133 61-133 134v631c0 74 61 134 133 134h1651c74 0 133-60 133-134z">
          <text:p/>
        </draw:path>
        <draw:path draw:style-name="gr52" draw:text-style-name="P18" draw:layer="layout" svg:width="1.916cm" svg:height="0.898cm" svg:x="1.358cm" svg:y="8.519cm" svg:viewBox="0 0 1917 899" svg:d="M1917 135c0-74-59-135-133-135h-1651c-72 0-133 61-133 135v630c0 75 61 134 133 134h1651c74 0 133-59 133-134z">
          <text:p/>
        </draw:path>
        <draw:frame draw:style-name="gr43" draw:text-style-name="P12" draw:layer="layout" svg:width="0.26cm" svg:height="0.296cm" svg:x="12.827cm" svg:y="12.533cm">
          <draw:text-box>
            <text:p text:style-name="P3"><text:span text:style-name="T3">E2</text:span></text:p>
          </draw:text-box>
        </draw:frame>
        <draw:path draw:style-name="gr52" draw:text-style-name="P18" draw:layer="layout" svg:width="1.915cm" svg:height="0.898cm" svg:x="3.467cm" svg:y="7.439cm" svg:viewBox="0 0 1916 899" svg:d="M1916 134c0-73-58-134-132-134h-1652c-73 0-132 61-132 134v631c0 74 59 134 132 134h1652c74 0 132-60 132-134z">
          <text:p/>
        </draw:path>
        <draw:path draw:style-name="gr52" draw:text-style-name="P18" draw:layer="layout" svg:width="1.915cm" svg:height="0.898cm" svg:x="3.463cm" svg:y="8.524cm" svg:viewBox="0 0 1916 899" svg:d="M1916 135c0-74-58-135-133-135h-1651c-73 0-132 61-132 135v630c0 75 59 134 132 134h1651c75 0 133-59 133-134z">
          <text:p/>
        </draw:path>
        <draw:path draw:style-name="gr53" draw:text-style-name="P16" draw:layer="layout" svg:width="0.478cm" svg:height="0.301cm" svg:x="2.078cm" svg:y="8.279cm" svg:viewBox="0 0 479 302" svg:d="M479 66c0-36-42-66-94-66h-290c-52 0-95 30-95 66v170c0 37 43 66 95 66h290c52 0 94-29 94-66z">
          <text:p/>
        </draw:path>
        <draw:frame draw:style-name="gr54" draw:text-style-name="P22" draw:layer="layout" svg:width="0.273cm" svg:height="0.382cm" svg:x="2.191cm" svg:y="8.234cm">
          <draw:text-box>
            <text:p text:style-name="P3"><text:span text:style-name="T6">T4</text:span></text:p>
          </draw:text-box>
        </draw:frame>
        <draw:path draw:style-name="gr52" draw:text-style-name="P18" draw:layer="layout" svg:width="1.916cm" svg:height="0.898cm" svg:x="5.572cm" svg:y="7.444cm" svg:viewBox="0 0 1917 899" svg:d="M1917 134c0-73-59-134-132-134h-1652c-73 0-133 61-133 134v631c0 74 60 134 133 134h1652c73 0 132-60 132-134z">
          <text:p/>
        </draw:path>
        <draw:path draw:style-name="gr52" draw:text-style-name="P18" draw:layer="layout" svg:width="1.916cm" svg:height="0.898cm" svg:x="5.568cm" svg:y="8.519cm" svg:viewBox="0 0 1917 899" svg:d="M1917 135c0-74-59-135-132-135h-1652c-73 0-133 61-133 135v630c0 75 60 134 133 134h1652c73 0 132-59 132-134z">
          <text:p/>
        </draw:path>
        <draw:path draw:style-name="gr53" draw:text-style-name="P16" draw:layer="layout" svg:width="0.477cm" svg:height="0.279cm" svg:x="4.183cm" svg:y="8.29cm" svg:viewBox="0 0 478 280" svg:d="M478 62c0-34-41-62-93-62h-291c-52 0-94 28-94 62v156c0 35 42 62 94 62h291c52 0 93-27 93-62z">
          <text:p/>
        </draw:path>
        <draw:frame draw:style-name="gr54" draw:text-style-name="P22" draw:layer="layout" svg:width="0.273cm" svg:height="0.382cm" svg:x="4.296cm" svg:y="8.234cm">
          <draw:text-box>
            <text:p text:style-name="P3"><text:span text:style-name="T6">T5</text:span></text:p>
          </draw:text-box>
        </draw:frame>
        <draw:path draw:style-name="gr53" draw:text-style-name="P16" draw:layer="layout" svg:width="0.477cm" svg:height="0.301cm" svg:x="6.303cm" svg:y="8.279cm" svg:viewBox="0 0 478 302" svg:d="M478 66c0-36-41-66-94-66h-291c-51 0-93 30-93 66v170c0 37 42 66 93 66h291c53 0 94-29 94-66z">
          <text:p/>
        </draw:path>
        <draw:frame draw:style-name="gr54" draw:text-style-name="P22" draw:layer="layout" svg:width="0.273cm" svg:height="0.382cm" svg:x="6.416cm" svg:y="8.24cm">
          <draw:text-box>
            <text:p text:style-name="P3"><text:span text:style-name="T6">T6</text:span></text:p>
          </draw:text-box>
        </draw:frame>
        <draw:path draw:style-name="gr55" draw:text-style-name="P2" draw:layer="layout" svg:width="3.246cm" svg:height="1.097cm" draw:transform="skewX (-0.000872664625997167) rotate (3.08958184188036) translate (15.3810923381369cm 11.8901252020329cm)" svg:viewBox="0 0 3247 1098" svg:d="M0 0c482 251 1007 552 1551 524 613-33 1145 299 1696 574">
          <text:p/>
        </draw:path>
        <draw:path draw:style-name="gr52" draw:text-style-name="P18" draw:layer="layout" svg:width="1.916cm" svg:height="0.898cm" svg:x="15.483cm" svg:y="11.533cm" svg:viewBox="0 0 1917 899" svg:d="M1917 135c0-74-59-135-133-135h-1652c-72 0-132 61-132 135v630c0 74 60 134 132 134h1652c74 0 133-60 133-134z">
          <text:p/>
        </draw:path>
        <draw:path draw:style-name="gr53" draw:text-style-name="P16" draw:layer="layout" svg:width="0.477cm" svg:height="0.435cm" svg:x="15.095cm" svg:y="11.763cm" svg:viewBox="0 0 478 436" svg:d="M478 96c0-53-41-96-94-96h-290c-52 0-94 43-94 96v245c0 53 42 95 94 95h290c53 0 94-42 94-95z">
          <text:p/>
        </draw:path>
        <draw:path draw:style-name="gr52" draw:text-style-name="P18" draw:layer="layout" svg:width="1.915cm" svg:height="0.898cm" svg:x="18.622cm" svg:y="8.96cm" svg:viewBox="0 0 1916 899" svg:d="M1916 135c0-74-58-135-132-135h-1652c-73 0-132 61-132 135v629c0 75 59 135 132 135h1652c74 0 132-60 132-135z">
          <text:p/>
        </draw:path>
        <draw:frame draw:style-name="gr56" draw:text-style-name="P22" draw:layer="layout" svg:width="0.315cm" svg:height="0.382cm" svg:x="15.194cm" svg:y="11.799cm">
          <draw:text-box>
            <text:p text:style-name="P3"><text:span text:style-name="T6">B9</text:span></text:p>
          </draw:text-box>
        </draw:frame>
        <draw:path draw:style-name="gr52" draw:text-style-name="P18" draw:layer="layout" svg:width="1.915cm" svg:height="0.898cm" svg:x="18.622cm" svg:y="9.981cm" svg:viewBox="0 0 1916 899" svg:d="M1916 134c0-73-58-134-132-134h-1652c-73 0-132 61-132 134v630c0 74 59 135 132 135h1652c74 0 132-61 132-135z">
          <text:p/>
        </draw:path>
        <draw:path draw:style-name="gr52" draw:text-style-name="P18" draw:layer="layout" svg:width="1.915cm" svg:height="0.898cm" svg:x="18.622cm" svg:y="11.003cm" svg:viewBox="0 0 1916 899" svg:d="M1916 134c0-74-58-134-132-134h-1652c-73 0-132 60-132 134v629c0 75 59 136 132 136h1652c74 0 132-61 132-136z">
          <text:p/>
        </draw:path>
        <draw:path draw:style-name="gr52" draw:text-style-name="P18" draw:layer="layout" svg:width="1.915cm" svg:height="0.898cm" svg:x="18.622cm" svg:y="13.045cm" svg:viewBox="0 0 1916 899" svg:d="M1916 135c0-74-58-135-132-135h-1652c-73 0-132 61-132 135v630c0 74 59 134 132 134h1652c74 0 132-60 132-134z">
          <text:p/>
        </draw:path>
        <draw:frame draw:style-name="gr57" draw:text-style-name="P24" draw:layer="layout" svg:width="5.159cm" svg:height="0.9cm" svg:x="15.38cm" svg:y="2.345cm">
          <draw:text-box>
            <text:p text:style-name="P23"><text:span text:style-name="T7">TEMPLATE V1.4</text:span></text:p>
          </draw:text-box>
        </draw:frame>
        <draw:frame draw:style-name="gr58" draw:text-style-name="P26" draw:layer="layout" svg:width="1.591cm" svg:height="0.644cm" svg:x="15.672cm" svg:y="11.657cm">
          <draw:text-box>
            <text:p text:style-name="P25"><text:span text:style-name="T8"><text:s text:c="7"/></text:span><text:span text:style-name="T8">N / A</text:span></text:p>
          </draw:text-box>
        </draw:frame>
        <draw:path draw:style-name="gr52" draw:text-style-name="P18" draw:layer="layout" svg:width="1.915cm" svg:height="0.898cm" svg:x="18.623cm" svg:y="12.023cm" svg:viewBox="0 0 1916 899" svg:d="M1916 134c0-74-58-134-132-134h-1652c-73 0-132 60-132 134v629c0 75 59 136 132 136h1652c74 0 132-61 132-136z">
          <text:p/>
        </draw:path>
        <draw:line draw:style-name="gr1" draw:text-style-name="P1" draw:layer="layout" svg:x1="15.274cm" svg:y1="9.453cm" svg:x2="14.28cm" svg:y2="8.948cm">
          <text:p/>
        </draw:line>
        <draw:path draw:style-name="gr52" draw:text-style-name="P18" draw:layer="layout" svg:width="1.916cm" svg:height="0.898cm" svg:x="15.468cm" svg:y="8.512cm" svg:viewBox="0 0 1917 899" svg:d="M1917 135c0-74-59-135-132-135h-1652c-73 0-133 61-133 135v630c0 75 60 134 133 134h1652c73 0 132-59 132-134z">
          <text:p/>
        </draw:path>
        <draw:path draw:style-name="gr52" draw:text-style-name="P18" draw:layer="layout" svg:width="1.916cm" svg:height="0.898cm" svg:x="15.464cm" svg:y="9.524cm" svg:viewBox="0 0 1917 899" svg:d="M1917 134c0-74-59-134-132-134h-1652c-73 0-133 60-133 134v630c0 75 60 135 133 135h1652c73 0 132-60 132-135z">
          <text:p/>
        </draw:path>
        <draw:line draw:style-name="gr1" draw:text-style-name="P1" draw:layer="layout" svg:x1="15.274cm" svg:y1="7.129cm" svg:x2="14.28cm" svg:y2="7.836cm">
          <text:p/>
        </draw:line>
        <draw:path draw:style-name="gr53" draw:text-style-name="P16" draw:layer="layout" svg:width="0.477cm" svg:height="0.435cm" svg:x="15.095cm" svg:y="9.234cm" svg:viewBox="0 0 478 436" svg:d="M478 96c0-53-41-96-94-96h-291c-51 0-93 43-93 96v245c0 53 42 95 93 95h291c53 0 94-42 94-95z">
          <text:p/>
        </draw:path>
        <draw:frame draw:style-name="gr54" draw:text-style-name="P22" draw:layer="layout" svg:width="0.273cm" svg:height="0.382cm" svg:x="15.201cm" svg:y="9.265cm">
          <draw:text-box>
            <text:p text:style-name="P3"><text:span text:style-name="T6">T3</text:span></text:p>
          </draw:text-box>
        </draw:frame>
        <draw:path draw:style-name="gr52" draw:text-style-name="P18" draw:layer="layout" svg:width="1.916cm" svg:height="0.898cm" svg:x="15.473cm" svg:y="6.19cm" svg:viewBox="0 0 1917 899" svg:d="M1917 135c0-74-59-135-132-135h-1652c-73 0-133 61-133 135v630c0 75 60 134 133 134h1652c73 0 132-59 132-134z">
          <text:p/>
        </draw:path>
        <draw:path draw:style-name="gr52" draw:text-style-name="P18" draw:layer="layout" svg:width="1.916cm" svg:height="0.898cm" svg:x="15.47cm" svg:y="7.201cm" svg:viewBox="0 0 1917 899" svg:d="M1917 134c0-74-59-134-132-134h-1652c-73 0-133 60-133 134v630c0 75 60 135 133 135h1652c73 0 132-60 132-135z">
          <text:p/>
        </draw:path>
        <draw:path draw:style-name="gr53" draw:text-style-name="P16" draw:layer="layout" svg:width="0.477cm" svg:height="0.435cm" svg:x="15.101cm" svg:y="6.911cm" svg:viewBox="0 0 478 436" svg:d="M478 96c0-53-41-96-94-96h-291c-51 0-93 43-93 96v245c0 53 42 95 93 95h291c53 0 94-42 94-95z">
          <text:p/>
        </draw:path>
        <draw:frame draw:style-name="gr54" draw:text-style-name="P22" draw:layer="layout" svg:width="0.273cm" svg:height="0.382cm" svg:x="15.207cm" svg:y="6.942cm">
          <draw:text-box>
            <text:p text:style-name="P3"><text:span text:style-name="T6">T2</text:span></text:p>
          </draw:text-box>
        </draw:frame>
        <draw:line draw:style-name="gr1" draw:text-style-name="P1" draw:layer="layout" svg:x1="12.092cm" svg:y1="7.23cm" svg:x2="8.214cm" svg:y2="7.23cm">
          <text:p/>
        </draw:line>
        <draw:frame draw:style-name="gr59" draw:text-style-name="P27" draw:layer="layout" svg:width="5.589cm" svg:height="0.636cm" svg:x="15.255cm" svg:y="1.371cm">
          <draw:text-box>
            <text:p><text:span text:style-name="T9">VIRPIL T50 Throttle Version 1</text:span></text:p>
            <text:p><text:span text:style-name="T10"><text:s text:c="115"/></text:span><text:span text:style-name="T10">BY MAZEX</text:span></text:p>
          </draw:text-box>
        </draw:frame>
        <draw:custom-shape draw:style-name="gr60" draw:text-style-name="P28"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28"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28" draw:layer="layout" svg:width="0.298cm" svg:height="0.605cm" svg:x="17.463cm" svg:y="7.42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28" draw:layer="layout" svg:width="0.298cm" svg:height="0.605cm" svg:x="17.464cm" svg:y="9.71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2" draw:text-style-name="P1" draw:layer="layout" svg:x1="11.197cm" svg:y1="17.945cm" svg:x2="7.355cm" svg:y2="17.37cm">
          <text:p/>
        </draw:line>
        <draw:line draw:style-name="gr1" draw:text-style-name="P1" draw:layer="layout" svg:x1="17.761cm" svg:y1="16.531cm" svg:x2="15.772cm" svg:y2="17.844cm">
          <text:p/>
        </draw:line>
        <draw:path draw:style-name="gr52" draw:text-style-name="P18" draw:layer="layout" svg:width="1.916cm" svg:height="0.898cm" svg:x="16.857cm" svg:y="15.419cm" svg:viewBox="0 0 1917 899" svg:d="M1917 135c0-74-59-135-133-135h-1652c-72 0-132 61-132 135v630c0 74 60 134 132 134h1652c74 0 133-60 133-134z">
          <text:p/>
        </draw:path>
        <draw:path draw:style-name="gr53" draw:text-style-name="P16" draw:layer="layout" svg:width="0.477cm" svg:height="0.435cm" svg:x="17.562cm" svg:y="16.255cm" svg:viewBox="0 0 478 436" svg:d="M478 96c0-53-41-96-94-96h-290c-52 0-94 43-94 96v245c0 53 42 95 94 95h290c53 0 94-42 94-95z">
          <text:p/>
        </draw:path>
        <draw:frame draw:style-name="gr63" draw:text-style-name="P22" draw:layer="layout" svg:width="0.313cm" svg:height="0.382cm" svg:x="17.653cm" svg:y="16.283cm">
          <draw:text-box>
            <text:p text:style-name="P3"><text:span text:style-name="T6">01</text:span></text:p>
          </draw:text-box>
        </draw:frame>
        <draw:frame draw:style-name="gr64" draw:text-style-name="P26" draw:layer="layout" svg:width="1.691cm" svg:height="0.644cm" svg:x="16.965cm" svg:y="15.543cm">
          <draw:text-box>
            <text:p text:style-name="P25"><text:span text:style-name="T8"><text:s text:c="10"/></text:span><text:span text:style-name="T8">N / A</text:span></text:p>
          </draw:text-box>
        </draw:frame>
        <draw:line draw:style-name="gr1" draw:text-style-name="P1" draw:layer="layout" svg:x1="15.573cm" svg:y1="16.329cm" svg:x2="14.777cm" svg:y2="17.946cm">
          <text:p/>
        </draw:line>
        <draw:path draw:style-name="gr52" draw:text-style-name="P18" draw:layer="layout" svg:width="1.916cm" svg:height="0.898cm" svg:x="14.476cm" svg:y="15.42cm" svg:viewBox="0 0 1917 899" svg:d="M1917 135c0-74-59-135-133-135h-1652c-72 0-132 61-132 135v630c0 74 60 134 132 134h1652c74 0 133-60 133-134z">
          <text:p/>
        </draw:path>
        <draw:path draw:style-name="gr53" draw:text-style-name="P16" draw:layer="layout" svg:width="0.477cm" svg:height="0.435cm" svg:x="15.181cm" svg:y="16.256cm" svg:viewBox="0 0 478 436" svg:d="M478 96c0-53-41-96-94-96h-290c-52 0-94 43-94 96v245c0 53 42 95 94 95h290c53 0 94-42 94-95z">
          <text:p/>
        </draw:path>
        <draw:frame draw:style-name="gr63" draw:text-style-name="P22" draw:layer="layout" svg:width="0.313cm" svg:height="0.382cm" svg:x="15.272cm" svg:y="16.284cm">
          <draw:text-box>
            <text:p text:style-name="P3"><text:span text:style-name="T6">02</text:span></text:p>
          </draw:text-box>
        </draw:frame>
        <draw:frame draw:style-name="gr65" draw:text-style-name="P29" draw:layer="layout" svg:width="1.691cm" svg:height="0.684cm" svg:x="14.578cm" svg:y="15.544cm">
          <draw:text-box>
            <text:p text:style-name="P25"><text:span text:style-name="T11"><text:s text:c="11"/></text:span><text:span text:style-name="T11">N / A</text:span></text:p>
          </draw:text-box>
        </draw:frame>
        <draw:line draw:style-name="gr1" draw:text-style-name="P1" draw:layer="layout" svg:x1="13.087cm" svg:y1="16.329cm" svg:x2="13.783cm" svg:y2="18.451cm">
          <text:p/>
        </draw:line>
        <draw:path draw:style-name="gr52" draw:text-style-name="P18" draw:layer="layout" svg:width="1.916cm" svg:height="0.898cm" svg:x="12.095cm" svg:y="15.421cm" svg:viewBox="0 0 1917 899" svg:d="M1917 135c0-74-59-135-133-135h-1652c-72 0-132 61-132 135v630c0 74 60 134 132 134h1652c74 0 133-60 133-134z">
          <text:p/>
        </draw:path>
        <draw:path draw:style-name="gr53" draw:text-style-name="P16" draw:layer="layout" svg:width="0.477cm" svg:height="0.435cm" svg:x="12.865cm" svg:y="16.257cm" svg:viewBox="0 0 478 436" svg:d="M478 96c0-53-41-96-94-96h-290c-52 0-94 43-94 96v245c0 53 42 95 94 95h290c53 0 94-42 94-95z">
          <text:p/>
        </draw:path>
        <draw:frame draw:style-name="gr63" draw:text-style-name="P22" draw:layer="layout" svg:width="0.313cm" svg:height="0.382cm" svg:x="12.956cm" svg:y="16.285cm">
          <draw:text-box>
            <text:p text:style-name="P3"><text:span text:style-name="T6">03</text:span></text:p>
          </draw:text-box>
        </draw:frame>
        <draw:frame draw:style-name="gr64" draw:text-style-name="P26" draw:layer="layout" svg:width="1.691cm" svg:height="0.644cm" svg:x="12.192cm" svg:y="15.545cm">
          <draw:text-box>
            <text:p text:style-name="P25"><text:span text:style-name="T8"><text:s text:c="9"/></text:span><text:span text:style-name="T8">N / A </text:span></text:p>
          </draw:text-box>
        </draw:frame>
        <draw:line draw:style-name="gr1" draw:text-style-name="P1" draw:layer="layout" svg:x1="16.155cm" svg:y1="13.47cm" svg:x2="14.181cm" svg:y2="12.08cm">
          <text:p/>
        </draw:line>
        <draw:path draw:style-name="gr52" draw:text-style-name="P18" draw:layer="layout" svg:width="2.286cm" svg:height="0.557cm" svg:x="15.178cm" svg:y="14.451cm" svg:viewBox="0 0 2287 558" svg:d="M2287 84c0-46-71-84-159-84h-1970c-87 0-158 38-158 84v390c0 46 71 84 158 84h1970c88 0 159-38 159-84z">
          <text:p/>
        </draw:path>
        <draw:path draw:style-name="gr52" draw:text-style-name="P18" draw:layer="layout" svg:width="1.483cm" svg:height="0.694cm" svg:x="16.371cm" svg:y="13.651cm" svg:viewBox="0 0 1484 695" svg:d="M1484 105c0-58-46-105-103-105h-1279c-56 0-102 47-102 105v486c0 57 46 104 102 104h1279c57 0 103-47 103-104z">
          <text:p/>
        </draw:path>
        <draw:path draw:style-name="gr52" draw:text-style-name="P18" draw:layer="layout" svg:width="1.416cm" svg:height="0.678cm" svg:x="14.855cm" svg:y="13.663cm" svg:viewBox="0 0 1417 679" svg:d="M1417 102c0-56-44-102-99-102h-1220c-54 0-98 46-98 102v475c0 56 44 102 98 102h1220c55 0 99-46 99-102z">
          <text:p/>
        </draw:path>
        <draw:g>
          <draw:path draw:style-name="gr53" draw:text-style-name="P16" draw:layer="layout" svg:width="0.478cm" svg:height="0.435cm" svg:x="16.073cm" svg:y="13.316cm" svg:viewBox="0 0 479 436" svg:d="M479 97c0-55-42-97-94-97h-291c-51 0-94 42-94 97v243c0 53 43 96 94 96h291c52 0 94-43 94-96z">
            <text:p/>
          </draw:path>
          <draw:frame draw:style-name="gr66" draw:text-style-name="P30" draw:layer="layout" svg:width="0.294cm" svg:height="0.381cm" svg:x="16.171cm" svg:y="13.351cm">
            <draw:text-box>
              <text:p text:style-name="P3"><text:span text:style-name="T6">E3</text:span></text:p>
            </draw:text-box>
          </draw:frame>
        </draw:g>
        <draw:line draw:style-name="gr1" draw:text-style-name="P1" draw:layer="layout" svg:x1="12.987cm" svg:y1="13.292cm" svg:x2="12.987cm" svg:y2="12.08cm">
          <text:p/>
        </draw:line>
        <draw:path draw:style-name="gr52" draw:text-style-name="P18" draw:layer="layout" svg:width="2.286cm" svg:height="0.557cm" svg:x="11.894cm" svg:y="14.457cm" svg:viewBox="0 0 2287 558" svg:d="M2287 84c0-46-71-84-159-84h-1970c-87 0-158 38-158 84v390c0 46 71 84 158 84h1970c88 0 159-38 159-84z">
          <text:p/>
        </draw:path>
        <draw:path draw:style-name="gr52" draw:text-style-name="P18" draw:layer="layout" svg:width="1.467cm" svg:height="0.694cm" svg:x="13.087cm" svg:y="13.657cm" svg:viewBox="0 0 1468 695" svg:d="M1468 105c0-58-46-105-102-105h-1265c-55 0-101 47-101 105v486c0 57 46 104 101 104h1265c56 0 102-47 102-104z">
          <text:p/>
        </draw:path>
        <draw:path draw:style-name="gr52" draw:text-style-name="P18" draw:layer="layout" svg:width="1.432cm" svg:height="0.678cm" svg:x="11.555cm" svg:y="13.669cm" svg:viewBox="0 0 1433 679" svg:d="M1433 102c0-56-45-102-100-102h-1234c-54 0-99 46-99 102v475c0 56 45 102 99 102h1234c55 0 100-46 100-102z">
          <text:p/>
        </draw:path>
        <draw:g>
          <draw:path draw:style-name="gr53" draw:text-style-name="P16" draw:layer="layout" svg:width="0.478cm" svg:height="0.435cm" svg:x="12.789cm" svg:y="13.322cm" svg:viewBox="0 0 479 436" svg:d="M479 97c0-55-42-97-94-97h-291c-51 0-94 42-94 97v243c0 53 43 96 94 96h291c52 0 94-43 94-96z">
            <text:p/>
          </draw:path>
          <draw:frame draw:style-name="gr66" draw:text-style-name="P30" draw:layer="layout" svg:width="0.294cm" svg:height="0.381cm" svg:x="12.887cm" svg:y="13.357cm">
            <draw:text-box>
              <text:p text:style-name="P3"><text:span text:style-name="T6">E2</text:span></text:p>
            </draw:text-box>
          </draw:frame>
        </draw:g>
        <draw:frame draw:style-name="gr67" draw:text-style-name="P31" draw:layer="layout" svg:width="1.268cm" svg:height="0.636cm" svg:x="13.187cm" svg:y="13.703cm">
          <draw:text-box>
            <text:p text:style-name="P25"><text:span text:style-name="T11"><text:s text:c="7"/></text:span><text:span text:style-name="T11">N / A</text:span></text:p>
          </draw:text-box>
        </draw:frame>
        <draw:line draw:style-name="gr1" draw:text-style-name="P1" draw:layer="layout" svg:x1="10.055cm" svg:y1="13.47cm" svg:x2="11.794cm" svg:y2="12.08cm">
          <text:p/>
        </draw:line>
        <draw:path draw:style-name="gr52" draw:text-style-name="P18" draw:layer="layout" svg:width="2.286cm" svg:height="0.557cm" svg:x="8.81cm" svg:y="14.457cm" svg:viewBox="0 0 2287 558" svg:d="M2287 84c0-46-71-84-159-84h-1970c-87 0-158 38-158 84v390c0 46 71 84 158 84h1970c88 0 159-38 159-84z">
          <text:p/>
        </draw:path>
        <draw:path draw:style-name="gr52" draw:text-style-name="P18" draw:layer="layout" svg:width="1.351cm" svg:height="0.694cm" svg:x="10.003cm" svg:y="13.657cm" svg:viewBox="0 0 1352 695" svg:d="M1352 105c0-58-42-105-94-105h-1165c-51 0-93 47-93 105v486c0 57 42 104 93 104h1165c52 0 94-47 94-104z">
          <text:p/>
        </draw:path>
        <draw:path draw:style-name="gr52" draw:text-style-name="P18" draw:layer="layout" svg:width="1.448cm" svg:height="0.678cm" svg:x="8.455cm" svg:y="13.669cm" svg:viewBox="0 0 1449 679" svg:d="M1449 102c0-56-45-102-101-102h-1248c-55 0-100 46-100 102v475c0 56 45 102 100 102h1248c56 0 101-46 101-102z">
          <text:p/>
        </draw:path>
        <draw:g>
          <draw:path draw:style-name="gr53" draw:text-style-name="P16" draw:layer="layout" svg:width="0.478cm" svg:height="0.435cm" svg:x="9.705cm" svg:y="13.322cm" svg:viewBox="0 0 479 436" svg:d="M479 97c0-55-42-97-94-97h-291c-51 0-94 42-94 97v243c0 53 43 96 94 96h291c52 0 94-43 94-96z">
            <text:p/>
          </draw:path>
          <draw:frame draw:style-name="gr66" draw:text-style-name="P30" draw:layer="layout" svg:width="0.294cm" svg:height="0.381cm" svg:x="9.803cm" svg:y="13.357cm">
            <draw:text-box>
              <text:p text:style-name="P3"><text:span text:style-name="T6">E1</text:span></text:p>
            </draw:text-box>
          </draw:frame>
        </draw:g>
        <draw:frame draw:style-name="gr68" draw:text-style-name="P31" draw:layer="layout" svg:width="2.089cm" svg:height="0.389cm" svg:x="8.919cm" svg:y="14.561cm">
          <draw:text-box>
            <text:p text:style-name="P25"><text:span text:style-name="T11"><text:s text:c="15"/></text:span><text:span text:style-name="T11">N / A</text:span></text:p>
          </draw:text-box>
        </draw:frame>
        <draw:line draw:style-name="gr1" draw:text-style-name="P1" draw:layer="layout" svg:x1="7.617cm" svg:y1="14cm" svg:x2="10.203cm" svg:y2="12.08cm">
          <text:p/>
        </draw:line>
        <draw:path draw:style-name="gr52" draw:text-style-name="P18" draw:layer="layout" svg:width="2.2cm" svg:height="0.898cm" svg:x="5.231cm" svg:y="13.526cm" svg:viewBox="0 0 2201 899" svg:d="M0 134c0-74 68-134 153-134h1896c83 0 152 60 152 134v630c0 75-69 135-152 135h-1896c-85 0-153-60-153-135z">
          <text:p/>
        </draw:path>
        <draw:path draw:style-name="gr53" draw:text-style-name="P16" draw:layer="layout" svg:width="0.477cm" svg:height="0.435cm" svg:x="7.33cm" svg:y="13.755cm" svg:viewBox="0 0 478 436" svg:d="M0 96c0-54 42-96 94-96h291c52 0 93 42 93 96v244c0 53-41 96-93 96h-291c-52 0-94-43-94-96z">
          <text:p/>
        </draw:path>
        <draw:frame draw:style-name="gr69" draw:text-style-name="P22" draw:layer="layout" svg:width="0.303cm" svg:height="0.382cm" svg:x="7.424cm" svg:y="13.777cm">
          <draw:text-box>
            <text:p text:style-name="P3"><text:span text:style-name="T6">A2</text:span></text:p>
          </draw:text-box>
        </draw:frame>
        <draw:line draw:style-name="gr1" draw:text-style-name="P1" draw:layer="layout" svg:x1="6.623cm" svg:y1="12.484cm" svg:x2="8.314cm" svg:y2="11.878cm">
          <text:p/>
        </draw:line>
        <draw:path draw:style-name="gr52" draw:text-style-name="P18" draw:layer="layout" svg:width="2.2cm" svg:height="0.898cm" svg:x="4.231cm" svg:y="12.011cm" svg:viewBox="0 0 2201 899" svg:d="M0 134c0-74 68-134 153-134h1896c83 0 152 60 152 134v630c0 75-69 135-152 135h-1896c-85 0-153-60-153-135z">
          <text:p/>
        </draw:path>
        <draw:path draw:style-name="gr53" draw:text-style-name="P16" draw:layer="layout" svg:width="0.477cm" svg:height="0.435cm" svg:x="6.331cm" svg:y="12.241cm" svg:viewBox="0 0 478 436" svg:d="M0 96c0-54 42-96 94-96h291c52 0 93 42 93 96v244c0 53-41 96-93 96h-291c-52 0-94-43-94-96z">
          <text:p/>
        </draw:path>
        <draw:frame draw:style-name="gr69" draw:text-style-name="P22" draw:layer="layout" svg:width="0.303cm" svg:height="0.382cm" svg:x="6.425cm" svg:y="12.262cm">
          <draw:text-box>
            <text:p text:style-name="P3"><text:span text:style-name="T6">A1</text:span></text:p>
          </draw:text-box>
        </draw:frame>
        <draw:line draw:style-name="gr1" draw:text-style-name="P1" draw:layer="layout" svg:x1="17.455cm" svg:y1="18.37cm" svg:x2="14.181cm" svg:y2="18.349cm">
          <text:p/>
        </draw:line>
        <draw:path draw:style-name="gr52" draw:text-style-name="P18" draw:layer="layout" svg:width="1.916cm" svg:height="0.898cm" svg:x="17.66cm" svg:y="17.847cm" svg:viewBox="0 0 1917 899" svg:d="M1917 135c0-74-59-135-133-135h-1652c-72 0-132 61-132 135v630c0 74 60 134 132 134h1652c74 0 133-60 133-134z">
          <text:p/>
        </draw:path>
        <draw:path draw:style-name="gr53" draw:text-style-name="P16" draw:layer="layout" svg:width="0.477cm" svg:height="0.435cm" svg:x="17.271cm" svg:y="18.077cm" svg:viewBox="0 0 478 436" svg:d="M478 96c0-53-41-96-94-96h-290c-52 0-94 43-94 96v245c0 53 42 95 94 95h290c53 0 94-42 94-95z">
          <text:p/>
        </draw:path>
        <draw:frame draw:style-name="gr63" draw:text-style-name="P22" draw:layer="layout" svg:width="0.313cm" svg:height="0.382cm" svg:x="17.362cm" svg:y="18.105cm">
          <draw:text-box>
            <text:p text:style-name="P3"><text:span text:style-name="T6"><text:s/></text:span><text:span text:style-name="T6">Z</text:span></text:p>
          </draw:text-box>
        </draw:frame>
        <draw:frame draw:style-name="gr64" draw:text-style-name="P26" draw:layer="layout" svg:width="1.691cm" svg:height="0.644cm" svg:x="17.768cm" svg:y="17.971cm">
          <draw:text-box>
            <text:p text:style-name="P25"><text:span text:style-name="T8"><text:s text:c="4"/></text:span></text:p>
          </draw:text-box>
        </draw:frame>
        <draw:line draw:style-name="gr70" draw:text-style-name="P1" draw:layer="layout" svg:x1="16.567cm" svg:y1="20.977cm" svg:x2="13.186cm" svg:y2="18.754cm">
          <text:p/>
        </draw:line>
        <draw:g>
          <draw:custom-shape draw:style-name="gr71" draw:text-style-name="P3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2" draw:text-style-name="P33"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73" draw:text-style-name="P33"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74" draw:text-style-name="P33"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52" draw:text-style-name="P18" draw:layer="layout" svg:width="1.918cm" svg:height="0.898cm" svg:x="14.409cm" svg:y="20.515cm" svg:viewBox="0 0 1919 899" svg:d="M1919 134c0-73-59-134-132-134h-1654c-73 0-133 61-133 134v631c0 74 60 134 133 134h1654c73 0 132-60 132-134z">
          <text:p/>
        </draw:path>
        <draw:path draw:style-name="gr52" draw:text-style-name="P18" draw:layer="layout" svg:width="1.916cm" svg:height="0.898cm" svg:x="16.011cm" svg:y="19.457cm" svg:viewBox="0 0 1917 899" svg:d="M1917 134c0-73-59-134-133-134h-1651c-73 0-133 61-133 134v631c0 74 60 134 133 134h1651c74 0 133-60 133-134z">
          <text:p/>
        </draw:path>
        <draw:path draw:style-name="gr52" draw:text-style-name="P18" draw:layer="layout" svg:width="1.918cm" svg:height="0.898cm" svg:x="17.616cm" svg:y="20.515cm" svg:viewBox="0 0 1919 899" svg:d="M1919 134c0-73-59-134-132-134h-1654c-73 0-133 61-133 134v631c0 74 60 134 133 134h1654c73 0 132-60 132-134z">
          <text:p/>
        </draw:path>
        <draw:path draw:style-name="gr52" draw:text-style-name="P18" draw:layer="layout" svg:width="1.916cm" svg:height="0.898cm" svg:x="16.011cm" svg:y="21.569cm" svg:viewBox="0 0 1917 899" svg:d="M1917 134c0-73-59-134-133-134h-1651c-73 0-133 61-133 134v630c0 75 60 135 133 135h1651c74 0 133-60 133-135z">
          <text:p/>
        </draw:path>
        <draw:path draw:style-name="gr53" draw:text-style-name="P16" draw:layer="layout" svg:width="0.477cm" svg:height="0.435cm" svg:x="16.785cm" svg:y="19.059cm" svg:viewBox="0 0 478 436" svg:d="M478 96c0-53-41-96-95-96h-290c-51 0-93 43-93 96v243c0 55 42 97 93 97h290c54 0 95-42 95-97z">
          <text:p/>
        </draw:path>
        <draw:path draw:style-name="gr53" draw:text-style-name="P16" draw:layer="layout" svg:width="0.477cm" svg:height="0.435cm" svg:x="16.718cm" svg:y="22.454cm" svg:viewBox="0 0 478 436" svg:d="M478 96c0-54-41-96-95-96h-290c-51 0-93 42-93 96v243c0 54 42 97 93 97h290c54 0 95-43 95-97z">
          <text:p/>
        </draw:path>
        <draw:frame draw:style-name="gr75" draw:text-style-name="P30" draw:layer="layout" svg:width="0.298cm" svg:height="0.382cm" svg:x="16.887cm" svg:y="19.088cm">
          <draw:text-box>
            <text:p text:style-name="P3"><text:span text:style-name="T6">06</text:span></text:p>
          </draw:text-box>
        </draw:frame>
        <draw:frame draw:style-name="gr75" draw:text-style-name="P30" draw:layer="layout" svg:width="0.298cm" svg:height="0.382cm" svg:x="16.822cm" svg:y="22.489cm">
          <draw:text-box>
            <text:p text:style-name="P3"><text:span text:style-name="T6">07</text:span></text:p>
          </draw:text-box>
        </draw:frame>
        <draw:path draw:style-name="gr53" draw:text-style-name="P16" draw:layer="layout" svg:width="0.478cm" svg:height="0.435cm" svg:x="19.504cm" svg:y="20.744cm" svg:viewBox="0 0 479 436" svg:d="M479 96c0-53-43-96-95-96h-290c-51 0-94 43-94 96v243c0 55 43 97 94 97h290c52 0 95-42 95-97z">
          <text:p/>
        </draw:path>
        <draw:frame draw:style-name="gr75" draw:text-style-name="P30" draw:layer="layout" svg:width="0.298cm" svg:height="0.382cm" svg:x="19.613cm" svg:y="20.781cm">
          <draw:text-box>
            <text:p text:style-name="P3"><text:span text:style-name="T6">04</text:span></text:p>
          </draw:text-box>
        </draw:frame>
        <draw:path draw:style-name="gr53" draw:text-style-name="P16" draw:layer="layout" svg:width="0.477cm" svg:height="0.435cm" svg:x="13.983cm" svg:y="20.743cm" svg:viewBox="0 0 478 436" svg:d="M478 96c0-53-41-96-95-96h-290c-51 0-93 43-93 96v243c0 55 42 97 93 97h290c54 0 95-42 95-97z">
          <text:p/>
        </draw:path>
        <draw:frame draw:style-name="gr75" draw:text-style-name="P30" draw:layer="layout" svg:width="0.298cm" svg:height="0.382cm" svg:x="14.057cm" svg:y="20.773cm">
          <draw:text-box>
            <text:p text:style-name="P3"><text:span text:style-name="T6">05</text:span></text:p>
          </draw:text-box>
        </draw:frame>
        <draw:line draw:style-name="gr70" draw:text-style-name="P1" draw:layer="layout" svg:x1="13.584cm" svg:y1="23.199cm" svg:x2="11.592cm" svg:y2="17.929cm">
          <text:p/>
        </draw:line>
        <draw:g>
          <draw:custom-shape draw:style-name="gr71" draw:text-style-name="P3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2" draw:text-style-name="P33"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73" draw:text-style-name="P33"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74" draw:text-style-name="P33"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52" draw:text-style-name="P18" draw:layer="layout" svg:width="1.918cm" svg:height="0.898cm" svg:x="10.282cm" svg:y="24.154cm" svg:viewBox="0 0 1919 899" svg:d="M1919 134c0-73-59-134-132-134h-1654c-73 0-133 61-133 134v631c0 74 60 134 133 134h1654c73 0 132-60 132-134z">
          <text:p/>
        </draw:path>
        <draw:path draw:style-name="gr52" draw:text-style-name="P18" draw:layer="layout" svg:width="1.916cm" svg:height="0.898cm" svg:x="11.857cm" svg:y="23.096cm" svg:viewBox="0 0 1917 899" svg:d="M1917 134c0-73-59-134-133-134h-1651c-73 0-133 61-133 134v631c0 74 60 134 133 134h1651c74 0 133-60 133-134z">
          <text:p/>
        </draw:path>
        <draw:path draw:style-name="gr52" draw:text-style-name="P18" draw:layer="layout" svg:width="1.918cm" svg:height="0.898cm" svg:x="13.495cm" svg:y="24.154cm" svg:viewBox="0 0 1919 899" svg:d="M1919 134c0-73-59-134-132-134h-1654c-73 0-133 61-133 134v631c0 74 60 134 133 134h1654c73 0 132-60 132-134z">
          <text:p/>
        </draw:path>
        <draw:path draw:style-name="gr52" draw:text-style-name="P18" draw:layer="layout" svg:width="1.916cm" svg:height="0.898cm" svg:x="11.857cm" svg:y="25.208cm" svg:viewBox="0 0 1917 899" svg:d="M1917 134c0-73-59-134-133-134h-1651c-73 0-133 61-133 134v630c0 75 60 135 133 135h1651c74 0 133-60 133-135z">
          <text:p/>
        </draw:path>
        <draw:path draw:style-name="gr53" draw:text-style-name="P16" draw:layer="layout" svg:width="0.477cm" svg:height="0.435cm" svg:x="12.631cm" svg:y="22.698cm" svg:viewBox="0 0 478 436" svg:d="M478 96c0-53-41-96-95-96h-290c-51 0-93 43-93 96v243c0 55 42 97 93 97h290c54 0 95-42 95-97z">
          <text:p/>
        </draw:path>
        <draw:path draw:style-name="gr53" draw:text-style-name="P16" draw:layer="layout" svg:width="0.477cm" svg:height="0.435cm" svg:x="12.564cm" svg:y="26.093cm" svg:viewBox="0 0 478 436" svg:d="M478 96c0-54-41-96-95-96h-290c-51 0-93 42-93 96v243c0 54 42 97 93 97h290c54 0 95-43 95-97z">
          <text:p/>
        </draw:path>
        <draw:frame draw:style-name="gr75" draw:text-style-name="P30" draw:layer="layout" svg:width="0.298cm" svg:height="0.382cm" svg:x="12.733cm" svg:y="22.727cm">
          <draw:text-box>
            <text:p text:style-name="P3"><text:span text:style-name="T6">11</text:span></text:p>
          </draw:text-box>
        </draw:frame>
        <draw:frame draw:style-name="gr75" draw:text-style-name="P30" draw:layer="layout" svg:width="0.298cm" svg:height="0.382cm" svg:x="12.668cm" svg:y="26.128cm">
          <draw:text-box>
            <text:p text:style-name="P3"><text:span text:style-name="T6">12</text:span></text:p>
          </draw:text-box>
        </draw:frame>
        <draw:path draw:style-name="gr53" draw:text-style-name="P16" draw:layer="layout" svg:width="0.478cm" svg:height="0.435cm" svg:x="15.383cm" svg:y="24.383cm" svg:viewBox="0 0 479 436" svg:d="M479 96c0-53-43-96-95-96h-290c-51 0-94 43-94 96v243c0 55 43 97 94 97h290c52 0 95-42 95-97z">
          <text:p/>
        </draw:path>
        <draw:frame draw:style-name="gr75" draw:text-style-name="P30" draw:layer="layout" svg:width="0.298cm" svg:height="0.382cm" svg:x="15.492cm" svg:y="24.42cm">
          <draw:text-box>
            <text:p text:style-name="P3"><text:span text:style-name="T6">10</text:span></text:p>
          </draw:text-box>
        </draw:frame>
        <draw:path draw:style-name="gr53" draw:text-style-name="P16" draw:layer="layout" svg:width="0.477cm" svg:height="0.435cm" svg:x="9.829cm" svg:y="24.382cm" svg:viewBox="0 0 478 436" svg:d="M478 96c0-53-41-96-95-96h-290c-51 0-93 43-93 96v243c0 55 42 97 93 97h290c54 0 95-42 95-97z">
          <text:p/>
        </draw:path>
        <draw:frame draw:style-name="gr75" draw:text-style-name="P30" draw:layer="layout" svg:width="0.298cm" svg:height="0.382cm" svg:x="9.93cm" svg:y="24.412cm">
          <draw:text-box>
            <text:p text:style-name="P3"><text:span text:style-name="T6">09</text:span></text:p>
          </draw:text-box>
        </draw:frame>
        <draw:line draw:style-name="gr62" draw:text-style-name="P1" draw:layer="layout" svg:x1="11.297cm" svg:y1="19.158cm" svg:x2="5.33cm" svg:y2="21.684cm">
          <text:p/>
        </draw:line>
        <draw:line draw:style-name="gr76" draw:text-style-name="P1" draw:layer="layout" svg:x1="7.855cm" svg:y1="24.07cm" svg:x2="9.805cm" svg:y2="20.471cm">
          <text:p/>
        </draw:line>
        <draw:path draw:style-name="gr52" draw:text-style-name="P18" draw:layer="layout" svg:width="1.916cm" svg:height="0.898cm" svg:x="6.791cm" svg:y="24.205cm" svg:viewBox="0 0 1917 899" svg:d="M1917 135c0-74-59-135-133-135h-1652c-72 0-132 61-132 135v630c0 74 60 134 132 134h1652c74 0 133-60 133-134z">
          <text:p/>
        </draw:path>
        <draw:line draw:style-name="gr77" draw:text-style-name="P1" draw:layer="layout" svg:x1="11.555cm" svg:y1="20.67cm" svg:x2="11.595cm" svg:y2="19.057cm">
          <text:p/>
        </draw:line>
        <draw:path draw:style-name="gr52" draw:text-style-name="P18" draw:layer="layout" svg:width="1.916cm" svg:height="0.898cm" svg:x="10.555cm" svg:y="20.892cm" svg:viewBox="0 0 1917 899" svg:d="M1917 135c0-74-59-135-133-135h-1652c-72 0-132 61-132 135v630c0 74 60 134 132 134h1652c74 0 133-60 133-134z">
          <text:p/>
        </draw:path>
        <draw:path draw:style-name="gr53" draw:text-style-name="P16" draw:layer="layout" svg:width="0.477cm" svg:height="0.435cm" svg:x="11.306cm" svg:y="20.57cm" svg:viewBox="0 0 478 436" svg:d="M478 96c0-53-41-96-94-96h-290c-52 0-94 43-94 96v245c0 53 42 95 94 95h290c53 0 94-42 94-95z">
          <text:p/>
        </draw:path>
        <draw:frame draw:style-name="gr78" draw:text-style-name="P22" draw:layer="layout" svg:width="0.362cm" svg:height="0.382cm" svg:x="11.347cm" svg:y="20.608cm">
          <draw:text-box>
            <text:p text:style-name="P3"><text:span text:style-name="T6"><text:s/></text:span><text:span text:style-name="T6">13</text:span></text:p>
          </draw:text-box>
        </draw:frame>
        <draw:frame draw:style-name="gr64" draw:text-style-name="P26" draw:layer="layout" svg:width="1.691cm" svg:height="0.644cm" svg:x="10.664cm" svg:y="21.015cm">
          <draw:text-box>
            <text:p text:style-name="P25"><text:span text:style-name="T8"><text:s text:c="4"/></text:span></text:p>
          </draw:text-box>
        </draw:frame>
        <draw:path draw:style-name="gr2" draw:text-style-name="P2" draw:layer="layout" svg:width="0.051cm" svg:height="0.084cm" svg:x="9.012cm" svg:y="18.694cm" svg:viewBox="0 0 52 85" svg:d="M10 85c-7-11-10-23-10-37 0-17 6-33 16-48 9 14 20 27 36 39">
          <text:p/>
        </draw:path>
        <draw:path draw:style-name="gr2" draw:text-style-name="P2" draw:layer="layout" svg:width="0.039cm" svg:height="0.073cm" svg:x="9.012cm" svg:y="18.778cm" svg:viewBox="0 0 40 74" svg:d="M10 74c-7-12-10-24-10-37s3-25 11-37c6 13 16 25 29 36">
          <text:p/>
        </draw:path>
        <draw:polygon draw:style-name="gr2" draw:text-style-name="P2" draw:layer="layout" svg:width="0cm" svg:height="0cm" svg:x="9.063cm" svg:y="18.732cm" svg:viewBox="0 0 0 1" draw:points="0,0 0,1">
          <text:p/>
        </draw:polygon>
        <draw:path draw:style-name="gr2" draw:text-style-name="P2" draw:layer="layout" svg:width="0.029cm" svg:height="0.036cm" svg:x="9.022cm" svg:y="18.778cm" svg:viewBox="0 0 30 37" svg:d="M30 37c-10-10-18-19-26-29-1-3-3-5-4-8">
          <text:p/>
        </draw:path>
        <draw:path draw:style-name="gr2" draw:text-style-name="P2" draw:layer="layout" svg:width="0.064cm" svg:height="0.036cm" svg:x="9.063cm" svg:y="18.733cm" svg:viewBox="0 0 65 37" svg:d="M0 0c17 14 40 27 65 37">
          <text:p/>
        </draw:path>
        <draw:path draw:style-name="gr79" draw:text-style-name="P34" draw:layer="layout" svg:width="0.02cm" svg:height="0.24cm" svg:x="7.39cm" svg:y="19.515cm" svg:viewBox="0 0 21 241" svg:d="M0 0c8 81 14 161 21 241">
          <text:p/>
        </draw:path>
        <draw:path draw:style-name="gr79" draw:text-style-name="P34" draw:layer="layout" svg:width="0.055cm" svg:height="0.301cm" svg:x="7.326cm" svg:y="19.59cm" svg:viewBox="0 0 56 302" svg:d="M0 28c3 62 10 187 19 274l37-18-16-284">
          <text:p/>
        </draw:path>
        <draw:path draw:style-name="gr79" draw:text-style-name="P34"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79" draw:text-style-name="P34"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79" draw:text-style-name="P34"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79" draw:text-style-name="P34" draw:layer="layout" svg:width="0.266cm" svg:height="0.136cm" svg:x="8.341cm" svg:y="19.542cm" svg:viewBox="0 0 267 137" svg:d="M133 0c74 0 134 30 134 68 0 37-60 69-134 69-72 0-133-32-133-69 0-38 61-68 133-68z">
          <text:p/>
        </draw:path>
        <draw:path draw:style-name="gr79" draw:text-style-name="P34" draw:layer="layout" svg:width="0.386cm" svg:height="0.113cm" svg:x="8.294cm" svg:y="18.828cm" svg:viewBox="0 0 387 114" svg:d="M0 114c3-13 9-38 22-52 17-18 49-41 76-50 28-10 60-8 89-10 28-1 60-4 83 0 22 4 43 12 61 25 19 15 44 48 56 64">
          <text:p/>
        </draw:path>
        <draw:polyline draw:style-name="gr79" draw:text-style-name="P34" draw:layer="layout" svg:width="0.355cm" svg:height="0.34cm" svg:x="8.33cm" svg:y="18.947cm" svg:viewBox="0 0 356 341" draw:points="0,54 8,316 41,330 42,66 112,74 128,341 167,341 160,76 255,62 265,329 296,313 289,51 325,27 339,281 356,267 343,0">
          <text:p/>
        </draw:polyline>
        <draw:path draw:style-name="gr79" draw:text-style-name="P34"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2" draw:text-style-name="P2" draw:layer="layout" svg:width="0.468cm" svg:height="0.19cm" svg:x="8.533cm" svg:y="18.675cm" svg:viewBox="0 0 469 191" svg:d="M0 191c159-66 317-129 469-191">
          <text:p/>
        </draw:path>
        <draw:path draw:style-name="gr79" draw:text-style-name="P34"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79" draw:text-style-name="P34" draw:layer="layout" svg:width="0.283cm" svg:height="0.4cm" svg:x="8.641cm" svg:y="19.367cm" svg:viewBox="0 0 284 401" svg:d="M284 401c-18-2-55-5-77-11s-41-18-61-28c-21-11-46-24-66-40-21-16-42-40-55-58-10-14-15-33-19-50-4-18-9-40-3-59s23-40 39-56c17-18 45-36 68-54 22-16 54-35 69-45">
          <text:p/>
        </draw:path>
        <draw:line draw:style-name="gr2" draw:text-style-name="P2" draw:layer="layout" svg:x1="9.017cm" svg:y1="18.655cm" svg:x2="9.011cm" svg:y2="18.983cm">
          <text:p/>
        </draw:line>
        <draw:path draw:style-name="gr2" draw:text-style-name="P2" draw:layer="layout" svg:width="0.167cm" svg:height="0.18cm" svg:x="9.072cm" svg:y="19.029cm" svg:viewBox="0 0 168 181" svg:d="M0 0c1 23 2 71 18 95 15 23 51 35 76 49 24 14 57 29 74 37">
          <text:p/>
        </draw:path>
        <draw:line draw:style-name="gr80" draw:text-style-name="P1" draw:layer="layout" svg:x1="8.634cm" svg:y1="18.866cm" svg:x2="6.231cm" svg:y2="19.838cm">
          <text:p/>
        </draw:line>
        <draw:g>
          <draw:custom-shape draw:style-name="gr81" draw:text-style-name="P3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33"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73" draw:text-style-name="P33" draw:layer="layout" svg:width="0.045cm" svg:height="2.416cm" svg:x="4.426cm" svg:y="16.838cm">
            <text:p/>
            <draw:enhanced-geometry svg:viewBox="0 0 21600 21600" draw:mirror-vertical="false" draw:mirror-horizontal="true" draw:type="rectangle" draw:enhanced-path="M 0 0 L 21600 0 21600 21600 0 21600 0 0 Z N"/>
          </draw:custom-shape>
          <draw:custom-shape draw:style-name="gr74" draw:text-style-name="P33" draw:layer="layout" svg:width="3.585cm" svg:height="0.1cm" svg:x="0.969cm" svg:y="17.139cm">
            <text:p/>
            <draw:enhanced-geometry svg:viewBox="0 0 21600 21600" draw:mirror-vertical="false" draw:mirror-horizontal="true" draw:type="rectangle" draw:enhanced-path="M 0 0 L 21600 0 21600 21600 0 21600 0 0 Z N"/>
          </draw:custom-shape>
        </draw:g>
        <draw:frame draw:style-name="gr82" draw:text-style-name="P36" draw:layer="layout" svg:width="2.161cm" svg:height="0.71cm" svg:x="1.08cm" svg:y="18.452cm">
          <draw:text-box>
            <text:p text:style-name="P35"><text:span text:style-name="T12">FUNCTION</text:span></text:p>
            <text:p text:style-name="P35"><text:span text:style-name="T12">DESCRIPTION</text:span></text:p>
          </draw:text-box>
        </draw:frame>
        <draw:path draw:style-name="gr52" draw:text-style-name="P18" draw:layer="layout" svg:width="1.918cm" svg:height="0.898cm" svg:x="2.015cm" svg:y="16.673cm" svg:viewBox="0 0 1919 899" svg:d="M1919 134c0-73-59-134-132-134h-1654c-73 0-133 61-133 134v631c0 74 60 134 133 134h1654c73 0 132-60 132-134z">
          <text:p/>
        </draw:path>
        <draw:path draw:style-name="gr52" draw:text-style-name="P18" draw:layer="layout" svg:width="1.916cm" svg:height="0.898cm" svg:x="3.59cm" svg:y="15.615cm" svg:viewBox="0 0 1917 899" svg:d="M1917 134c0-73-59-134-133-134h-1651c-73 0-133 61-133 134v631c0 74 60 134 133 134h1651c74 0 133-60 133-134z">
          <text:p/>
        </draw:path>
        <draw:path draw:style-name="gr52" draw:text-style-name="P18" draw:layer="layout" svg:width="1.918cm" svg:height="0.898cm" svg:x="5.228cm" svg:y="16.673cm" svg:viewBox="0 0 1919 899" svg:d="M1919 134c0-73-59-134-132-134h-1654c-73 0-133 61-133 134v631c0 74 60 134 133 134h1654c73 0 132-60 132-134z">
          <text:p/>
        </draw:path>
        <draw:path draw:style-name="gr52" draw:text-style-name="P18" draw:layer="layout" svg:width="1.916cm" svg:height="0.898cm" svg:x="3.59cm" svg:y="17.727cm" svg:viewBox="0 0 1917 899" svg:d="M1917 134c0-73-59-134-133-134h-1651c-73 0-133 61-133 134v630c0 75 60 135 133 135h1651c74 0 133-60 133-135z">
          <text:p/>
        </draw:path>
        <draw:path draw:style-name="gr53" draw:text-style-name="P16" draw:layer="layout" svg:width="0.477cm" svg:height="0.435cm" svg:x="4.364cm" svg:y="15.217cm" svg:viewBox="0 0 478 436" svg:d="M478 96c0-53-41-96-95-96h-290c-51 0-93 43-93 96v243c0 55 42 97 93 97h290c54 0 95-42 95-97z">
          <text:p/>
        </draw:path>
        <draw:path draw:style-name="gr53" draw:text-style-name="P16" draw:layer="layout" svg:width="0.477cm" svg:height="0.435cm" svg:x="4.297cm" svg:y="18.612cm" svg:viewBox="0 0 478 436" svg:d="M478 96c0-54-41-96-95-96h-290c-51 0-93 42-93 96v243c0 54 42 97 93 97h290c54 0 95-43 95-97z">
          <text:p/>
        </draw:path>
        <draw:frame draw:style-name="gr75" draw:text-style-name="P30" draw:layer="layout" svg:width="0.298cm" svg:height="0.382cm" svg:x="4.466cm" svg:y="15.246cm">
          <draw:text-box>
            <text:p text:style-name="P3"><text:span text:style-name="T6">21</text:span></text:p>
          </draw:text-box>
        </draw:frame>
        <draw:frame draw:style-name="gr75" draw:text-style-name="P30" draw:layer="layout" svg:width="0.298cm" svg:height="0.382cm" svg:x="4.401cm" svg:y="18.647cm">
          <draw:text-box>
            <text:p text:style-name="P3"><text:span text:style-name="T6">20</text:span></text:p>
          </draw:text-box>
        </draw:frame>
        <draw:path draw:style-name="gr53" draw:text-style-name="P16" draw:layer="layout" svg:width="0.478cm" svg:height="0.435cm" svg:x="7.116cm" svg:y="16.902cm" svg:viewBox="0 0 479 436" svg:d="M479 96c0-53-43-96-95-96h-290c-51 0-94 43-94 96v243c0 55 43 97 94 97h290c52 0 95-42 95-97z">
          <text:p/>
        </draw:path>
        <draw:frame draw:style-name="gr75" draw:text-style-name="P30" draw:layer="layout" svg:width="0.298cm" svg:height="0.382cm" svg:x="7.225cm" svg:y="16.939cm">
          <draw:text-box>
            <text:p text:style-name="P3"><text:span text:style-name="T6">19</text:span></text:p>
          </draw:text-box>
        </draw:frame>
        <draw:path draw:style-name="gr53" draw:text-style-name="P16" draw:layer="layout" svg:width="0.477cm" svg:height="0.435cm" svg:x="1.562cm" svg:y="16.901cm" svg:viewBox="0 0 478 436" svg:d="M478 96c0-53-41-96-95-96h-290c-51 0-93 43-93 96v243c0 55 42 97 93 97h290c54 0 95-42 95-97z">
          <text:p/>
        </draw:path>
        <draw:frame draw:style-name="gr75" draw:text-style-name="P30" draw:layer="layout" svg:width="0.298cm" svg:height="0.382cm" svg:x="1.663cm" svg:y="16.931cm">
          <draw:text-box>
            <text:p text:style-name="P3"><text:span text:style-name="T6">18</text:span></text:p>
          </draw:text-box>
        </draw:frame>
        <draw:path draw:style-name="gr2" draw:text-style-name="P2" draw:layer="layout" svg:width="0.104cm" svg:height="0.064cm" svg:x="8.38cm" svg:y="20.756cm" svg:viewBox="0 0 105 65" svg:d="M45 4c28-9 54-4 59 14 5 16-15 35-43 43-29 9-56 2-60-13-6-16 15-35 44-44z">
          <text:p/>
        </draw:path>
        <draw:g>
          <draw:custom-shape draw:style-name="gr81" draw:text-style-name="P3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33"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73" draw:text-style-name="P33" draw:layer="layout" svg:width="0.045cm" svg:height="2.416cm" svg:x="4.427cm" svg:y="21.568cm">
            <text:p/>
            <draw:enhanced-geometry svg:viewBox="0 0 21600 21600" draw:mirror-vertical="false" draw:mirror-horizontal="true" draw:type="rectangle" draw:enhanced-path="M 0 0 L 21600 0 21600 21600 0 21600 0 0 Z N"/>
          </draw:custom-shape>
          <draw:custom-shape draw:style-name="gr74" draw:text-style-name="P33" draw:layer="layout" svg:width="3.585cm" svg:height="0.1cm" svg:x="0.97cm" svg:y="21.869cm">
            <text:p/>
            <draw:enhanced-geometry svg:viewBox="0 0 21600 21600" draw:mirror-vertical="false" draw:mirror-horizontal="true" draw:type="rectangle" draw:enhanced-path="M 0 0 L 21600 0 21600 21600 0 21600 0 0 Z N"/>
          </draw:custom-shape>
        </draw:g>
        <draw:frame draw:style-name="gr82" draw:text-style-name="P36" draw:layer="layout" svg:width="2.161cm" svg:height="0.71cm" svg:x="1.081cm" svg:y="23.182cm">
          <draw:text-box>
            <text:p text:style-name="P35"><text:span text:style-name="T12">FUNCTION</text:span></text:p>
            <text:p text:style-name="P35"><text:span text:style-name="T12">DESCRIPTION</text:span></text:p>
          </draw:text-box>
        </draw:frame>
        <draw:path draw:style-name="gr2" draw:text-style-name="P2" draw:layer="layout" svg:width="0.104cm" svg:height="0.065cm" svg:x="8.255cm" svg:y="20.909cm" svg:viewBox="0 0 105 66" svg:d="M44 4c29-9 56-3 61 13 4 16-15 36-45 45-28 8-55 2-59-13-4-17 14-37 43-45z">
          <text:p/>
        </draw:path>
        <draw:path draw:style-name="gr2" draw:text-style-name="P2"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2" draw:text-style-name="P2" draw:layer="layout" svg:width="0.055cm" svg:height="0.141cm" svg:x="8.564cm" svg:y="20.68cm" svg:viewBox="0 0 56 142" draw:points="56,142 0,0">
          <text:p/>
        </draw:polygon>
        <draw:path draw:style-name="gr2" draw:text-style-name="P2" draw:layer="layout" svg:width="0.092cm" svg:height="0.18cm" svg:x="8.763cm" svg:y="20.743cm" svg:viewBox="0 0 93 181" svg:d="M11 181c21-11 62-35 75-49 9-10 7-27 7-41 0-13 3-31-7-40-15-14-75-67-84-46-9 19 17 116 30 164">
          <text:p/>
        </draw:path>
        <draw:path draw:style-name="gr79" draw:text-style-name="P34" draw:layer="layout" svg:width="0.205cm" svg:height="0.05cm" svg:x="8.502cm" svg:y="20.359cm" svg:viewBox="0 0 206 51" svg:d="M0 51c15 0 43 1 63 0 21-3 44-3 64-8 18-5 39-15 53-22 9-6 21-16 26-21">
          <text:p/>
        </draw:path>
        <draw:path draw:style-name="gr52" draw:text-style-name="P18" draw:layer="layout" svg:width="1.918cm" svg:height="0.898cm" svg:x="2.041cm" svg:y="21.424cm" svg:viewBox="0 0 1919 899" svg:d="M1919 134c0-73-59-134-132-134h-1654c-73 0-133 61-133 134v631c0 74 60 134 133 134h1654c73 0 132-60 132-134z">
          <text:p/>
        </draw:path>
        <draw:path draw:style-name="gr52" draw:text-style-name="P18" draw:layer="layout" svg:width="1.916cm" svg:height="0.898cm" svg:x="3.682cm" svg:y="20.366cm" svg:viewBox="0 0 1917 899" svg:d="M1917 134c0-73-59-134-133-134h-1651c-73 0-133 61-133 134v631c0 74 60 134 133 134h1651c74 0 133-60 133-134z">
          <text:p/>
        </draw:path>
        <draw:path draw:style-name="gr52" draw:text-style-name="P18" draw:layer="layout" svg:width="1.918cm" svg:height="0.898cm" svg:x="5.333cm" svg:y="21.424cm" svg:viewBox="0 0 1919 899" svg:d="M1919 134c0-73-59-134-132-134h-1654c-73 0-133 61-133 134v631c0 74 60 134 133 134h1654c73 0 132-60 132-134z">
          <text:p/>
        </draw:path>
        <draw:path draw:style-name="gr52" draw:text-style-name="P18" draw:layer="layout" svg:width="1.916cm" svg:height="0.898cm" svg:x="3.682cm" svg:y="22.478cm" svg:viewBox="0 0 1917 899" svg:d="M1917 134c0-73-59-134-133-134h-1651c-73 0-133 61-133 134v630c0 75 60 135 133 135h1651c74 0 133-60 133-135z">
          <text:p/>
        </draw:path>
        <draw:path draw:style-name="gr53" draw:text-style-name="P16" draw:layer="layout" svg:width="0.477cm" svg:height="0.435cm" svg:x="4.456cm" svg:y="19.968cm" svg:viewBox="0 0 478 436" svg:d="M478 96c0-53-41-96-95-96h-290c-51 0-93 43-93 96v243c0 55 42 97 93 97h290c54 0 95-42 95-97z">
          <text:p/>
        </draw:path>
        <draw:path draw:style-name="gr53" draw:text-style-name="P16" draw:layer="layout" svg:width="0.477cm" svg:height="0.435cm" svg:x="4.389cm" svg:y="23.363cm" svg:viewBox="0 0 478 436" svg:d="M478 96c0-54-41-96-95-96h-290c-51 0-93 42-93 96v243c0 54 42 97 93 97h290c54 0 95-43 95-97z">
          <text:p/>
        </draw:path>
        <draw:frame draw:style-name="gr75" draw:text-style-name="P30" draw:layer="layout" svg:width="0.298cm" svg:height="0.382cm" svg:x="4.558cm" svg:y="19.997cm">
          <draw:text-box>
            <text:p text:style-name="P3"><text:span text:style-name="T6">17</text:span></text:p>
          </draw:text-box>
        </draw:frame>
        <draw:frame draw:style-name="gr75" draw:text-style-name="P30" draw:layer="layout" svg:width="0.298cm" svg:height="0.382cm" svg:x="4.493cm" svg:y="23.398cm">
          <draw:text-box>
            <text:p text:style-name="P3"><text:span text:style-name="T6">16</text:span></text:p>
          </draw:text-box>
        </draw:frame>
        <draw:path draw:style-name="gr53" draw:text-style-name="P16" draw:layer="layout" svg:width="0.478cm" svg:height="0.435cm" svg:x="7.221cm" svg:y="21.653cm" svg:viewBox="0 0 479 436" svg:d="M479 96c0-53-43-96-95-96h-290c-51 0-94 43-94 96v243c0 55 43 97 94 97h290c52 0 95-42 95-97z">
          <text:p/>
        </draw:path>
        <draw:frame draw:style-name="gr75" draw:text-style-name="P30" draw:layer="layout" svg:width="0.298cm" svg:height="0.382cm" svg:x="7.33cm" svg:y="21.69cm">
          <draw:text-box>
            <text:p text:style-name="P3"><text:span text:style-name="T6">15</text:span></text:p>
          </draw:text-box>
        </draw:frame>
        <draw:path draw:style-name="gr53" draw:text-style-name="P16" draw:layer="layout" svg:width="0.477cm" svg:height="0.435cm" svg:x="1.588cm" svg:y="21.652cm" svg:viewBox="0 0 478 436" svg:d="M478 96c0-53-41-96-95-96h-290c-51 0-93 43-93 96v243c0 55 42 97 93 97h290c54 0 95-42 95-97z">
          <text:p/>
        </draw:path>
        <draw:frame draw:style-name="gr75" draw:text-style-name="P30" draw:layer="layout" svg:width="0.298cm" svg:height="0.382cm" svg:x="1.689cm" svg:y="21.682cm">
          <draw:text-box>
            <text:p text:style-name="P3"><text:span text:style-name="T6">14</text:span></text:p>
          </draw:text-box>
        </draw:frame>
        <draw:path draw:style-name="gr53" draw:text-style-name="P16" draw:layer="layout" svg:width="0.477cm" svg:height="0.435cm" svg:x="7.496cm" svg:y="23.828cm" svg:viewBox="0 0 478 436" svg:d="M478 96c0-53-41-96-94-96h-290c-52 0-94 43-94 96v245c0 53 42 95 94 95h290c53 0 94-42 94-95z">
          <text:p/>
        </draw:path>
        <draw:frame draw:style-name="gr63" draw:text-style-name="P22" draw:layer="layout" svg:width="0.313cm" svg:height="0.382cm" svg:x="7.587cm" svg:y="23.857cm">
          <draw:text-box>
            <text:p text:style-name="P3"><text:span text:style-name="T6"><text:s/></text:span><text:span text:style-name="T6">rZ</text:span></text:p>
          </draw:text-box>
        </draw:frame>
        <draw:polygon draw:style-name="gr79" draw:text-style-name="P34" draw:layer="layout" svg:width="0.198cm" svg:height="0.386cm" svg:x="8.313cm" svg:y="19.713cm" svg:viewBox="0 0 199 387" draw:points="0,0 199,387">
          <text:p/>
        </draw:polygon>
        <draw:polygon draw:style-name="gr83" draw:text-style-name="P34" draw:layer="layout" svg:width="0.046cm" svg:height="0.037cm" svg:x="8.267cm" svg:y="19.676cm" svg:viewBox="0 0 47 38" draw:points="0,0 47,38">
          <text:p/>
        </draw:polygon>
        <draw:path draw:style-name="gr79" draw:text-style-name="P34" draw:layer="layout" svg:width="0.026cm" svg:height="0.012cm" svg:x="8.241cm" svg:y="19.664cm" svg:viewBox="0 0 27 13" svg:d="M0 0c9 4 18 9 27 13">
          <text:p/>
        </draw:path>
        <draw:polyline draw:style-name="gr79" draw:text-style-name="P34" draw:layer="layout" svg:width="0.141cm" svg:height="0.076cm" svg:x="8.099cm" svg:y="19.662cm" svg:viewBox="0 0 142 77" draw:points="142,2 114,0 86,10 53,27 0,77">
          <text:p/>
        </draw:polyline>
        <draw:path draw:style-name="gr79" draw:text-style-name="P34" draw:layer="layout" svg:width="0.29cm" svg:height="0.13cm" svg:x="7.692cm" svg:y="19.799cm" svg:viewBox="0 0 291 131" svg:d="M145 0c81 0 146 29 146 66 0 36-65 65-146 65-79 0-145-29-145-65 0-37 66-66 145-66z">
          <text:p/>
        </draw:path>
        <draw:path draw:style-name="gr79" draw:text-style-name="P34" draw:layer="layout" svg:width="0.032cm" svg:height="0.02cm" svg:x="7.394cm" svg:y="19.757cm" svg:viewBox="0 0 33 21" svg:d="M33 0c-11 7-21 14-33 21">
          <text:p/>
        </draw:path>
        <draw:path draw:style-name="gr2" draw:text-style-name="P2" draw:layer="layout" svg:width="0.377cm" svg:height="0.131cm" svg:x="8.64cm" svg:y="19.713cm" svg:viewBox="0 0 378 132" svg:d="M378 132c-29-5-86-15-123-22-34-6-70-5-102-16-36-14-86-44-111-61-15-9-33-25-42-33">
          <text:p/>
        </draw:path>
        <draw:line draw:style-name="gr1" draw:text-style-name="P1" draw:layer="layout" svg:x1="7.955cm" svg:y1="10.37cm" svg:x2="4.655cm" svg:y2="9.67cm">
          <text:p/>
        </draw:line>
        <draw:line draw:style-name="gr1" draw:text-style-name="P1" draw:layer="layout" svg:x1="7.955cm" svg:y1="10.77cm" svg:x2="7.955cm" svg:y2="9.87cm">
          <text:p/>
        </draw:line>
        <draw:g>
          <draw:polyline draw:style-name="gr6" draw:text-style-name="P2" draw:layer="layout" svg:width="0.78cm" svg:height="1.388cm" svg:x="10.387cm" svg:y="5.027cm" svg:viewBox="0 0 781 1389" draw:points="781,42 764,1205 770,1383 0,1389 6,6 66,0 71,554 686,566 774,507 686,566 686,24">
            <text:p/>
          </draw:polyline>
          <draw:polyline draw:style-name="gr6" draw:text-style-name="P2"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6" draw:text-style-name="P2" draw:layer="layout" svg:width="0.229cm" svg:height="0.049cm" svg:x="9.359cm" svg:y="6.072cm" svg:viewBox="0 0 230 50" svg:d="M11 0h219l-11 31-22 19-186-3c-6 0-11-6-11-12v-23c0-6 4-11 11-12z">
            <text:p/>
          </draw:path>
          <draw:polygon draw:style-name="gr6" draw:text-style-name="P2" draw:layer="layout" svg:width="0.05cm" svg:height="1.053cm" svg:x="9.538cm" svg:y="5.019cm" svg:viewBox="0 0 51 1054" draw:points="0,1054 51,1054 51,0 0,0">
            <text:p/>
          </draw:polygon>
          <draw:path draw:style-name="gr6" draw:text-style-name="P2" draw:layer="layout" svg:width="0.229cm" svg:height="0.052cm" svg:x="8.255cm" svg:y="6.07cm" svg:viewBox="0 0 230 53" svg:d="M218 0h-218l11 33 22 20 185-5c7 0 12-5 12-11v-24c0-6-4-11-12-13z">
            <text:p/>
          </draw:path>
          <draw:polygon draw:style-name="gr6" draw:text-style-name="P2" draw:layer="layout" svg:width="0.051cm" svg:height="1.102cm" svg:x="8.255cm" svg:y="4.968cm" svg:viewBox="0 0 52 1103" draw:points="0,1103 52,1103 52,0 0,0">
            <text:p/>
          </draw:polygon>
          <draw:path draw:style-name="gr6" draw:text-style-name="P2" draw:layer="layout" svg:width="0.229cm" svg:height="0.047cm" svg:x="11.213cm" svg:y="6.081cm" svg:viewBox="0 0 230 48" svg:d="M12 0h218l-11 30-22 18-185-3c-7 0-12-5-12-11v-23c0-6 4-11 12-11z">
            <text:p/>
          </draw:path>
          <draw:polygon draw:style-name="gr6" draw:text-style-name="P2" draw:layer="layout" svg:width="0.05cm" svg:height="1.021cm" svg:x="11.392cm" svg:y="5.06cm" svg:viewBox="0 0 51 1022" draw:points="0,1022 51,1022 51,0 0,0">
            <text:p/>
          </draw:polygon>
          <draw:path draw:style-name="gr6" draw:text-style-name="P2" draw:layer="layout" svg:width="0.229cm" svg:height="0.038cm" svg:x="10.093cm" svg:y="6.086cm" svg:viewBox="0 0 230 39" svg:d="M219 0h-219l11 25 22 14 186-2c6 0 11-4 11-9v-18c0-5-4-10-11-10z">
            <text:p/>
          </draw:path>
          <draw:polygon draw:style-name="gr6" draw:text-style-name="P2" draw:layer="layout" svg:width="0.05cm" svg:height="0.83cm" svg:x="10.093cm" svg:y="5.256cm" svg:viewBox="0 0 51 831" draw:points="0,831 51,831 51,0 0,0">
            <text:p/>
          </draw:polygon>
          <draw:path draw:style-name="gr6" draw:text-style-name="P2" draw:layer="layout" svg:width="0.15cm" svg:height="0.05cm" svg:x="9.766cm" svg:y="5.852cm" svg:viewBox="0 0 151 51" svg:d="M151 12c0-6-5-12-12-12h-126c-7 0-13 6-13 12v26c0 7 6 13 13 13h126c7 0 12-6 12-13z">
            <text:p/>
          </draw:path>
          <draw:path draw:style-name="gr6" draw:text-style-name="P2" draw:layer="layout" svg:width="0.151cm" svg:height="0.05cm" svg:x="9.769cm" svg:y="5.695cm" svg:viewBox="0 0 152 51" svg:d="M152 13c0-7-6-13-13-13h-126c-7 0-13 6-13 13v26c0 7 6 12 13 12h126c7 0 13-5 13-12z">
            <text:p/>
          </draw:path>
          <draw:path draw:style-name="gr6" draw:text-style-name="P2" draw:layer="layout" svg:width="0.151cm" svg:height="0.05cm" svg:x="9.769cm" svg:y="5.545cm" svg:viewBox="0 0 152 51" svg:d="M152 13c0-7-6-13-13-13h-126c-7 0-13 6-13 13v26c0 6 6 12 13 12h126c7 0 13-6 13-12z">
            <text:p/>
          </draw:path>
          <draw:path draw:style-name="gr6" draw:text-style-name="P2" draw:layer="layout" svg:width="0.15cm" svg:height="0.05cm" svg:x="9.773cm" svg:y="5.388cm" svg:viewBox="0 0 151 51" svg:d="M151 13c0-7-6-13-13-13h-126c-7 0-12 6-12 13v26c0 7 5 12 12 12h126c7 0 13-5 13-12z">
            <text:p/>
          </draw:path>
          <draw:path draw:style-name="gr6" draw:text-style-name="P2" draw:layer="layout" svg:width="0.151cm" svg:height="0.05cm" svg:x="9.769cm" svg:y="5.941cm" svg:viewBox="0 0 152 51" svg:d="M152 13c0-7-6-13-13-13h-126c-7 0-13 6-13 13v26c0 7 6 12 13 12h126c7 0 13-5 13-12z">
            <text:p/>
          </draw:path>
          <draw:path draw:style-name="gr6" draw:text-style-name="P2" draw:layer="layout" svg:width="0.094cm" svg:height="0.05cm" svg:x="9.779cm" svg:y="5.785cm" svg:viewBox="0 0 95 51" svg:d="M95 12c0-7-6-12-13-12h-69c-7 0-13 5-13 12v26c0 7 6 13 13 13h69c7 0 13-6 13-13z">
            <text:p/>
          </draw:path>
          <draw:polyline draw:style-name="gr6" draw:text-style-name="P2"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6" draw:text-style-name="P2" draw:layer="layout" svg:width="1.86cm" svg:height="0.476cm" svg:x="8.468cm" svg:y="6.149cm" svg:viewBox="0 0 1861 477" draw:points="0,473 910,477 852,406 852,54 910,0 902,356 939,402 1002,397 1782,406 1823,368 1861,335 1857,9 910,0">
            <text:p/>
          </draw:polyline>
          <draw:polyline draw:style-name="gr6" draw:text-style-name="P2" draw:layer="layout" svg:width="1.852cm" svg:height="0.509cm" svg:x="9.402cm" svg:y="6.166cm" svg:viewBox="0 0 1853 510" draw:points="0,460 830,468 923,401 977,339 985,63 927,0 985,63 985,389 914,456 851,510 914,456 1853,460">
            <text:p/>
          </draw:polyline>
          <draw:polyline draw:style-name="gr6" draw:text-style-name="P2"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6" draw:text-style-name="P2"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6" draw:text-style-name="P2" draw:layer="layout" svg:width="0.602cm" svg:height="0.301cm" svg:x="7.453cm" svg:y="1.32cm" svg:viewBox="0 0 603 302" svg:d="M302 0c166 0 301 67 301 151 0 83-135 151-301 151-167 0-302-68-302-151 0-84 135-151 302-151z">
            <text:p/>
          </draw:path>
          <draw:path draw:style-name="gr6" draw:text-style-name="P2"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6" draw:text-style-name="P2"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38" draw:text-style-name="P2" draw:layer="layout" svg:width="0.142cm" svg:height="0.042cm" svg:x="14.2cm" svg:y="5.068cm" svg:viewBox="0 0 143 43" draw:points="0,43 143,43 143,0 0,0">
            <text:p/>
          </draw:polygon>
          <draw:polygon draw:style-name="gr38" draw:text-style-name="P2" draw:layer="layout" svg:width="0.095cm" svg:height="0.042cm" svg:x="14.2cm" svg:y="5.235cm" svg:viewBox="0 0 96 43" draw:points="0,43 96,43 96,0 0,0">
            <text:p/>
          </draw:polygon>
          <draw:polygon draw:style-name="gr38" draw:text-style-name="P2" draw:layer="layout" svg:width="0.095cm" svg:height="0.042cm" svg:x="14.208cm" svg:y="5.568cm" svg:viewBox="0 0 96 43" draw:points="0,43 96,43 96,0 0,0">
            <text:p/>
          </draw:polygon>
          <draw:polyline draw:style-name="gr38" draw:text-style-name="P2"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6" draw:text-style-name="P2" draw:layer="layout" svg:width="0.205cm" svg:height="1.303cm" svg:x="13.95cm" svg:y="4.667cm" svg:viewBox="0 0 206 1304" draw:points="75,984 27,1056 2,1304 0,99 32,24 85,0 136,5 179,43 193,101 206,791">
            <text:p/>
          </draw:polyline>
          <draw:frame draw:style-name="gr47" draw:text-style-name="P2" draw:layer="layout" svg:width="0.076cm" svg:height="0.088cm" svg:x="14.144cm" svg:y="5.57cm">
            <draw:image xlink:href="Pictures/100002010000000A0000000BEEDE7DB86CFCEFE5.png" xlink:type="simple" xlink:show="embed" xlink:actuate="onLoad" loext:mime-type="image/png">
              <text:p/>
            </draw:image>
          </draw:frame>
          <draw:polygon draw:style-name="gr38" draw:text-style-name="P2" draw:layer="layout" svg:width="0.142cm" svg:height="0.042cm" svg:x="14.204cm" svg:y="5.395cm" svg:viewBox="0 0 143 43" draw:points="0,43 143,43 143,0 0,0">
            <text:p/>
          </draw:polygon>
          <draw:polygon draw:style-name="gr38" draw:text-style-name="P2" draw:layer="layout" svg:width="0.142cm" svg:height="0.042cm" svg:x="14.191cm" svg:y="4.729cm" svg:viewBox="0 0 143 43" draw:points="0,43 143,43 143,0 0,0">
            <text:p/>
          </draw:polygon>
          <draw:polygon draw:style-name="gr38" draw:text-style-name="P2" draw:layer="layout" svg:width="0.095cm" svg:height="0.042cm" svg:x="14.187cm" svg:y="4.906cm" svg:viewBox="0 0 96 43" draw:points="0,43 96,43 96,0 0,0">
            <text:p/>
          </draw:polygon>
        </draw:g>
        <draw:line draw:style-name="gr1" draw:text-style-name="P1" draw:layer="layout" svg:x1="10.103cm" svg:y1="7.23cm" svg:x2="9.606cm" svg:y2="5.917cm">
          <text:p/>
        </draw:line>
        <draw:g>
          <draw:path draw:style-name="gr5" draw:text-style-name="P2" draw:layer="layout" svg:width="0.878cm" svg:height="0.4cm" svg:x="7.386cm" svg:y="1.416cm" svg:viewBox="0 0 879 401" svg:d="M130 3c-15 12-46 37-65 57-19 18-41 35-50 60-10 28-22 71-9 104 14 35 52 82 91 108 44 28 112 50 171 61 62 10 130 10 195 4 68-6 157-18 217-42 53-22 105-75 137-102 22-19 48-39 56-67s12-77-9-103c-24-30-115-67-134-78-7-4 18 7 19 15 2 17 4 59-2 81-7 21-19 44-40 52-23 10-56 39-99 55-61 24-139 33-192 35-82 4-191-45-240-67-26-11-48-38-55-67-8-29-1-128 9-106 4 9 35 140 46 173 6 17-4 57 5 67 44 54 149 83 221 89 74 7 167-22 217-52 31-18 58-24 76-60 7-16 1-42 12-67">
            <text:p/>
          </draw:path>
          <draw:path draw:style-name="gr5" draw:text-style-name="P2" draw:layer="layout" svg:width="1.843cm" svg:height="0.697cm" svg:x="7.313cm" svg:y="1.463cm" svg:viewBox="0 0 1844 698" svg:d="M0 698c17-137 53-414 65-516 4-32 9-98 9-98 0 0-23 69-9 98 15 33 58 79 100 100 52 26 145 46 209 59 57 11 114 12 172 10 60-2 135-12 187-24 42-10 82-28 119-51s82-65 102-89c13-15 18-36 19-57 1-31-10-130-10-130 0 0 13 87 10 130-6 95-47 436-47 437s35-432 46-431c12 1 12 344 21 437 85-3 180-10 247-14-5-50 15-65 38-85 26-24 76-46 119-57 53-14 136-29 194-28 52 1 109 15 152 33 38 16 102 61 101 75 0 14-70 14-105 9-37-5-74-34-114-40-42-7-93-8-138-2-45 5-98 18-134 34-31 13-64 48-83 58-9 5-23 4-30 3">
            <text:p/>
          </draw:path>
          <draw:custom-shape draw:style-name="gr84" draw:text-style-name="P37" draw:layer="layout" svg:width="11.038cm" svg:height="2.425cm" svg:x="1.117cm" svg:y="1.3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38" draw:layer="layout" svg:width="1.803cm" svg:height="0.39cm" draw:transform="rotate (1.5707963267949) translate (11.594cm 3.351cm)">
            <draw:text-box>
              <text:p><text:span text:style-name="T13">MODE - 1</text:span></text:p>
            </draw:text-box>
          </draw:frame>
          <draw:path draw:style-name="gr5" draw:text-style-name="P2" draw:layer="layout" svg:width="0.149cm" svg:height="0.051cm" svg:x="10.225cm" svg:y="3.513cm" svg:viewBox="0 0 150 52" svg:d="M150 13c0-7-6-13-13-13h-125c-7 0-12 6-12 13v26c0 7 5 13 12 13h125c7 0 13-6 13-13z">
            <text:p/>
          </draw:path>
          <draw:path draw:style-name="gr52" draw:text-style-name="P18" draw:layer="layout" svg:width="1.916cm" svg:height="0.898cm" svg:x="4.341cm" svg:y="1.624cm" svg:viewBox="0 0 1917 899" svg:d="M0 134c0-74 60-134 133-134h1652c73 0 132 60 132 134v629c0 75-59 136-132 136h-1652c-73 0-133-61-133-136z">
            <text:p/>
          </draw:path>
          <draw:path draw:style-name="gr52" draw:text-style-name="P18" draw:layer="layout" svg:width="1.916cm" svg:height="0.898cm" svg:x="6.867cm" svg:y="1.624cm" svg:viewBox="0 0 1917 899" svg:d="M0 134c0-74 60-134 134-134h1651c73 0 132 60 132 134v629c0 75-59 136-132 136h-1651c-74 0-134-61-134-136z">
            <text:p/>
          </draw:path>
          <draw:path draw:style-name="gr52" draw:text-style-name="P18" draw:layer="layout" svg:width="1.916cm" svg:height="0.898cm" svg:x="9.393cm" svg:y="1.624cm" svg:viewBox="0 0 1917 899" svg:d="M0 134c0-74 60-134 133-134h1652c73 0 132 60 132 134v629c0 75-59 136-132 136h-1652c-73 0-133-61-133-136z">
            <text:p/>
          </draw:path>
          <draw:path draw:style-name="gr52" draw:text-style-name="P18" draw:layer="layout" svg:width="1.916cm" svg:height="0.898cm" svg:x="1.815cm" svg:y="2.651cm" svg:viewBox="0 0 1917 899" svg:d="M0 134c0-74 60-134 133-134h1652c73 0 132 60 132 134v630c0 75-59 135-132 135h-1652c-73 0-133-60-133-135z">
            <text:p/>
          </draw:path>
          <draw:path draw:style-name="gr52" draw:text-style-name="P18" draw:layer="layout" svg:width="1.916cm" svg:height="0.898cm" svg:x="4.341cm" svg:y="2.651cm" svg:viewBox="0 0 1917 899" svg:d="M0 134c0-74 60-134 133-134h1652c73 0 132 60 132 134v630c0 75-59 135-132 135h-1652c-73 0-133-60-133-135z">
            <text:p/>
          </draw:path>
          <draw:path draw:style-name="gr52" draw:text-style-name="P18" draw:layer="layout" svg:width="1.916cm" svg:height="0.898cm" svg:x="6.867cm" svg:y="2.651cm" svg:viewBox="0 0 1917 899" svg:d="M0 134c0-74 60-134 134-134h1651c73 0 132 60 132 134v630c0 75-59 135-132 135h-1651c-74 0-134-60-134-135z">
            <text:p/>
          </draw:path>
          <draw:path draw:style-name="gr52" draw:text-style-name="P18" draw:layer="layout" svg:width="1.916cm" svg:height="0.898cm" svg:x="9.393cm" svg:y="2.651cm" svg:viewBox="0 0 1917 899" svg:d="M0 134c0-74 60-134 133-134h1652c73 0 132 60 132 134v630c0 75-59 135-132 135h-1652c-73 0-133-60-133-135z">
            <text:p/>
          </draw:path>
          <draw:path draw:style-name="gr52" draw:text-style-name="P18" draw:layer="layout" svg:width="1.916cm" svg:height="0.898cm" svg:x="1.815cm" svg:y="1.624cm" svg:viewBox="0 0 1917 899" svg:d="M0 134c0-74 60-134 133-134h1652c73 0 132 60 132 134v629c0 75-59 136-132 136h-1652c-73 0-133-61-133-136z">
            <text:p/>
          </draw:path>
          <draw:path draw:style-name="gr53" draw:text-style-name="P16" draw:layer="layout" svg:width="0.48cm" svg:height="0.431cm" svg:x="3.918cm" svg:y="1.858cm" svg:viewBox="0 0 481 432" svg:d="M0 94c0-52 42-94 95-94h291c53 0 95 42 95 94v243c0 52-42 95-95 95h-291c-53 0-95-43-95-95z">
            <text:p/>
          </draw:path>
          <draw:path draw:style-name="gr53" draw:text-style-name="P16" draw:layer="layout" svg:width="0.48cm" svg:height="0.431cm" svg:x="3.918cm" svg:y="2.874cm" svg:viewBox="0 0 481 432" svg:d="M0 94c0-52 42-94 95-94h291c53 0 95 42 95 94v243c0 52-42 95-95 95h-291c-53 0-95-43-95-95z">
            <text:p/>
          </draw:path>
          <draw:frame draw:style-name="gr86" draw:text-style-name="P39" draw:layer="layout" svg:width="0.315cm" svg:height="0.378cm" svg:x="3.993cm" svg:y="1.879cm">
            <draw:text-box>
              <text:p text:style-name="P3"><text:span text:style-name="T6">B2</text:span></text:p>
            </draw:text-box>
          </draw:frame>
          <draw:frame draw:style-name="gr86" draw:text-style-name="P39" draw:layer="layout" svg:width="0.315cm" svg:height="0.378cm" svg:x="3.997cm" svg:y="2.907cm">
            <draw:text-box>
              <text:p text:style-name="P3"><text:span text:style-name="T6">B6</text:span></text:p>
            </draw:text-box>
          </draw:frame>
          <draw:path draw:style-name="gr53" draw:text-style-name="P16" draw:layer="layout" svg:width="0.48cm" svg:height="0.431cm" svg:x="1.391cm" svg:y="1.858cm" svg:viewBox="0 0 481 432" svg:d="M0 94c0-52 42-94 95-94h291c53 0 95 42 95 94v243c0 52-42 95-95 95h-291c-53 0-95-43-95-95z">
            <text:p/>
          </draw:path>
          <draw:path draw:style-name="gr53" draw:text-style-name="P16" draw:layer="layout" svg:width="0.48cm" svg:height="0.431cm" svg:x="1.391cm" svg:y="2.874cm" svg:viewBox="0 0 481 432" svg:d="M0 94c0-52 42-94 95-94h291c53 0 95 42 95 94v243c0 52-42 95-95 95h-291c-53 0-95-43-95-95z">
            <text:p/>
          </draw:path>
          <draw:frame draw:style-name="gr86" draw:text-style-name="P39" draw:layer="layout" svg:width="0.315cm" svg:height="0.378cm" svg:x="1.466cm" svg:y="1.879cm">
            <draw:text-box>
              <text:p text:style-name="P3"><text:span text:style-name="T6">B1</text:span></text:p>
            </draw:text-box>
          </draw:frame>
          <draw:frame draw:style-name="gr86" draw:text-style-name="P39" draw:layer="layout" svg:width="0.315cm" svg:height="0.378cm" svg:x="1.47cm" svg:y="2.907cm">
            <draw:text-box>
              <text:p text:style-name="P3"><text:span text:style-name="T6">B5</text:span></text:p>
            </draw:text-box>
          </draw:frame>
          <draw:path draw:style-name="gr53" draw:text-style-name="P16" draw:layer="layout" svg:width="0.48cm" svg:height="0.431cm" svg:x="6.443cm" svg:y="1.858cm" svg:viewBox="0 0 481 432" svg:d="M0 94c0-52 42-94 95-94h291c53 0 95 42 95 94v243c0 52-42 95-95 95h-291c-53 0-95-43-95-95z">
            <text:p/>
          </draw:path>
          <draw:path draw:style-name="gr53" draw:text-style-name="P16" draw:layer="layout" svg:width="0.48cm" svg:height="0.431cm" svg:x="6.443cm" svg:y="2.874cm" svg:viewBox="0 0 481 432" svg:d="M0 94c0-52 42-94 95-94h291c53 0 95 42 95 94v243c0 52-42 95-95 95h-291c-53 0-95-43-95-95z">
            <text:p/>
          </draw:path>
          <draw:frame draw:style-name="gr86" draw:text-style-name="P39" draw:layer="layout" svg:width="0.315cm" svg:height="0.378cm" svg:x="6.518cm" svg:y="1.879cm">
            <draw:text-box>
              <text:p text:style-name="P3"><text:span text:style-name="T6">B3</text:span></text:p>
            </draw:text-box>
          </draw:frame>
          <draw:frame draw:style-name="gr86" draw:text-style-name="P39" draw:layer="layout" svg:width="0.315cm" svg:height="0.378cm" svg:x="6.522cm" svg:y="2.907cm">
            <draw:text-box>
              <text:p text:style-name="P3"><text:span text:style-name="T6">B7</text:span></text:p>
            </draw:text-box>
          </draw:frame>
          <draw:path draw:style-name="gr53" draw:text-style-name="P16" draw:layer="layout" svg:width="0.48cm" svg:height="0.431cm" svg:x="8.975cm" svg:y="1.858cm" svg:viewBox="0 0 481 432" svg:d="M0 94c0-52 42-94 95-94h291c53 0 95 42 95 94v243c0 52-42 95-95 95h-291c-53 0-95-43-95-95z">
            <text:p/>
          </draw:path>
          <draw:path draw:style-name="gr53" draw:text-style-name="P16" draw:layer="layout" svg:width="0.48cm" svg:height="0.431cm" svg:x="8.975cm" svg:y="2.874cm" svg:viewBox="0 0 481 432" svg:d="M0 94c0-52 42-94 95-94h291c53 0 95 42 95 94v243c0 52-42 95-95 95h-291c-53 0-95-43-95-95z">
            <text:p/>
          </draw:path>
          <draw:frame draw:style-name="gr86" draw:text-style-name="P39" draw:layer="layout" svg:width="0.315cm" svg:height="0.378cm" svg:x="9.05cm" svg:y="1.879cm">
            <draw:text-box>
              <text:p text:style-name="P3"><text:span text:style-name="T6">B4</text:span></text:p>
            </draw:text-box>
          </draw:frame>
          <draw:frame draw:style-name="gr86" draw:text-style-name="P39" draw:layer="layout" svg:width="0.315cm" svg:height="0.378cm" svg:x="9.054cm" svg:y="2.907cm">
            <draw:text-box>
              <text:p text:style-name="P3"><text:span text:style-name="T6">B8</text:span></text:p>
            </draw:text-box>
          </draw:frame>
          <draw:frame draw:style-name="gr87" draw:text-style-name="P40" draw:layer="layout" svg:width="1.691cm" svg:height="0.71cm" svg:x="1.934cm" svg:y="1.721cm">
            <draw:text-box>
              <text:p text:style-name="P25"><text:span text:style-name="T12"><text:s text:c="8"/></text:span><text:span text:style-name="T12">N / A</text:span></text:p>
            </draw:text-box>
          </draw:frame>
          <draw:frame draw:style-name="gr87" draw:text-style-name="P40" draw:layer="layout" svg:width="1.691cm" svg:height="0.71cm" svg:x="4.46cm" svg:y="1.721cm">
            <draw:text-box>
              <text:p text:style-name="P25"><text:span text:style-name="T12"><text:s text:c="8"/></text:span><text:span text:style-name="T12">N / A</text:span></text:p>
            </draw:text-box>
          </draw:frame>
          <draw:frame draw:style-name="gr87" draw:text-style-name="P40" draw:layer="layout" svg:width="1.691cm" svg:height="0.71cm" svg:x="1.935cm" svg:y="2.751cm">
            <draw:text-box>
              <text:p text:style-name="P25"><text:span text:style-name="T12"><text:s text:c="8"/></text:span><text:span text:style-name="T12">N / A</text:span></text:p>
            </draw:text-box>
          </draw:frame>
          <draw:frame draw:style-name="gr87" draw:text-style-name="P40" draw:layer="layout" svg:width="1.691cm" svg:height="0.71cm" svg:x="4.455cm" svg:y="2.736cm">
            <draw:text-box>
              <text:p text:style-name="P25"><text:span text:style-name="T12"><text:s text:c="8"/></text:span><text:span text:style-name="T12">N / A</text:span></text:p>
            </draw:text-box>
          </draw:frame>
          <draw:frame draw:style-name="gr87" draw:text-style-name="P40" draw:layer="layout" svg:width="1.691cm" svg:height="0.71cm" svg:x="6.995cm" svg:y="1.721cm">
            <draw:text-box>
              <text:p text:style-name="P25"><text:span text:style-name="T12"><text:s text:c="7"/></text:span><text:span text:style-name="T12">N / A</text:span></text:p>
            </draw:text-box>
          </draw:frame>
          <draw:frame draw:style-name="gr87" draw:text-style-name="P40" draw:layer="layout" svg:width="1.691cm" svg:height="0.71cm" svg:x="6.98cm" svg:y="2.746cm">
            <draw:text-box>
              <text:p text:style-name="P25"><text:span text:style-name="T12"><text:s text:c="7"/></text:span><text:span text:style-name="T12">N / A</text:span></text:p>
            </draw:text-box>
          </draw:frame>
          <draw:frame draw:style-name="gr87" draw:text-style-name="P40" draw:layer="layout" svg:width="1.691cm" svg:height="0.71cm" svg:x="9.531cm" svg:y="2.746cm">
            <draw:text-box>
              <text:p text:style-name="P25"><text:span text:style-name="T12"><text:s text:c="8"/></text:span><text:span text:style-name="T12">N / A</text:span></text:p>
            </draw:text-box>
          </draw:frame>
          <draw:frame draw:style-name="gr87" draw:text-style-name="P40" draw:layer="layout" svg:width="1.691cm" svg:height="0.71cm" svg:x="9.516cm" svg:y="1.721cm">
            <draw:text-box>
              <text:p text:style-name="P25"><text:span text:style-name="T12"><text:s text:c="8"/></text:span><text:span text:style-name="T12">N / A</text:span></text:p>
            </draw:text-box>
          </draw:frame>
        </draw:g>
        <draw:g>
          <draw:path draw:style-name="gr5" draw:text-style-name="P2" draw:layer="layout" svg:width="0.878cm" svg:height="0.4cm" svg:x="7.387cm" svg:y="4.116cm" svg:viewBox="0 0 879 401" svg:d="M130 3c-15 12-46 37-65 57-19 18-41 35-50 60-10 28-22 71-9 104 14 35 52 82 91 108 44 28 112 50 171 61 62 10 130 10 195 4 68-6 157-18 217-42 53-22 105-75 137-102 22-19 48-39 56-67s12-77-9-103c-24-30-115-67-134-78-7-4 18 7 19 15 2 17 4 59-2 81-7 21-19 44-40 52-23 10-56 39-99 55-61 24-139 33-192 35-82 4-191-45-240-67-26-11-48-38-55-67-8-29-1-128 9-106 4 9 35 140 46 173 6 17-4 57 5 67 44 54 149 83 221 89 74 7 167-22 217-52 31-18 58-24 76-60 7-16 1-42 12-67">
            <text:p/>
          </draw:path>
          <draw:path draw:style-name="gr5" draw:text-style-name="P2" draw:layer="layout" svg:width="1.843cm" svg:height="0.697cm" svg:x="7.314cm" svg:y="4.163cm" svg:viewBox="0 0 1844 698" svg:d="M0 698c17-137 53-414 65-516 4-32 9-98 9-98 0 0-23 69-9 98 15 33 58 79 100 100 52 26 145 46 209 59 57 11 114 12 172 10 60-2 135-12 187-24 42-10 82-28 119-51s82-65 102-89c13-15 18-36 19-57 1-31-10-130-10-130 0 0 13 87 10 130-6 95-47 436-47 437s35-432 46-431c12 1 12 344 21 437 85-3 180-10 247-14-5-50 15-65 38-85 26-24 76-46 119-57 53-14 136-29 194-28 52 1 109 15 152 33 38 16 102 61 101 75 0 14-70 14-105 9-37-5-74-34-114-40-42-7-93-8-138-2-45 5-98 18-134 34-31 13-64 48-83 58-9 5-23 4-30 3">
            <text:p/>
          </draw:path>
          <draw:custom-shape draw:style-name="gr88" draw:text-style-name="P41" draw:layer="layout" svg:width="11.038cm" svg:height="2.425cm" svg:x="1.118cm" svg:y="4.0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38" draw:layer="layout" svg:width="1.803cm" svg:height="0.39cm" draw:transform="rotate (1.5707963267949) translate (11.595cm 6.051cm)">
            <draw:text-box>
              <text:p><text:span text:style-name="T13">MODE - 2</text:span></text:p>
            </draw:text-box>
          </draw:frame>
          <draw:path draw:style-name="gr5" draw:text-style-name="P2" draw:layer="layout" svg:width="0.149cm" svg:height="0.051cm" svg:x="10.226cm" svg:y="6.213cm" svg:viewBox="0 0 150 52" svg:d="M150 13c0-7-6-13-13-13h-125c-7 0-12 6-12 13v26c0 7 5 13 12 13h125c7 0 13-6 13-13z">
            <text:p/>
          </draw:path>
          <draw:path draw:style-name="gr52" draw:text-style-name="P18" draw:layer="layout" svg:width="1.916cm" svg:height="0.898cm" svg:x="4.342cm" svg:y="4.324cm" svg:viewBox="0 0 1917 899" svg:d="M0 134c0-74 60-134 133-134h1652c73 0 132 60 132 134v629c0 75-59 136-132 136h-1652c-73 0-133-61-133-136z">
            <text:p/>
          </draw:path>
          <draw:path draw:style-name="gr52" draw:text-style-name="P18" draw:layer="layout" svg:width="1.916cm" svg:height="0.898cm" svg:x="6.868cm" svg:y="4.324cm" svg:viewBox="0 0 1917 899" svg:d="M0 134c0-74 60-134 134-134h1651c73 0 132 60 132 134v629c0 75-59 136-132 136h-1651c-74 0-134-61-134-136z">
            <text:p/>
          </draw:path>
          <draw:path draw:style-name="gr52" draw:text-style-name="P18" draw:layer="layout" svg:width="1.916cm" svg:height="0.898cm" svg:x="9.394cm" svg:y="4.324cm" svg:viewBox="0 0 1917 899" svg:d="M0 134c0-74 60-134 133-134h1652c73 0 132 60 132 134v629c0 75-59 136-132 136h-1652c-73 0-133-61-133-136z">
            <text:p/>
          </draw:path>
          <draw:path draw:style-name="gr52" draw:text-style-name="P18" draw:layer="layout" svg:width="1.916cm" svg:height="0.898cm" svg:x="1.816cm" svg:y="5.351cm" svg:viewBox="0 0 1917 899" svg:d="M0 134c0-74 60-134 133-134h1652c73 0 132 60 132 134v630c0 75-59 135-132 135h-1652c-73 0-133-60-133-135z">
            <text:p/>
          </draw:path>
          <draw:path draw:style-name="gr52" draw:text-style-name="P18" draw:layer="layout" svg:width="1.916cm" svg:height="0.898cm" svg:x="4.342cm" svg:y="5.351cm" svg:viewBox="0 0 1917 899" svg:d="M0 134c0-74 60-134 133-134h1652c73 0 132 60 132 134v630c0 75-59 135-132 135h-1652c-73 0-133-60-133-135z">
            <text:p/>
          </draw:path>
          <draw:path draw:style-name="gr52" draw:text-style-name="P18" draw:layer="layout" svg:width="1.916cm" svg:height="0.898cm" svg:x="6.868cm" svg:y="5.351cm" svg:viewBox="0 0 1917 899" svg:d="M0 134c0-74 60-134 134-134h1651c73 0 132 60 132 134v630c0 75-59 135-132 135h-1651c-74 0-134-60-134-135z">
            <text:p/>
          </draw:path>
          <draw:path draw:style-name="gr52" draw:text-style-name="P18" draw:layer="layout" svg:width="1.916cm" svg:height="0.898cm" svg:x="9.394cm" svg:y="5.351cm" svg:viewBox="0 0 1917 899" svg:d="M0 134c0-74 60-134 133-134h1652c73 0 132 60 132 134v630c0 75-59 135-132 135h-1652c-73 0-133-60-133-135z">
            <text:p/>
          </draw:path>
          <draw:path draw:style-name="gr52" draw:text-style-name="P18" draw:layer="layout" svg:width="1.916cm" svg:height="0.898cm" svg:x="1.816cm" svg:y="4.324cm" svg:viewBox="0 0 1917 899" svg:d="M0 134c0-74 60-134 133-134h1652c73 0 132 60 132 134v629c0 75-59 136-132 136h-1652c-73 0-133-61-133-136z">
            <text:p/>
          </draw:path>
          <draw:path draw:style-name="gr53" draw:text-style-name="P16" draw:layer="layout" svg:width="0.48cm" svg:height="0.431cm" svg:x="3.919cm" svg:y="4.558cm" svg:viewBox="0 0 481 432" svg:d="M0 94c0-52 42-94 95-94h291c53 0 95 42 95 94v243c0 52-42 95-95 95h-291c-53 0-95-43-95-95z">
            <text:p/>
          </draw:path>
          <draw:path draw:style-name="gr53" draw:text-style-name="P16" draw:layer="layout" svg:width="0.48cm" svg:height="0.431cm" svg:x="3.919cm" svg:y="5.574cm" svg:viewBox="0 0 481 432" svg:d="M0 94c0-52 42-94 95-94h291c53 0 95 42 95 94v243c0 52-42 95-95 95h-291c-53 0-95-43-95-95z">
            <text:p/>
          </draw:path>
          <draw:frame draw:style-name="gr86" draw:text-style-name="P39" draw:layer="layout" svg:width="0.315cm" svg:height="0.378cm" svg:x="3.994cm" svg:y="4.579cm">
            <draw:text-box>
              <text:p text:style-name="P3"><text:span text:style-name="T6">B2</text:span></text:p>
            </draw:text-box>
          </draw:frame>
          <draw:frame draw:style-name="gr86" draw:text-style-name="P39" draw:layer="layout" svg:width="0.315cm" svg:height="0.378cm" svg:x="3.998cm" svg:y="5.607cm">
            <draw:text-box>
              <text:p text:style-name="P3"><text:span text:style-name="T6">B6</text:span></text:p>
            </draw:text-box>
          </draw:frame>
          <draw:path draw:style-name="gr53" draw:text-style-name="P16" draw:layer="layout" svg:width="0.48cm" svg:height="0.431cm" svg:x="1.392cm" svg:y="4.558cm" svg:viewBox="0 0 481 432" svg:d="M0 94c0-52 42-94 95-94h291c53 0 95 42 95 94v243c0 52-42 95-95 95h-291c-53 0-95-43-95-95z">
            <text:p/>
          </draw:path>
          <draw:path draw:style-name="gr53" draw:text-style-name="P16" draw:layer="layout" svg:width="0.48cm" svg:height="0.431cm" svg:x="1.392cm" svg:y="5.574cm" svg:viewBox="0 0 481 432" svg:d="M0 94c0-52 42-94 95-94h291c53 0 95 42 95 94v243c0 52-42 95-95 95h-291c-53 0-95-43-95-95z">
            <text:p/>
          </draw:path>
          <draw:frame draw:style-name="gr86" draw:text-style-name="P39" draw:layer="layout" svg:width="0.315cm" svg:height="0.378cm" svg:x="1.467cm" svg:y="4.579cm">
            <draw:text-box>
              <text:p text:style-name="P3"><text:span text:style-name="T6">B1</text:span></text:p>
            </draw:text-box>
          </draw:frame>
          <draw:frame draw:style-name="gr86" draw:text-style-name="P39" draw:layer="layout" svg:width="0.315cm" svg:height="0.378cm" svg:x="1.471cm" svg:y="5.607cm">
            <draw:text-box>
              <text:p text:style-name="P3"><text:span text:style-name="T6">B5</text:span></text:p>
            </draw:text-box>
          </draw:frame>
          <draw:path draw:style-name="gr53" draw:text-style-name="P16" draw:layer="layout" svg:width="0.48cm" svg:height="0.431cm" svg:x="6.444cm" svg:y="4.558cm" svg:viewBox="0 0 481 432" svg:d="M0 94c0-52 42-94 95-94h291c53 0 95 42 95 94v243c0 52-42 95-95 95h-291c-53 0-95-43-95-95z">
            <text:p/>
          </draw:path>
          <draw:path draw:style-name="gr53" draw:text-style-name="P16" draw:layer="layout" svg:width="0.48cm" svg:height="0.431cm" svg:x="6.444cm" svg:y="5.574cm" svg:viewBox="0 0 481 432" svg:d="M0 94c0-52 42-94 95-94h291c53 0 95 42 95 94v243c0 52-42 95-95 95h-291c-53 0-95-43-95-95z">
            <text:p/>
          </draw:path>
          <draw:frame draw:style-name="gr86" draw:text-style-name="P39" draw:layer="layout" svg:width="0.315cm" svg:height="0.378cm" svg:x="6.519cm" svg:y="4.579cm">
            <draw:text-box>
              <text:p text:style-name="P3"><text:span text:style-name="T6">B3</text:span></text:p>
            </draw:text-box>
          </draw:frame>
          <draw:frame draw:style-name="gr86" draw:text-style-name="P39" draw:layer="layout" svg:width="0.315cm" svg:height="0.378cm" svg:x="6.523cm" svg:y="5.607cm">
            <draw:text-box>
              <text:p text:style-name="P3"><text:span text:style-name="T6">B7</text:span></text:p>
            </draw:text-box>
          </draw:frame>
          <draw:path draw:style-name="gr53" draw:text-style-name="P16" draw:layer="layout" svg:width="0.48cm" svg:height="0.431cm" svg:x="8.976cm" svg:y="4.558cm" svg:viewBox="0 0 481 432" svg:d="M0 94c0-52 42-94 95-94h291c53 0 95 42 95 94v243c0 52-42 95-95 95h-291c-53 0-95-43-95-95z">
            <text:p/>
          </draw:path>
          <draw:path draw:style-name="gr53" draw:text-style-name="P16" draw:layer="layout" svg:width="0.48cm" svg:height="0.431cm" svg:x="8.976cm" svg:y="5.574cm" svg:viewBox="0 0 481 432" svg:d="M0 94c0-52 42-94 95-94h291c53 0 95 42 95 94v243c0 52-42 95-95 95h-291c-53 0-95-43-95-95z">
            <text:p/>
          </draw:path>
          <draw:frame draw:style-name="gr86" draw:text-style-name="P39" draw:layer="layout" svg:width="0.315cm" svg:height="0.378cm" svg:x="9.051cm" svg:y="4.579cm">
            <draw:text-box>
              <text:p text:style-name="P3"><text:span text:style-name="T6">B4</text:span></text:p>
            </draw:text-box>
          </draw:frame>
          <draw:frame draw:style-name="gr86" draw:text-style-name="P39" draw:layer="layout" svg:width="0.315cm" svg:height="0.378cm" svg:x="9.055cm" svg:y="5.607cm">
            <draw:text-box>
              <text:p text:style-name="P3"><text:span text:style-name="T6">B8</text:span></text:p>
            </draw:text-box>
          </draw:frame>
          <draw:frame draw:style-name="gr87" draw:text-style-name="P40" draw:layer="layout" svg:width="1.691cm" svg:height="0.71cm" svg:x="1.935cm" svg:y="4.421cm">
            <draw:text-box>
              <text:p text:style-name="P25"><text:span text:style-name="T12"><text:s text:c="8"/></text:span><text:span text:style-name="T12">N / A</text:span></text:p>
            </draw:text-box>
          </draw:frame>
          <draw:frame draw:style-name="gr87" draw:text-style-name="P40" draw:layer="layout" svg:width="1.691cm" svg:height="0.71cm" svg:x="4.461cm" svg:y="4.421cm">
            <draw:text-box>
              <text:p text:style-name="P25"><text:span text:style-name="T12"><text:s text:c="8"/></text:span><text:span text:style-name="T12">N / A</text:span></text:p>
            </draw:text-box>
          </draw:frame>
          <draw:frame draw:style-name="gr87" draw:text-style-name="P40" draw:layer="layout" svg:width="1.691cm" svg:height="0.71cm" svg:x="1.936cm" svg:y="5.451cm">
            <draw:text-box>
              <text:p text:style-name="P25"><text:span text:style-name="T12"><text:s text:c="8"/></text:span><text:span text:style-name="T12">N / A</text:span></text:p>
            </draw:text-box>
          </draw:frame>
          <draw:frame draw:style-name="gr87" draw:text-style-name="P40" draw:layer="layout" svg:width="1.691cm" svg:height="0.71cm" svg:x="4.456cm" svg:y="5.436cm">
            <draw:text-box>
              <text:p text:style-name="P25"><text:span text:style-name="T12"><text:s text:c="8"/></text:span><text:span text:style-name="T12">N / A</text:span></text:p>
            </draw:text-box>
          </draw:frame>
          <draw:frame draw:style-name="gr87" draw:text-style-name="P40" draw:layer="layout" svg:width="1.691cm" svg:height="0.71cm" svg:x="6.996cm" svg:y="4.421cm">
            <draw:text-box>
              <text:p text:style-name="P25"><text:span text:style-name="T12"><text:s text:c="7"/></text:span><text:span text:style-name="T12">N / A</text:span></text:p>
            </draw:text-box>
          </draw:frame>
          <draw:frame draw:style-name="gr87" draw:text-style-name="P40" draw:layer="layout" svg:width="1.691cm" svg:height="0.71cm" svg:x="6.981cm" svg:y="5.446cm">
            <draw:text-box>
              <text:p text:style-name="P25"><text:span text:style-name="T12"><text:s text:c="7"/></text:span><text:span text:style-name="T12">N / A</text:span></text:p>
            </draw:text-box>
          </draw:frame>
          <draw:frame draw:style-name="gr87" draw:text-style-name="P40" draw:layer="layout" svg:width="1.691cm" svg:height="0.71cm" svg:x="9.532cm" svg:y="5.446cm">
            <draw:text-box>
              <text:p text:style-name="P25"><text:span text:style-name="T12"><text:s text:c="8"/></text:span><text:span text:style-name="T12">N / A</text:span></text:p>
            </draw:text-box>
          </draw:frame>
          <draw:frame draw:style-name="gr87" draw:text-style-name="P40" draw:layer="layout" svg:width="1.691cm" svg:height="0.71cm" svg:x="9.517cm" svg:y="4.421cm">
            <draw:text-box>
              <text:p text:style-name="P25"><text:span text:style-name="T12"><text:s text:c="8"/></text:span><text:span text:style-name="T12">N / A</text:span></text:p>
            </draw:text-box>
          </draw:frame>
        </draw:g>
        <draw:frame draw:style-name="gr87" draw:text-style-name="P40" draw:layer="layout" svg:width="1.691cm" svg:height="0.71cm" svg:x="15.593cm" svg:y="6.29cm">
          <draw:text-box>
            <text:p text:style-name="P25"><text:span text:style-name="T12"><text:s text:c="8"/></text:span><text:span text:style-name="T12">N / A</text:span></text:p>
          </draw:text-box>
        </draw:frame>
        <draw:line draw:style-name="gr1" draw:text-style-name="P1" draw:layer="layout" svg:x1="13.255cm" svg:y1="4.97cm" svg:x2="12.955cm" svg:y2="8.27cm">
          <text:p/>
        </draw:line>
        <draw:g>
          <draw:path draw:style-name="gr52" draw:text-style-name="P18" draw:layer="layout" svg:width="1.916cm" svg:height="0.898cm" svg:x="13.499cm" svg:y="3.97cm" svg:viewBox="0 0 1917 899" svg:d="M1917 134c0-74-59-134-133-134h-1652c-72 0-132 60-132 134v630c0 75 60 135 132 135h1652c74 0 133-60 133-135z">
            <text:p/>
          </draw:path>
          <draw:path draw:style-name="gr52" draw:text-style-name="P18" draw:layer="layout" svg:width="1.916cm" svg:height="0.898cm" svg:x="13.495cm" svg:y="5.017cm" svg:viewBox="0 0 1917 899" svg:d="M1917 135c0-73-59-135-132-135h-1653c-72 0-132 62-132 135v630c0 74 60 134 132 134h1653c73 0 132-60 132-134z">
            <text:p/>
          </draw:path>
          <draw:frame draw:style-name="gr87" draw:text-style-name="P40" draw:layer="layout" svg:width="1.691cm" svg:height="0.71cm" svg:x="13.621cm" svg:y="5.136cm">
            <draw:text-box>
              <text:p text:style-name="P25"><text:span text:style-name="T12"><text:s text:c="8"/></text:span><text:span text:style-name="T12">N / A </text:span></text:p>
            </draw:text-box>
          </draw:frame>
          <draw:path draw:style-name="gr53" draw:text-style-name="P16" draw:layer="layout" svg:width="1.278cm" svg:height="0.435cm" svg:x="15.375cm" svg:y="4.2cm" svg:viewBox="0 0 1279 436" svg:d="M1279 96c0-53-112-96-253-96h-776c-138 0-250 43-250 96v245c0 53 112 95 250 95h776c141 0 253-42 253-95z">
            <text:p/>
          </draw:path>
          <draw:frame draw:style-name="gr89" draw:text-style-name="P42" draw:layer="layout" svg:width="1.098cm" svg:height="0.326cm" svg:x="15.469cm" svg:y="4.258cm">
            <draw:text-box>
              <text:p text:style-name="P3"><text:span text:style-name="T14">LIFT COVER</text:span></text:p>
            </draw:text-box>
          </draw:frame>
          <draw:path draw:style-name="gr53" draw:text-style-name="P16" draw:layer="layout" svg:width="0.478cm" svg:height="0.435cm" svg:x="13.128cm" svg:y="4.732cm" svg:viewBox="0 0 479 436" svg:d="M479 96c0-54-42-96-94-96h-290c-52 0-95 42-95 96v244c0 53 43 96 95 96h290c52 0 94-43 94-96z">
            <text:p/>
          </draw:path>
          <draw:frame draw:style-name="gr54" draw:text-style-name="P22" draw:layer="layout" svg:width="0.273cm" svg:height="0.382cm" svg:x="13.233cm" svg:y="4.747cm">
            <draw:text-box>
              <text:p text:style-name="P3"><text:span text:style-name="T6">T1</text:span></text:p>
            </draw:text-box>
          </draw:frame>
          <draw:frame draw:style-name="gr87" draw:text-style-name="P40" draw:layer="layout" svg:width="1.691cm" svg:height="0.71cm" svg:x="13.622cm" svg:y="4.068cm">
            <draw:text-box>
              <text:p text:style-name="P25"><text:span text:style-name="T12"><text:s text:c="8"/></text:span><text:span text:style-name="T12">N / A</text:span></text:p>
            </draw:text-box>
          </draw:frame>
          <draw:path draw:style-name="gr53" draw:text-style-name="P16" draw:layer="layout" svg:width="1.278cm" svg:height="0.435cm" svg:x="15.376cm" svg:y="4.201cm" svg:viewBox="0 0 1279 436" svg:d="M1279 96c0-53-112-96-253-96h-776c-138 0-250 43-250 96v245c0 53 112 95 250 95h776c141 0 253-42 253-95z">
            <text:p/>
          </draw:path>
          <draw:frame draw:style-name="gr89" draw:text-style-name="P42" draw:layer="layout" svg:width="1.098cm" svg:height="0.326cm" svg:x="15.47cm" svg:y="4.259cm">
            <draw:text-box>
              <text:p text:style-name="P3"><text:span text:style-name="T14">LIFT COVER</text:span></text:p>
            </draw:text-box>
          </draw:frame>
          <draw:path draw:style-name="gr53" draw:text-style-name="P16" draw:layer="layout" svg:width="1.278cm" svg:height="0.435cm" svg:x="15.375cm" svg:y="5.248cm" svg:viewBox="0 0 1279 436" svg:d="M1279 96c0-53-112-96-253-96h-776c-138 0-250 43-250 96v245c0 53 112 95 250 95h776c141 0 253-42 253-95z">
            <text:p/>
          </draw:path>
          <draw:frame draw:style-name="gr89" draw:text-style-name="P42" draw:layer="layout" svg:width="1.098cm" svg:height="0.326cm" svg:x="15.469cm" svg:y="5.306cm">
            <draw:text-box>
              <text:p text:style-name="P3"><text:span text:style-name="T14">LIFT COVER</text:span></text:p>
            </draw:text-box>
          </draw:frame>
          <draw:path draw:style-name="gr53" draw:text-style-name="P16" draw:layer="layout" svg:width="1.278cm" svg:height="0.435cm" svg:x="15.376cm" svg:y="5.249cm" svg:viewBox="0 0 1279 436" svg:d="M1279 96c0-53-112-96-253-96h-776c-138 0-250 43-250 96v245c0 53 112 95 250 95h776c141 0 253-42 253-95z">
            <text:p/>
          </draw:path>
          <draw:frame draw:style-name="gr89" draw:text-style-name="P42" draw:layer="layout" svg:width="1.098cm" svg:height="0.326cm" svg:x="15.47cm" svg:y="5.307cm">
            <draw:text-box>
              <text:p text:style-name="P3"><text:span text:style-name="T14">SWITCH UP</text:span></text:p>
            </draw:text-box>
          </draw:frame>
        </draw:g>
        <draw:custom-shape draw:style-name="gr60" draw:text-style-name="P28" draw:layer="layout" svg:width="0.298cm" svg:height="0.606cm" svg:x="0.963cm" svg:y="7.6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28" draw:layer="layout" svg:width="0.298cm" svg:height="0.605cm" svg:x="0.964cm" svg:y="8.72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40" draw:layer="layout" svg:width="1.691cm" svg:height="0.71cm" svg:x="15.594cm" svg:y="7.29cm">
          <draw:text-box>
            <text:p text:style-name="P25"><text:span text:style-name="T12"><text:s text:c="8"/></text:span><text:span text:style-name="T12">N / A</text:span></text:p>
          </draw:text-box>
        </draw:frame>
        <draw:frame draw:style-name="gr87" draw:text-style-name="P40" draw:layer="layout" svg:width="1.691cm" svg:height="0.71cm" svg:x="15.594cm" svg:y="8.62cm">
          <draw:text-box>
            <text:p text:style-name="P25"><text:span text:style-name="T12"><text:s text:c="8"/></text:span><text:span text:style-name="T12">N / A</text:span></text:p>
          </draw:text-box>
        </draw:frame>
        <draw:frame draw:style-name="gr87" draw:text-style-name="P40" draw:layer="layout" svg:width="1.691cm" svg:height="0.71cm" svg:x="15.594cm" svg:y="9.62cm">
          <draw:text-box>
            <text:p text:style-name="P25"><text:span text:style-name="T12"><text:s text:c="8"/></text:span><text:span text:style-name="T12">N / A</text:span></text:p>
          </draw:text-box>
        </draw:frame>
        <draw:frame draw:style-name="gr87" draw:text-style-name="P40" draw:layer="layout" svg:width="1.691cm" svg:height="0.71cm" svg:x="18.724cm" svg:y="9.075cm">
          <draw:text-box>
            <text:p text:style-name="P25"><text:span text:style-name="T12"><text:s text:c="4"/></text:span><text:span text:style-name="T12">MODE 1</text:span></text:p>
          </draw:text-box>
        </draw:frame>
        <draw:frame draw:style-name="gr87" draw:text-style-name="P40" draw:layer="layout" svg:width="1.691cm" svg:height="0.71cm" svg:x="18.725cm" svg:y="10.075cm">
          <draw:text-box>
            <text:p text:style-name="P25"><text:span text:style-name="T12"><text:s text:c="3"/></text:span><text:span text:style-name="T12">MODE 2</text:span></text:p>
          </draw:text-box>
        </draw:frame>
        <draw:frame draw:style-name="gr87" draw:text-style-name="P40" draw:layer="layout" svg:width="1.691cm" svg:height="0.71cm" svg:x="18.726cm" svg:y="11.075cm">
          <draw:text-box>
            <text:p text:style-name="P25"><text:span text:style-name="T12"><text:s text:c="3"/></text:span><text:span text:style-name="T12">MODE 3</text:span></text:p>
          </draw:text-box>
        </draw:frame>
        <draw:frame draw:style-name="gr87" draw:text-style-name="P40" draw:layer="layout" svg:width="1.691cm" svg:height="0.71cm" svg:x="18.727cm" svg:y="12.12cm">
          <draw:text-box>
            <text:p text:style-name="P25"><text:span text:style-name="T12"><text:s text:c="3"/></text:span><text:span text:style-name="T12">MODE 4</text:span></text:p>
          </draw:text-box>
        </draw:frame>
        <draw:frame draw:style-name="gr87" draw:text-style-name="P40" draw:layer="layout" svg:width="1.691cm" svg:height="0.71cm" svg:x="18.728cm" svg:y="13.131cm">
          <draw:text-box>
            <text:p text:style-name="P25"><text:span text:style-name="T12"><text:s text:c="3"/></text:span><text:span text:style-name="T12">MODE 5</text:span></text:p>
          </draw:text-box>
        </draw:frame>
        <draw:line draw:style-name="gr1" draw:text-style-name="P1" draw:layer="layout" svg:x1="18.437cm" svg:y1="9.351cm" svg:x2="18.437cm" svg:y2="13.493cm">
          <text:p/>
        </draw:line>
        <draw:path draw:style-name="gr53" draw:text-style-name="P16" draw:layer="layout" svg:width="0.478cm" svg:height="0.435cm" svg:x="18.186cm" svg:y="9.218cm" svg:viewBox="0 0 479 436" svg:d="M479 97c0-53-42-97-94-97h-291c-51 0-94 44-94 97v244c0 53 43 95 94 95h291c52 0 94-42 94-95z">
          <text:p/>
        </draw:path>
        <draw:path draw:style-name="gr53" draw:text-style-name="P16" draw:layer="layout" svg:width="0.478cm" svg:height="0.435cm" svg:x="18.186cm" svg:y="10.229cm" svg:viewBox="0 0 479 436" svg:d="M479 97c0-54-42-97-94-97h-291c-51 0-94 43-94 97v243c0 54 43 96 94 96h291c52 0 94-42 94-96z">
          <text:p/>
        </draw:path>
        <draw:frame draw:style-name="gr90" draw:text-style-name="P22" draw:layer="layout" svg:width="0.253cm" svg:height="0.382cm" svg:x="18.36cm" svg:y="9.245cm">
          <draw:text-box>
            <text:p text:style-name="P3"><text:span text:style-name="T6">1</text:span></text:p>
          </draw:text-box>
        </draw:frame>
        <draw:path draw:style-name="gr53" draw:text-style-name="P16" draw:layer="layout" svg:width="0.478cm" svg:height="0.435cm" svg:x="18.195cm" svg:y="11.204cm" svg:viewBox="0 0 479 436" svg:d="M479 97c0-55-42-97-94-97h-291c-51 0-94 42-94 97v243c0 53 43 96 94 96h291c52 0 94-43 94-96z">
          <text:p/>
        </draw:path>
        <draw:frame draw:style-name="gr90" draw:text-style-name="P22" draw:layer="layout" svg:width="0.253cm" svg:height="0.382cm" svg:x="18.36cm" svg:y="10.266cm">
          <draw:text-box>
            <text:p text:style-name="P3"><text:span text:style-name="T6">2</text:span></text:p>
          </draw:text-box>
        </draw:frame>
        <draw:path draw:style-name="gr53" draw:text-style-name="P16" draw:layer="layout" svg:width="0.478cm" svg:height="0.435cm" svg:x="18.213cm" svg:y="12.241cm" svg:viewBox="0 0 479 436" svg:d="M479 97c0-54-42-97-94-97h-291c-51 0-94 43-94 97v244c0 53 43 95 94 95h291c52 0 94-42 94-95z">
          <text:p/>
        </draw:path>
        <draw:frame draw:style-name="gr90" draw:text-style-name="P22" draw:layer="layout" svg:width="0.253cm" svg:height="0.382cm" svg:x="18.38cm" svg:y="11.231cm">
          <draw:text-box>
            <text:p text:style-name="P3"><text:span text:style-name="T6">3</text:span></text:p>
          </draw:text-box>
        </draw:frame>
        <draw:path draw:style-name="gr53" draw:text-style-name="P16" draw:layer="layout" svg:width="0.478cm" svg:height="0.435cm" svg:x="18.213cm" svg:y="13.254cm" svg:viewBox="0 0 479 436" svg:d="M479 97c0-54-42-97-94-97h-291c-51 0-94 43-94 97v243c0 54 43 96 94 96h291c52 0 94-42 94-96z">
          <text:p/>
        </draw:path>
        <draw:frame draw:style-name="gr90" draw:text-style-name="P22" draw:layer="layout" svg:width="0.253cm" svg:height="0.382cm" svg:x="18.377cm" svg:y="12.273cm">
          <draw:text-box>
            <text:p text:style-name="P3"><text:span text:style-name="T6">4</text:span></text:p>
          </draw:text-box>
        </draw:frame>
        <draw:frame draw:style-name="gr90" draw:text-style-name="P22" draw:layer="layout" svg:width="0.253cm" svg:height="0.382cm" svg:x="18.367cm" svg:y="13.291cm">
          <draw:text-box>
            <text:p text:style-name="P3"><text:span text:style-name="T6">5</text:span></text:p>
          </draw:text-box>
        </draw:frame>
        <draw:frame draw:style-name="gr87" draw:text-style-name="P40" draw:layer="layout" svg:width="1.691cm" svg:height="0.71cm" svg:x="5.695cm" svg:y="7.542cm">
          <draw:text-box>
            <text:p text:style-name="P25"><text:span text:style-name="T12"><text:s text:c="8"/></text:span><text:span text:style-name="T12">N / A</text:span></text:p>
          </draw:text-box>
        </draw:frame>
        <draw:frame draw:style-name="gr87" draw:text-style-name="P40" draw:layer="layout" svg:width="1.691cm" svg:height="0.71cm" svg:x="3.596cm" svg:y="7.542cm">
          <draw:text-box>
            <text:p text:style-name="P25"><text:span text:style-name="T12"><text:s text:c="8"/></text:span><text:span text:style-name="T12">N / A</text:span></text:p>
          </draw:text-box>
        </draw:frame>
        <draw:frame draw:style-name="gr87" draw:text-style-name="P40" draw:layer="layout" svg:width="1.691cm" svg:height="0.71cm" svg:x="1.497cm" svg:y="7.542cm">
          <draw:text-box>
            <text:p text:style-name="P25"><text:span text:style-name="T12"><text:s text:c="8"/></text:span><text:span text:style-name="T12">N / A</text:span></text:p>
          </draw:text-box>
        </draw:frame>
        <draw:frame draw:style-name="gr87" draw:text-style-name="P40" draw:layer="layout" svg:width="1.691cm" svg:height="0.71cm" svg:x="1.498cm" svg:y="8.642cm">
          <draw:text-box>
            <text:p text:style-name="P25"><text:span text:style-name="T12"><text:s text:c="8"/></text:span><text:span text:style-name="T12">N / A</text:span></text:p>
          </draw:text-box>
        </draw:frame>
        <draw:frame draw:style-name="gr87" draw:text-style-name="P40" draw:layer="layout" svg:width="1.691cm" svg:height="0.71cm" svg:x="3.599cm" svg:y="8.642cm">
          <draw:text-box>
            <text:p text:style-name="P25"><text:span text:style-name="T12"><text:s text:c="8"/></text:span><text:span text:style-name="T12">N / A</text:span></text:p>
          </draw:text-box>
        </draw:frame>
        <draw:frame draw:style-name="gr87" draw:text-style-name="P40" draw:layer="layout" svg:width="1.691cm" svg:height="0.71cm" svg:x="5.7cm" svg:y="8.642cm">
          <draw:text-box>
            <text:p text:style-name="P25"><text:span text:style-name="T12"><text:s text:c="8"/></text:span><text:span text:style-name="T12">N / A</text:span></text:p>
          </draw:text-box>
        </draw:frame>
        <draw:frame draw:style-name="gr87" draw:text-style-name="P40" draw:layer="layout" svg:width="1.691cm" svg:height="0.71cm" svg:x="4.5cm" svg:y="12.142cm">
          <draw:text-box>
            <text:p text:style-name="P25"><text:span text:style-name="T12"><text:s text:c="8"/></text:span><text:span text:style-name="T12">N / A</text:span></text:p>
          </draw:text-box>
        </draw:frame>
        <draw:frame draw:style-name="gr87" draw:text-style-name="P40" draw:layer="layout" svg:width="1.691cm" svg:height="0.71cm" svg:x="5.501cm" svg:y="13.642cm">
          <draw:text-box>
            <text:p text:style-name="P25"><text:span text:style-name="T12"><text:s text:c="8"/></text:span><text:span text:style-name="T12">N / A</text:span></text:p>
          </draw:text-box>
        </draw:frame>
        <draw:frame draw:style-name="gr67" draw:text-style-name="P31" draw:layer="layout" svg:width="1.268cm" svg:height="0.636cm" svg:x="14.927cm" svg:y="13.703cm">
          <draw:text-box>
            <text:p text:style-name="P25"><text:span text:style-name="T11"><text:s text:c="7"/></text:span><text:span text:style-name="T11">N / A</text:span></text:p>
          </draw:text-box>
        </draw:frame>
        <draw:frame draw:style-name="gr67" draw:text-style-name="P31" draw:layer="layout" svg:width="1.268cm" svg:height="0.636cm" svg:x="16.487cm" svg:y="13.703cm">
          <draw:text-box>
            <text:p text:style-name="P25"><text:span text:style-name="T11"><text:s text:c="7"/></text:span><text:span text:style-name="T11">N / A</text:span></text:p>
          </draw:text-box>
        </draw:frame>
        <draw:frame draw:style-name="gr67" draw:text-style-name="P31" draw:layer="layout" svg:width="1.268cm" svg:height="0.636cm" svg:x="11.637cm" svg:y="13.703cm">
          <draw:text-box>
            <text:p text:style-name="P25"><text:span text:style-name="T11"><text:s text:c="7"/></text:span><text:span text:style-name="T11">N / A</text:span></text:p>
          </draw:text-box>
        </draw:frame>
        <draw:frame draw:style-name="gr67" draw:text-style-name="P31" draw:layer="layout" svg:width="1.268cm" svg:height="0.636cm" svg:x="10.067cm" svg:y="13.693cm">
          <draw:text-box>
            <text:p text:style-name="P25"><text:span text:style-name="T11"><text:s text:c="7"/></text:span><text:span text:style-name="T11">N / A</text:span></text:p>
          </draw:text-box>
        </draw:frame>
        <draw:frame draw:style-name="gr67" draw:text-style-name="P31" draw:layer="layout" svg:width="1.268cm" svg:height="0.636cm" svg:x="8.567cm" svg:y="13.703cm">
          <draw:text-box>
            <text:p text:style-name="P25"><text:span text:style-name="T11"><text:s text:c="7"/></text:span><text:span text:style-name="T11">N / A</text:span></text:p>
          </draw:text-box>
        </draw:frame>
        <draw:frame draw:style-name="gr68" draw:text-style-name="P31" draw:layer="layout" svg:width="2.089cm" svg:height="0.389cm" svg:x="12.02cm" svg:y="14.562cm">
          <draw:text-box>
            <text:p text:style-name="P25"><text:span text:style-name="T11"><text:s text:c="15"/></text:span><text:span text:style-name="T11">N / A</text:span></text:p>
          </draw:text-box>
        </draw:frame>
        <draw:frame draw:style-name="gr68" draw:text-style-name="P31" draw:layer="layout" svg:width="2.089cm" svg:height="0.389cm" svg:x="15.281cm" svg:y="14.563cm">
          <draw:text-box>
            <text:p text:style-name="P25"><text:span text:style-name="T11"><text:s text:c="15"/></text:span><text:span text:style-name="T11">N / A</text:span></text:p>
          </draw:text-box>
        </draw:frame>
        <draw:frame draw:style-name="gr87" draw:text-style-name="P40" draw:layer="layout" svg:width="1.691cm" svg:height="0.71cm" svg:x="3.702cm" svg:y="15.718cm">
          <draw:text-box>
            <text:p text:style-name="P25"><text:span text:style-name="T12"><text:s text:c="8"/></text:span><text:span text:style-name="T12">N / A</text:span></text:p>
          </draw:text-box>
        </draw:frame>
        <draw:frame draw:style-name="gr87" draw:text-style-name="P40" draw:layer="layout" svg:width="1.691cm" svg:height="0.71cm" svg:x="5.352cm" svg:y="16.782cm">
          <draw:text-box>
            <text:p text:style-name="P25"><text:span text:style-name="T12"><text:s text:c="8"/></text:span><text:span text:style-name="T12">N / A</text:span></text:p>
          </draw:text-box>
        </draw:frame>
        <draw:frame draw:style-name="gr87" draw:text-style-name="P40" draw:layer="layout" svg:width="1.691cm" svg:height="0.71cm" svg:x="2.153cm" svg:y="16.782cm">
          <draw:text-box>
            <text:p text:style-name="P25"><text:span text:style-name="T12"><text:s text:c="8"/></text:span><text:span text:style-name="T12">N / A</text:span></text:p>
          </draw:text-box>
        </draw:frame>
        <draw:frame draw:style-name="gr87" draw:text-style-name="P40" draw:layer="layout" svg:width="1.691cm" svg:height="0.71cm" svg:x="3.718cm" svg:y="17.834cm">
          <draw:text-box>
            <text:p text:style-name="P25"><text:span text:style-name="T12"><text:s text:c="8"/></text:span><text:span text:style-name="T12">N / A</text:span></text:p>
          </draw:text-box>
        </draw:frame>
        <draw:frame draw:style-name="gr87" draw:text-style-name="P40" draw:layer="layout" svg:width="1.691cm" svg:height="0.71cm" svg:x="3.791cm" svg:y="20.458cm">
          <draw:text-box>
            <text:p text:style-name="P25"><text:span text:style-name="T12"><text:s text:c="8"/></text:span><text:span text:style-name="T12">N / A</text:span></text:p>
          </draw:text-box>
        </draw:frame>
        <draw:frame draw:style-name="gr87" draw:text-style-name="P40" draw:layer="layout" svg:width="1.691cm" svg:height="0.71cm" svg:x="3.793cm" svg:y="22.57cm">
          <draw:text-box>
            <text:p text:style-name="P25"><text:span text:style-name="T12"><text:s text:c="8"/></text:span><text:span text:style-name="T12">N / A</text:span></text:p>
          </draw:text-box>
        </draw:frame>
        <draw:frame draw:style-name="gr87" draw:text-style-name="P40" draw:layer="layout" svg:width="1.691cm" svg:height="0.71cm" svg:x="5.455cm" svg:y="21.534cm">
          <draw:text-box>
            <text:p text:style-name="P25"><text:span text:style-name="T12"><text:s text:c="8"/></text:span><text:span text:style-name="T12">N / A</text:span></text:p>
          </draw:text-box>
        </draw:frame>
        <draw:frame draw:style-name="gr87" draw:text-style-name="P40" draw:layer="layout" svg:width="1.691cm" svg:height="0.71cm" svg:x="2.177cm" svg:y="21.534cm">
          <draw:text-box>
            <text:p text:style-name="P25"><text:span text:style-name="T12"><text:s text:c="8"/></text:span><text:span text:style-name="T12">N / A</text:span></text:p>
          </draw:text-box>
        </draw:frame>
        <draw:frame draw:style-name="gr87" draw:text-style-name="P40" draw:layer="layout" svg:width="1.691cm" svg:height="0.71cm" svg:x="10.668cm" svg:y="20.998cm">
          <draw:text-box>
            <text:p text:style-name="P25"><text:span text:style-name="T12"><text:s text:c="8"/></text:span><text:span text:style-name="T12">N / A</text:span></text:p>
          </draw:text-box>
        </draw:frame>
        <draw:frame draw:style-name="gr87" draw:text-style-name="P40" draw:layer="layout" svg:width="1.691cm" svg:height="0.71cm" svg:x="6.905cm" svg:y="24.298cm">
          <draw:text-box>
            <text:p text:style-name="P25"><text:span text:style-name="T12"><text:s text:c="8"/></text:span><text:span text:style-name="T12">N / A</text:span></text:p>
          </draw:text-box>
        </draw:frame>
        <draw:frame draw:style-name="gr87" draw:text-style-name="P40" draw:layer="layout" svg:width="1.691cm" svg:height="0.71cm" svg:x="10.406cm" svg:y="24.25cm">
          <draw:text-box>
            <text:p text:style-name="P25"><text:span text:style-name="T12"><text:s text:c="8"/></text:span><text:span text:style-name="T12">N / A</text:span></text:p>
          </draw:text-box>
        </draw:frame>
        <draw:frame draw:style-name="gr87" draw:text-style-name="P40" draw:layer="layout" svg:width="1.691cm" svg:height="0.71cm" svg:x="13.62cm" svg:y="24.25cm">
          <draw:text-box>
            <text:p text:style-name="P25"><text:span text:style-name="T12"><text:s text:c="8"/></text:span><text:span text:style-name="T12">N / A</text:span></text:p>
          </draw:text-box>
        </draw:frame>
        <draw:frame draw:style-name="gr87" draw:text-style-name="P40" draw:layer="layout" svg:width="1.691cm" svg:height="0.71cm" svg:x="11.956cm" svg:y="23.198cm">
          <draw:text-box>
            <text:p text:style-name="P25"><text:span text:style-name="T12"><text:s text:c="8"/></text:span><text:span text:style-name="T12">N / A</text:span></text:p>
          </draw:text-box>
        </draw:frame>
        <draw:frame draw:style-name="gr87" draw:text-style-name="P40" draw:layer="layout" svg:width="1.691cm" svg:height="0.71cm" svg:x="11.957cm" svg:y="25.31cm">
          <draw:text-box>
            <text:p text:style-name="P25"><text:span text:style-name="T12"><text:s text:c="8"/></text:span><text:span text:style-name="T12">N / A</text:span></text:p>
          </draw:text-box>
        </draw:frame>
        <draw:frame draw:style-name="gr87" draw:text-style-name="P40" draw:layer="layout" svg:width="1.691cm" svg:height="0.71cm" svg:x="14.531cm" svg:y="20.61cm">
          <draw:text-box>
            <text:p text:style-name="P25"><text:span text:style-name="T12"><text:s text:c="8"/></text:span><text:span text:style-name="T12">N / A</text:span></text:p>
          </draw:text-box>
        </draw:frame>
        <draw:frame draw:style-name="gr87" draw:text-style-name="P40" draw:layer="layout" svg:width="1.691cm" svg:height="0.71cm" svg:x="17.739cm" svg:y="20.61cm">
          <draw:text-box>
            <text:p text:style-name="P25"><text:span text:style-name="T12"><text:s text:c="8"/></text:span><text:span text:style-name="T12">N / A</text:span></text:p>
          </draw:text-box>
        </draw:frame>
        <draw:frame draw:style-name="gr87" draw:text-style-name="P40" draw:layer="layout" svg:width="1.691cm" svg:height="0.71cm" svg:x="16.137cm" svg:y="21.658cm">
          <draw:text-box>
            <text:p text:style-name="P25"><text:span text:style-name="T12"><text:s text:c="8"/></text:span><text:span text:style-name="T12">N / A</text:span></text:p>
          </draw:text-box>
        </draw:frame>
        <draw:frame draw:style-name="gr87" draw:text-style-name="P40" draw:layer="layout" svg:width="1.691cm" svg:height="0.71cm" svg:x="16.138cm" svg:y="19.558cm">
          <draw:text-box>
            <text:p text:style-name="P25"><text:span text:style-name="T12"><text:s text:c="8"/></text:span><text:span text:style-name="T12">N / A</text:span></text:p>
          </draw:text-box>
        </draw:frame>
        <draw:frame draw:style-name="gr87" draw:text-style-name="P40" draw:layer="layout" svg:width="1.691cm" svg:height="0.71cm" svg:x="17.815cm" svg:y="17.946cm">
          <draw:text-box>
            <text:p text:style-name="P25"><text:span text:style-name="T12"><text:s text:c="8"/></text:span><text:span text:style-name="T12">N / A</text:span></text:p>
          </draw:text-box>
        </draw:frame>
        <draw:custom-shape draw:style-name="gr91" draw:text-style-name="P43" draw:layer="layout" svg:width="1.1cm" svg:height="1.1cm" svg:x="4.011cm" svg:y="16.57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92" draw:text-style-name="P43" draw:layer="layout" svg:width="1.1cm" svg:height="1.1cm" svg:x="4.078cm" svg:y="21.338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92" draw:text-style-name="P43" draw:layer="layout" svg:width="1.1cm" svg:height="1.1cm" svg:x="12.279cm" svg:y="24.061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92" draw:text-style-name="P43" draw:layer="layout" svg:width="1.1cm" svg:height="1.1cm" svg:x="16.435cm" svg:y="20.406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82" draw:text-style-name="P36" draw:layer="layout" svg:width="2.161cm" svg:height="0.71cm" svg:x="14.25cm" svg:y="25.852cm">
          <draw:text-box>
            <text:p text:style-name="P35"><text:span text:style-name="T12">FUNCTION</text:span></text:p>
            <text:p text:style-name="P35"><text:span text:style-name="T12">DESCRIPTION</text:span></text:p>
          </draw:text-box>
        </draw:frame>
        <draw:frame draw:style-name="gr82" draw:text-style-name="P36" draw:layer="layout" svg:width="2.161cm" svg:height="0.71cm" svg:x="18.324cm" svg:y="22.252cm">
          <draw:text-box>
            <text:p text:style-name="P35"><text:span text:style-name="T12">FUNCTION</text:span></text:p>
            <text:p text:style-name="P35"><text:span text:style-name="T12">DESCRIP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GothicDemi1" svg:font-family="FranklinGothicDemi"/>
    <style:font-face style:name="FranklinGothicDemi" svg:font-family="FranklinGothicDemi"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12T11:13:58.147000000</dc:date>
    <meta:editing-duration>PT1H37M41S</meta:editing-duration>
    <meta:editing-cycles>20</meta:editing-cycles>
    <meta:generator>LibreOffice/6.2.3.2$Windows_x86 LibreOffice_project/aecc05fe267cc68dde00352a451aa867b3b546ac</meta:generator>
    <meta:print-date>2019-05-11T09:35:33.816000000</meta:print-date>
    <meta:document-statistic meta:object-count="716"/>
  </office:meta>
</office:document-meta>
</file>